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7cm"/>
    </style:style>
    <style:style style:name="co2" style:family="table-column">
      <style:table-column-properties fo:break-before="auto" style:column-width="4.40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3.5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83caff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ulukko1" table:style-name="ta1">
        <table:shapes>
          <draw:frame draw:z-index="0" draw:style-name="gr1" draw:text-style-name="P1" svg:width="28.749cm" svg:height="15.52cm" svg:x="18.554cm" svg:y="8.273cm">
            <draw:object draw:notify-on-update-of-ranges="Taulukko1.E1:Taulukko1.E1 Taulukko1.E2:Taulukko1.E30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Receive time</text:p>
          </table:table-cell>
          <table:table-cell table:style-name="ce1" office:value-type="string" calcext:value-type="string">
            <text:p>Test string</text:p>
          </table:table-cell>
          <table:table-cell table:style-name="ce1" office:value-type="string" calcext:value-type="string">
            <text:p>Transmission time</text:p>
          </table:table-cell>
          <table:table-cell table:style-name="ce1" office:value-type="string" calcext:value-type="string">
            <text:p>Packet ID</text:p>
          </table:table-cell>
          <table:table-cell table:style-name="ce1" office:value-type="string" calcext:value-type="string">
            <text:p>Latency</text:p>
          </table:table-cell>
          <table:table-cell table:number-columns-repeated="2"/>
        </table:table-row>
        <table:table-row table:style-name="ro2">
          <table:table-cell office:value-type="float" office:value="1409874362.71383" calcext:value-type="float">
            <text:p>1409874362,7138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2.07957" calcext:value-type="float">
            <text:p>1409874362,07957</text:p>
          </table:table-cell>
          <table:table-cell office:value-type="float" office:value="7101" calcext:value-type="float">
            <text:p>7101</text:p>
          </table:table-cell>
          <table:table-cell table:formula="of:=[.A2]-[.C2]" office:value-type="float" office:value="0.634259939193726" calcext:value-type="float">
            <text:p>0,6342599392</text:p>
          </table:table-cell>
          <table:table-cell table:number-columns-repeated="2"/>
        </table:table-row>
        <table:table-row table:style-name="ro2">
          <table:table-cell office:value-type="float" office:value="1409874362.90347" calcext:value-type="float">
            <text:p>1409874362,9034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2.26857" calcext:value-type="float">
            <text:p>1409874362,26857</text:p>
          </table:table-cell>
          <table:table-cell office:value-type="float" office:value="7102" calcext:value-type="float">
            <text:p>7102</text:p>
          </table:table-cell>
          <table:table-cell table:formula="of:=[.A3]-[.C3]" office:value-type="float" office:value="0.634900093078613" calcext:value-type="float">
            <text:p>0,6349000931</text:p>
          </table:table-cell>
          <table:table-cell/>
          <table:table-cell office:value-type="string" calcext:value-type="string">
            <text:p>This file contains a small amount of latency test packets, recorded with a rtl2832u/e4000 tuner on Raspberry PI/Linux.</text:p>
          </table:table-cell>
        </table:table-row>
        <table:table-row table:style-name="ro2">
          <table:table-cell office:value-type="float" office:value="1409874363.09172" calcext:value-type="float">
            <text:p>1409874363,0917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2.45755" calcext:value-type="float">
            <text:p>1409874362,45755</text:p>
          </table:table-cell>
          <table:table-cell office:value-type="float" office:value="7103" calcext:value-type="float">
            <text:p>7103</text:p>
          </table:table-cell>
          <table:table-cell table:formula="of:=[.A4]-[.C4]" office:value-type="float" office:value="0.634170055389404" calcext:value-type="float">
            <text:p>0,6341700554</text:p>
          </table:table-cell>
          <table:table-cell table:number-columns-repeated="2"/>
        </table:table-row>
        <table:table-row table:style-name="ro2">
          <table:table-cell office:value-type="float" office:value="1409874363.27974" calcext:value-type="float">
            <text:p>1409874363,2797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2.64652" calcext:value-type="float">
            <text:p>1409874362,64652</text:p>
          </table:table-cell>
          <table:table-cell office:value-type="float" office:value="7104" calcext:value-type="float">
            <text:p>7104</text:p>
          </table:table-cell>
          <table:table-cell table:formula="of:=[.A5]-[.C5]" office:value-type="float" office:value="0.633220195770264" calcext:value-type="float">
            <text:p>0,6332201958</text:p>
          </table:table-cell>
          <table:table-cell table:number-columns-repeated="2"/>
        </table:table-row>
        <table:table-row table:style-name="ro2">
          <table:table-cell office:value-type="float" office:value="1409874363.47088" calcext:value-type="float">
            <text:p>1409874363,4708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2.83556" calcext:value-type="float">
            <text:p>1409874362,83556</text:p>
          </table:table-cell>
          <table:table-cell office:value-type="float" office:value="7105" calcext:value-type="float">
            <text:p>7105</text:p>
          </table:table-cell>
          <table:table-cell table:formula="of:=[.A6]-[.C6]" office:value-type="float" office:value="0.635319948196411" calcext:value-type="float">
            <text:p>0,6353199482</text:p>
          </table:table-cell>
          <table:table-cell table:number-columns-repeated="2"/>
        </table:table-row>
        <table:table-row table:style-name="ro2">
          <table:table-cell office:value-type="float" office:value="1409874363.65905" calcext:value-type="float">
            <text:p>1409874363,6590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3.02457" calcext:value-type="float">
            <text:p>1409874363,02457</text:p>
          </table:table-cell>
          <table:table-cell office:value-type="float" office:value="7106" calcext:value-type="float">
            <text:p>7106</text:p>
          </table:table-cell>
          <table:table-cell table:formula="of:=[.A7]-[.C7]" office:value-type="float" office:value="0.634479999542236" calcext:value-type="float">
            <text:p>0,6344799995</text:p>
          </table:table-cell>
          <table:table-cell table:number-columns-repeated="2"/>
        </table:table-row>
        <table:table-row table:style-name="ro2">
          <table:table-cell office:value-type="float" office:value="1409874363.84713" calcext:value-type="float">
            <text:p>1409874363,8471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3.21355" calcext:value-type="float">
            <text:p>1409874363,21355</text:p>
          </table:table-cell>
          <table:table-cell office:value-type="float" office:value="7107" calcext:value-type="float">
            <text:p>7107</text:p>
          </table:table-cell>
          <table:table-cell table:formula="of:=[.A8]-[.C8]" office:value-type="float" office:value="0.633579969406128" calcext:value-type="float">
            <text:p>0,6335799694</text:p>
          </table:table-cell>
          <table:table-cell table:number-columns-repeated="2"/>
        </table:table-row>
        <table:table-row table:style-name="ro2">
          <table:table-cell office:value-type="float" office:value="1409874364.03977" calcext:value-type="float">
            <text:p>1409874364,0397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3.40255" calcext:value-type="float">
            <text:p>1409874363,40255</text:p>
          </table:table-cell>
          <table:table-cell office:value-type="float" office:value="7108" calcext:value-type="float">
            <text:p>7108</text:p>
          </table:table-cell>
          <table:table-cell table:formula="of:=[.A9]-[.C9]" office:value-type="float" office:value="0.637219905853272" calcext:value-type="float">
            <text:p>0,6372199059</text:p>
          </table:table-cell>
          <table:table-cell table:number-columns-repeated="2"/>
        </table:table-row>
        <table:table-row table:style-name="ro2">
          <table:table-cell office:value-type="float" office:value="1409874364.22641" calcext:value-type="float">
            <text:p>1409874364,2264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3.59151" calcext:value-type="float">
            <text:p>1409874363,59151</text:p>
          </table:table-cell>
          <table:table-cell office:value-type="float" office:value="7109" calcext:value-type="float">
            <text:p>7109</text:p>
          </table:table-cell>
          <table:table-cell table:formula="of:=[.A10]-[.C10]" office:value-type="float" office:value="0.634899854660034" calcext:value-type="float">
            <text:p>0,6348998547</text:p>
          </table:table-cell>
          <table:table-cell table:number-columns-repeated="2"/>
        </table:table-row>
        <table:table-row table:style-name="ro2">
          <table:table-cell office:value-type="float" office:value="1409874364.41463" calcext:value-type="float">
            <text:p>1409874364,4146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3.78054" calcext:value-type="float">
            <text:p>1409874363,78054</text:p>
          </table:table-cell>
          <table:table-cell office:value-type="float" office:value="7110" calcext:value-type="float">
            <text:p>7110</text:p>
          </table:table-cell>
          <table:table-cell table:formula="of:=[.A11]-[.C11]" office:value-type="float" office:value="0.634089946746826" calcext:value-type="float">
            <text:p>0,6340899467</text:p>
          </table:table-cell>
          <table:table-cell table:number-columns-repeated="2"/>
        </table:table-row>
        <table:table-row table:style-name="ro2">
          <table:table-cell office:value-type="float" office:value="1409874364.60125" calcext:value-type="float">
            <text:p>1409874364,6012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3.96945" calcext:value-type="float">
            <text:p>1409874363,96945</text:p>
          </table:table-cell>
          <table:table-cell office:value-type="float" office:value="7111" calcext:value-type="float">
            <text:p>7111</text:p>
          </table:table-cell>
          <table:table-cell table:formula="of:=[.A12]-[.C12]" office:value-type="float" office:value="0.631799936294556" calcext:value-type="float">
            <text:p>0,6317999363</text:p>
          </table:table-cell>
          <table:table-cell table:number-columns-repeated="2"/>
        </table:table-row>
        <table:table-row table:style-name="ro2">
          <table:table-cell office:value-type="float" office:value="1409874364.79088" calcext:value-type="float">
            <text:p>1409874364,7908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4.15755" calcext:value-type="float">
            <text:p>1409874364,15755</text:p>
          </table:table-cell>
          <table:table-cell office:value-type="float" office:value="7112" calcext:value-type="float">
            <text:p>7112</text:p>
          </table:table-cell>
          <table:table-cell table:formula="of:=[.A13]-[.C13]" office:value-type="float" office:value="0.63332986831665" calcext:value-type="float">
            <text:p>0,6333298683</text:p>
          </table:table-cell>
          <table:table-cell table:number-columns-repeated="2"/>
        </table:table-row>
        <table:table-row table:style-name="ro2">
          <table:table-cell office:value-type="float" office:value="1409874364.98206" calcext:value-type="float">
            <text:p>1409874364,9820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4.34655" calcext:value-type="float">
            <text:p>1409874364,34655</text:p>
          </table:table-cell>
          <table:table-cell office:value-type="float" office:value="7113" calcext:value-type="float">
            <text:p>7113</text:p>
          </table:table-cell>
          <table:table-cell table:formula="of:=[.A14]-[.C14]" office:value-type="float" office:value="0.635509967803955" calcext:value-type="float">
            <text:p>0,6355099678</text:p>
          </table:table-cell>
          <table:table-cell table:number-columns-repeated="2"/>
        </table:table-row>
        <table:table-row table:style-name="ro2">
          <table:table-cell office:value-type="float" office:value="1409874365.17022" calcext:value-type="float">
            <text:p>1409874365,1702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4.53557" calcext:value-type="float">
            <text:p>1409874364,53557</text:p>
          </table:table-cell>
          <table:table-cell office:value-type="float" office:value="7114" calcext:value-type="float">
            <text:p>7114</text:p>
          </table:table-cell>
          <table:table-cell table:formula="of:=[.A15]-[.C15]" office:value-type="float" office:value="0.634649991989136" calcext:value-type="float">
            <text:p>0,634649992</text:p>
          </table:table-cell>
          <table:table-cell table:number-columns-repeated="2"/>
        </table:table-row>
        <table:table-row table:style-name="ro2">
          <table:table-cell office:value-type="float" office:value="1409874365.35985" calcext:value-type="float">
            <text:p>1409874365,3598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4.72445" calcext:value-type="float">
            <text:p>1409874364,72445</text:p>
          </table:table-cell>
          <table:table-cell office:value-type="float" office:value="7115" calcext:value-type="float">
            <text:p>7115</text:p>
          </table:table-cell>
          <table:table-cell table:formula="of:=[.A16]-[.C16]" office:value-type="float" office:value="0.63539981842041" calcext:value-type="float">
            <text:p>0,6353998184</text:p>
          </table:table-cell>
          <table:table-cell table:number-columns-repeated="2"/>
        </table:table-row>
        <table:table-row table:style-name="ro2">
          <table:table-cell office:value-type="float" office:value="1409874365.54805" calcext:value-type="float">
            <text:p>1409874365,5480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4.91357" calcext:value-type="float">
            <text:p>1409874364,91357</text:p>
          </table:table-cell>
          <table:table-cell office:value-type="float" office:value="7116" calcext:value-type="float">
            <text:p>7116</text:p>
          </table:table-cell>
          <table:table-cell table:formula="of:=[.A17]-[.C17]" office:value-type="float" office:value="0.634479999542236" calcext:value-type="float">
            <text:p>0,6344799995</text:p>
          </table:table-cell>
          <table:table-cell table:number-columns-repeated="2"/>
        </table:table-row>
        <table:table-row table:style-name="ro2">
          <table:table-cell office:value-type="float" office:value="1409874365.73912" calcext:value-type="float">
            <text:p>1409874365,7391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5.10253" calcext:value-type="float">
            <text:p>1409874365,10253</text:p>
          </table:table-cell>
          <table:table-cell office:value-type="float" office:value="7117" calcext:value-type="float">
            <text:p>7117</text:p>
          </table:table-cell>
          <table:table-cell table:formula="of:=[.A18]-[.C18]" office:value-type="float" office:value="0.636590003967285" calcext:value-type="float">
            <text:p>0,636590004</text:p>
          </table:table-cell>
          <table:table-cell table:number-columns-repeated="2"/>
        </table:table-row>
        <table:table-row table:style-name="ro2">
          <table:table-cell office:value-type="float" office:value="1409874365.92731" calcext:value-type="float">
            <text:p>1409874365,9273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5.29146" calcext:value-type="float">
            <text:p>1409874365,29146</text:p>
          </table:table-cell>
          <table:table-cell office:value-type="float" office:value="7118" calcext:value-type="float">
            <text:p>7118</text:p>
          </table:table-cell>
          <table:table-cell table:formula="of:=[.A19]-[.C19]" office:value-type="float" office:value="0.635849952697754" calcext:value-type="float">
            <text:p>0,6358499527</text:p>
          </table:table-cell>
          <table:table-cell table:number-columns-repeated="2"/>
        </table:table-row>
        <table:table-row table:style-name="ro2">
          <table:table-cell office:value-type="float" office:value="1409874366.11989" calcext:value-type="float">
            <text:p>1409874366,1198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5.48051" calcext:value-type="float">
            <text:p>1409874365,48051</text:p>
          </table:table-cell>
          <table:table-cell office:value-type="float" office:value="7119" calcext:value-type="float">
            <text:p>7119</text:p>
          </table:table-cell>
          <table:table-cell table:formula="of:=[.A20]-[.C20]" office:value-type="float" office:value="0.639379978179932" calcext:value-type="float">
            <text:p>0,6393799782</text:p>
          </table:table-cell>
          <table:table-cell table:number-columns-repeated="2"/>
        </table:table-row>
        <table:table-row table:style-name="ro2">
          <table:table-cell office:value-type="float" office:value="1409874366.30652" calcext:value-type="float">
            <text:p>1409874366,3065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5.66951" calcext:value-type="float">
            <text:p>1409874365,66951</text:p>
          </table:table-cell>
          <table:table-cell office:value-type="float" office:value="7120" calcext:value-type="float">
            <text:p>7120</text:p>
          </table:table-cell>
          <table:table-cell table:formula="of:=[.A21]-[.C21]" office:value-type="float" office:value="0.637010097503662" calcext:value-type="float">
            <text:p>0,6370100975</text:p>
          </table:table-cell>
          <table:table-cell table:number-columns-repeated="2"/>
        </table:table-row>
        <table:table-row table:style-name="ro2">
          <table:table-cell office:value-type="float" office:value="1409874366.49473" calcext:value-type="float">
            <text:p>1409874366,4947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5.85848" calcext:value-type="float">
            <text:p>1409874365,85848</text:p>
          </table:table-cell>
          <table:table-cell office:value-type="float" office:value="7121" calcext:value-type="float">
            <text:p>7121</text:p>
          </table:table-cell>
          <table:table-cell table:formula="of:=[.A22]-[.C22]" office:value-type="float" office:value="0.636250019073486" calcext:value-type="float">
            <text:p>0,6362500191</text:p>
          </table:table-cell>
          <table:table-cell table:number-columns-repeated="2"/>
        </table:table-row>
        <table:table-row table:style-name="ro2">
          <table:table-cell office:value-type="float" office:value="1409874366.68279" calcext:value-type="float">
            <text:p>1409874366,6827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6.0475" calcext:value-type="float">
            <text:p>1409874366,0475</text:p>
          </table:table-cell>
          <table:table-cell office:value-type="float" office:value="7122" calcext:value-type="float">
            <text:p>7122</text:p>
          </table:table-cell>
          <table:table-cell table:formula="of:=[.A23]-[.C23]" office:value-type="float" office:value="0.635290145874023" calcext:value-type="float">
            <text:p>0,6352901459</text:p>
          </table:table-cell>
          <table:table-cell table:number-columns-repeated="2"/>
        </table:table-row>
        <table:table-row table:style-name="ro2">
          <table:table-cell office:value-type="float" office:value="1409874366.86954" calcext:value-type="float">
            <text:p>1409874366,8695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6.2365" calcext:value-type="float">
            <text:p>1409874366,2365</text:p>
          </table:table-cell>
          <table:table-cell office:value-type="float" office:value="7123" calcext:value-type="float">
            <text:p>7123</text:p>
          </table:table-cell>
          <table:table-cell table:formula="of:=[.A24]-[.C24]" office:value-type="float" office:value="0.633039951324463" calcext:value-type="float">
            <text:p>0,6330399513</text:p>
          </table:table-cell>
          <table:table-cell table:number-columns-repeated="2"/>
        </table:table-row>
        <table:table-row table:style-name="ro2">
          <table:table-cell office:value-type="float" office:value="1409874367.05918" calcext:value-type="float">
            <text:p>1409874367,0591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6.42448" calcext:value-type="float">
            <text:p>1409874366,42448</text:p>
          </table:table-cell>
          <table:table-cell office:value-type="float" office:value="7124" calcext:value-type="float">
            <text:p>7124</text:p>
          </table:table-cell>
          <table:table-cell table:formula="of:=[.A25]-[.C25]" office:value-type="float" office:value="0.634700059890747" calcext:value-type="float">
            <text:p>0,6347000599</text:p>
          </table:table-cell>
          <table:table-cell table:number-columns-repeated="2"/>
        </table:table-row>
        <table:table-row table:style-name="ro2">
          <table:table-cell office:value-type="float" office:value="1409874367.2488" calcext:value-type="float">
            <text:p>1409874367,248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6.61348" calcext:value-type="float">
            <text:p>1409874366,61348</text:p>
          </table:table-cell>
          <table:table-cell office:value-type="float" office:value="7125" calcext:value-type="float">
            <text:p>7125</text:p>
          </table:table-cell>
          <table:table-cell table:formula="of:=[.A26]-[.C26]" office:value-type="float" office:value="0.635319948196411" calcext:value-type="float">
            <text:p>0,6353199482</text:p>
          </table:table-cell>
          <table:table-cell table:number-columns-repeated="2"/>
        </table:table-row>
        <table:table-row table:style-name="ro2">
          <table:table-cell office:value-type="float" office:value="1409874367.43846" calcext:value-type="float">
            <text:p>1409874367,4384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6.80249" calcext:value-type="float">
            <text:p>1409874366,80249</text:p>
          </table:table-cell>
          <table:table-cell office:value-type="float" office:value="7126" calcext:value-type="float">
            <text:p>7126</text:p>
          </table:table-cell>
          <table:table-cell table:formula="of:=[.A27]-[.C27]" office:value-type="float" office:value="0.635970115661621" calcext:value-type="float">
            <text:p>0,6359701157</text:p>
          </table:table-cell>
          <table:table-cell table:number-columns-repeated="2"/>
        </table:table-row>
        <table:table-row table:style-name="ro2">
          <table:table-cell office:value-type="float" office:value="1409874367.62801" calcext:value-type="float">
            <text:p>1409874367,6280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6.99147" calcext:value-type="float">
            <text:p>1409874366,99147</text:p>
          </table:table-cell>
          <table:table-cell office:value-type="float" office:value="7127" calcext:value-type="float">
            <text:p>7127</text:p>
          </table:table-cell>
          <table:table-cell table:formula="of:=[.A28]-[.C28]" office:value-type="float" office:value="0.636539936065674" calcext:value-type="float">
            <text:p>0,6365399361</text:p>
          </table:table-cell>
          <table:table-cell table:number-columns-repeated="2"/>
        </table:table-row>
        <table:table-row table:style-name="ro2">
          <table:table-cell office:value-type="float" office:value="1409874367.81927" calcext:value-type="float">
            <text:p>1409874367,8192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7.18051" calcext:value-type="float">
            <text:p>1409874367,18051</text:p>
          </table:table-cell>
          <table:table-cell office:value-type="float" office:value="7128" calcext:value-type="float">
            <text:p>7128</text:p>
          </table:table-cell>
          <table:table-cell table:formula="of:=[.A29]-[.C29]" office:value-type="float" office:value="0.638759851455689" calcext:value-type="float">
            <text:p>0,6387598515</text:p>
          </table:table-cell>
          <table:table-cell table:number-columns-repeated="2"/>
        </table:table-row>
        <table:table-row table:style-name="ro2">
          <table:table-cell office:value-type="float" office:value="1409874368.00437" calcext:value-type="float">
            <text:p>1409874368,0043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7.36946" calcext:value-type="float">
            <text:p>1409874367,36946</text:p>
          </table:table-cell>
          <table:table-cell office:value-type="float" office:value="7129" calcext:value-type="float">
            <text:p>7129</text:p>
          </table:table-cell>
          <table:table-cell table:formula="of:=[.A30]-[.C30]" office:value-type="float" office:value="0.634909868240356" calcext:value-type="float">
            <text:p>0,6349098682</text:p>
          </table:table-cell>
          <table:table-cell table:number-columns-repeated="2"/>
        </table:table-row>
        <table:table-row table:style-name="ro2">
          <table:table-cell office:value-type="float" office:value="1409874368.19403" calcext:value-type="float">
            <text:p>1409874368,1940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7.55849" calcext:value-type="float">
            <text:p>1409874367,55849</text:p>
          </table:table-cell>
          <table:table-cell office:value-type="float" office:value="7130" calcext:value-type="float">
            <text:p>7130</text:p>
          </table:table-cell>
          <table:table-cell table:formula="of:=[.A31]-[.C31]" office:value-type="float" office:value="0.635540008544922" calcext:value-type="float">
            <text:p>0,6355400085</text:p>
          </table:table-cell>
          <table:table-cell table:number-columns-repeated="2"/>
        </table:table-row>
        <table:table-row table:style-name="ro2">
          <table:table-cell office:value-type="float" office:value="1409874368.38214" calcext:value-type="float">
            <text:p>1409874368,3821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7.74752" calcext:value-type="float">
            <text:p>1409874367,74752</text:p>
          </table:table-cell>
          <table:table-cell office:value-type="float" office:value="7131" calcext:value-type="float">
            <text:p>7131</text:p>
          </table:table-cell>
          <table:table-cell table:formula="of:=[.A32]-[.C32]" office:value-type="float" office:value="0.634619951248169" calcext:value-type="float">
            <text:p>0,6346199512</text:p>
          </table:table-cell>
          <table:table-cell table:number-columns-repeated="2"/>
        </table:table-row>
        <table:table-row table:style-name="ro2">
          <table:table-cell office:value-type="float" office:value="1409874368.57177" calcext:value-type="float">
            <text:p>1409874368,5717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7.93655" calcext:value-type="float">
            <text:p>1409874367,93655</text:p>
          </table:table-cell>
          <table:table-cell office:value-type="float" office:value="7132" calcext:value-type="float">
            <text:p>7132</text:p>
          </table:table-cell>
          <table:table-cell table:formula="of:=[.A33]-[.C33]" office:value-type="float" office:value="0.635220050811768" calcext:value-type="float">
            <text:p>0,6352200508</text:p>
          </table:table-cell>
          <table:table-cell table:number-columns-repeated="2"/>
        </table:table-row>
        <table:table-row table:style-name="ro2">
          <table:table-cell office:value-type="float" office:value="1409874368.75852" calcext:value-type="float">
            <text:p>1409874368,7585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8.12555" calcext:value-type="float">
            <text:p>1409874368,12555</text:p>
          </table:table-cell>
          <table:table-cell office:value-type="float" office:value="7133" calcext:value-type="float">
            <text:p>7133</text:p>
          </table:table-cell>
          <table:table-cell table:formula="of:=[.A34]-[.C34]" office:value-type="float" office:value="0.632969856262207" calcext:value-type="float">
            <text:p>0,6329698563</text:p>
          </table:table-cell>
          <table:table-cell table:number-columns-repeated="2"/>
        </table:table-row>
        <table:table-row table:style-name="ro2">
          <table:table-cell office:value-type="float" office:value="1409874368.94662" calcext:value-type="float">
            <text:p>1409874368,9466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8.3145" calcext:value-type="float">
            <text:p>1409874368,3145</text:p>
          </table:table-cell>
          <table:table-cell office:value-type="float" office:value="7134" calcext:value-type="float">
            <text:p>7134</text:p>
          </table:table-cell>
          <table:table-cell table:formula="of:=[.A35]-[.C35]" office:value-type="float" office:value="0.63211989402771" calcext:value-type="float">
            <text:p>0,632119894</text:p>
          </table:table-cell>
          <table:table-cell table:number-columns-repeated="2"/>
        </table:table-row>
        <table:table-row table:style-name="ro2">
          <table:table-cell office:value-type="float" office:value="1409874369.13787" calcext:value-type="float">
            <text:p>1409874369,1378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8.5035" calcext:value-type="float">
            <text:p>1409874368,5035</text:p>
          </table:table-cell>
          <table:table-cell office:value-type="float" office:value="7135" calcext:value-type="float">
            <text:p>7135</text:p>
          </table:table-cell>
          <table:table-cell table:formula="of:=[.A36]-[.C36]" office:value-type="float" office:value="0.634370088577271" calcext:value-type="float">
            <text:p>0,6343700886</text:p>
          </table:table-cell>
          <table:table-cell table:number-columns-repeated="2"/>
        </table:table-row>
        <table:table-row table:style-name="ro2">
          <table:table-cell office:value-type="float" office:value="1409874369.32737" calcext:value-type="float">
            <text:p>1409874369,3273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8.69145" calcext:value-type="float">
            <text:p>1409874368,69145</text:p>
          </table:table-cell>
          <table:table-cell office:value-type="float" office:value="7136" calcext:value-type="float">
            <text:p>7136</text:p>
          </table:table-cell>
          <table:table-cell table:formula="of:=[.A37]-[.C37]" office:value-type="float" office:value="0.635919809341431" calcext:value-type="float">
            <text:p>0,6359198093</text:p>
          </table:table-cell>
          <table:table-cell table:number-columns-repeated="2"/>
        </table:table-row>
        <table:table-row table:style-name="ro2">
          <table:table-cell office:value-type="float" office:value="1409874369.51857" calcext:value-type="float">
            <text:p>1409874369,5185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8.88047" calcext:value-type="float">
            <text:p>1409874368,88047</text:p>
          </table:table-cell>
          <table:table-cell office:value-type="float" office:value="7137" calcext:value-type="float">
            <text:p>7137</text:p>
          </table:table-cell>
          <table:table-cell table:formula="of:=[.A38]-[.C38]" office:value-type="float" office:value="0.638099908828735" calcext:value-type="float">
            <text:p>0,6380999088</text:p>
          </table:table-cell>
          <table:table-cell table:number-columns-repeated="2"/>
        </table:table-row>
        <table:table-row table:style-name="ro2">
          <table:table-cell office:value-type="float" office:value="1409874369.70664" calcext:value-type="float">
            <text:p>1409874369,7066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9.06955" calcext:value-type="float">
            <text:p>1409874369,06955</text:p>
          </table:table-cell>
          <table:table-cell office:value-type="float" office:value="7138" calcext:value-type="float">
            <text:p>7138</text:p>
          </table:table-cell>
          <table:table-cell table:formula="of:=[.A39]-[.C39]" office:value-type="float" office:value="0.637089967727661" calcext:value-type="float">
            <text:p>0,6370899677</text:p>
          </table:table-cell>
          <table:table-cell table:number-columns-repeated="2"/>
        </table:table-row>
        <table:table-row table:style-name="ro2">
          <table:table-cell office:value-type="float" office:value="1409874369.89184" calcext:value-type="float">
            <text:p>1409874369,8918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9.25846" calcext:value-type="float">
            <text:p>1409874369,25846</text:p>
          </table:table-cell>
          <table:table-cell office:value-type="float" office:value="7139" calcext:value-type="float">
            <text:p>7139</text:p>
          </table:table-cell>
          <table:table-cell table:formula="of:=[.A40]-[.C40]" office:value-type="float" office:value="0.633379936218262" calcext:value-type="float">
            <text:p>0,6333799362</text:p>
          </table:table-cell>
          <table:table-cell table:number-columns-repeated="2"/>
        </table:table-row>
        <table:table-row table:style-name="ro2">
          <table:table-cell office:value-type="float" office:value="1409874370.08304" calcext:value-type="float">
            <text:p>1409874370,0830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9.44744" calcext:value-type="float">
            <text:p>1409874369,44744</text:p>
          </table:table-cell>
          <table:table-cell office:value-type="float" office:value="7140" calcext:value-type="float">
            <text:p>7140</text:p>
          </table:table-cell>
          <table:table-cell table:formula="of:=[.A41]-[.C41]" office:value-type="float" office:value="0.635600090026856" calcext:value-type="float">
            <text:p>0,63560009</text:p>
          </table:table-cell>
          <table:table-cell table:number-columns-repeated="2"/>
        </table:table-row>
        <table:table-row table:style-name="ro2">
          <table:table-cell office:value-type="float" office:value="1409874370.2711" calcext:value-type="float">
            <text:p>1409874370,271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9.63655" calcext:value-type="float">
            <text:p>1409874369,63655</text:p>
          </table:table-cell>
          <table:table-cell office:value-type="float" office:value="7141" calcext:value-type="float">
            <text:p>7141</text:p>
          </table:table-cell>
          <table:table-cell table:formula="of:=[.A42]-[.C42]" office:value-type="float" office:value="0.634550094604492" calcext:value-type="float">
            <text:p>0,6345500946</text:p>
          </table:table-cell>
          <table:table-cell table:number-columns-repeated="2"/>
        </table:table-row>
        <table:table-row table:style-name="ro2">
          <table:table-cell office:value-type="float" office:value="1409874370.45938" calcext:value-type="float">
            <text:p>1409874370,4593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69.82554" calcext:value-type="float">
            <text:p>1409874369,82554</text:p>
          </table:table-cell>
          <table:table-cell office:value-type="float" office:value="7142" calcext:value-type="float">
            <text:p>7142</text:p>
          </table:table-cell>
          <table:table-cell table:formula="of:=[.A43]-[.C43]" office:value-type="float" office:value="0.633839845657349" calcext:value-type="float">
            <text:p>0,6338398457</text:p>
          </table:table-cell>
          <table:table-cell table:number-columns-repeated="2"/>
        </table:table-row>
        <table:table-row table:style-name="ro2">
          <table:table-cell office:value-type="float" office:value="1409874370.64892" calcext:value-type="float">
            <text:p>1409874370,6489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0.01454" calcext:value-type="float">
            <text:p>1409874370,01454</text:p>
          </table:table-cell>
          <table:table-cell office:value-type="float" office:value="7143" calcext:value-type="float">
            <text:p>7143</text:p>
          </table:table-cell>
          <table:table-cell table:formula="of:=[.A44]-[.C44]" office:value-type="float" office:value="0.634380102157593" calcext:value-type="float">
            <text:p>0,6343801022</text:p>
          </table:table-cell>
          <table:table-cell table:number-columns-repeated="2"/>
        </table:table-row>
        <table:table-row table:style-name="ro2">
          <table:table-cell office:value-type="float" office:value="1409874370.8385" calcext:value-type="float">
            <text:p>1409874370,838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0.20355" calcext:value-type="float">
            <text:p>1409874370,20355</text:p>
          </table:table-cell>
          <table:table-cell office:value-type="float" office:value="7144" calcext:value-type="float">
            <text:p>7144</text:p>
          </table:table-cell>
          <table:table-cell table:formula="of:=[.A45]-[.C45]" office:value-type="float" office:value="0.634949922561646" calcext:value-type="float">
            <text:p>0,6349499226</text:p>
          </table:table-cell>
          <table:table-cell table:number-columns-repeated="2"/>
        </table:table-row>
        <table:table-row table:style-name="ro2">
          <table:table-cell office:value-type="float" office:value="1409874371.0297" calcext:value-type="float">
            <text:p>1409874371,029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0.39256" calcext:value-type="float">
            <text:p>1409874370,39256</text:p>
          </table:table-cell>
          <table:table-cell office:value-type="float" office:value="7145" calcext:value-type="float">
            <text:p>7145</text:p>
          </table:table-cell>
          <table:table-cell table:formula="of:=[.A46]-[.C46]" office:value-type="float" office:value="0.637140035629272" calcext:value-type="float">
            <text:p>0,6371400356</text:p>
          </table:table-cell>
          <table:table-cell table:number-columns-repeated="2"/>
        </table:table-row>
        <table:table-row table:style-name="ro2">
          <table:table-cell office:value-type="float" office:value="1409874371.21777" calcext:value-type="float">
            <text:p>1409874371,2177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0.58155" calcext:value-type="float">
            <text:p>1409874370,58155</text:p>
          </table:table-cell>
          <table:table-cell office:value-type="float" office:value="7146" calcext:value-type="float">
            <text:p>7146</text:p>
          </table:table-cell>
          <table:table-cell table:formula="of:=[.A47]-[.C47]" office:value-type="float" office:value="0.636220216751099" calcext:value-type="float">
            <text:p>0,6362202168</text:p>
          </table:table-cell>
          <table:table-cell table:number-columns-repeated="2"/>
        </table:table-row>
        <table:table-row table:style-name="ro2">
          <table:table-cell office:value-type="float" office:value="1409874371.40466" calcext:value-type="float">
            <text:p>1409874371,4046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0.77049" calcext:value-type="float">
            <text:p>1409874370,77049</text:p>
          </table:table-cell>
          <table:table-cell office:value-type="float" office:value="7147" calcext:value-type="float">
            <text:p>7147</text:p>
          </table:table-cell>
          <table:table-cell table:formula="of:=[.A48]-[.C48]" office:value-type="float" office:value="0.634170055389404" calcext:value-type="float">
            <text:p>0,6341700554</text:p>
          </table:table-cell>
          <table:table-cell table:number-columns-repeated="2"/>
        </table:table-row>
        <table:table-row table:style-name="ro2">
          <table:table-cell office:value-type="float" office:value="1409874371.59417" calcext:value-type="float">
            <text:p>1409874371,5941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0.95849" calcext:value-type="float">
            <text:p>1409874370,95849</text:p>
          </table:table-cell>
          <table:table-cell office:value-type="float" office:value="7148" calcext:value-type="float">
            <text:p>7148</text:p>
          </table:table-cell>
          <table:table-cell table:formula="of:=[.A49]-[.C49]" office:value-type="float" office:value="0.635680198669434" calcext:value-type="float">
            <text:p>0,6356801987</text:p>
          </table:table-cell>
          <table:table-cell table:number-columns-repeated="2"/>
        </table:table-row>
        <table:table-row table:style-name="ro2">
          <table:table-cell office:value-type="float" office:value="1409874371.78225" calcext:value-type="float">
            <text:p>1409874371,7822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1.14756" calcext:value-type="float">
            <text:p>1409874371,14756</text:p>
          </table:table-cell>
          <table:table-cell office:value-type="float" office:value="7149" calcext:value-type="float">
            <text:p>7149</text:p>
          </table:table-cell>
          <table:table-cell table:formula="of:=[.A50]-[.C50]" office:value-type="float" office:value="0.634690046310425" calcext:value-type="float">
            <text:p>0,6346900463</text:p>
          </table:table-cell>
          <table:table-cell table:number-columns-repeated="2"/>
        </table:table-row>
        <table:table-row table:style-name="ro2">
          <table:table-cell office:value-type="float" office:value="1409874371.97046" calcext:value-type="float">
            <text:p>1409874371,9704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1.33655" calcext:value-type="float">
            <text:p>1409874371,33655</text:p>
          </table:table-cell>
          <table:table-cell office:value-type="float" office:value="7150" calcext:value-type="float">
            <text:p>7150</text:p>
          </table:table-cell>
          <table:table-cell table:formula="of:=[.A51]-[.C51]" office:value-type="float" office:value="0.633909940719605" calcext:value-type="float">
            <text:p>0,6339099407</text:p>
          </table:table-cell>
          <table:table-cell table:number-columns-repeated="2"/>
        </table:table-row>
        <table:table-row table:style-name="ro2">
          <table:table-cell office:value-type="float" office:value="1409874372.16009" calcext:value-type="float">
            <text:p>1409874372,1600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1.52547" calcext:value-type="float">
            <text:p>1409874371,52547</text:p>
          </table:table-cell>
          <table:table-cell office:value-type="float" office:value="7151" calcext:value-type="float">
            <text:p>7151</text:p>
          </table:table-cell>
          <table:table-cell table:formula="of:=[.A52]-[.C52]" office:value-type="float" office:value="0.634619951248169" calcext:value-type="float">
            <text:p>0,6346199512</text:p>
          </table:table-cell>
          <table:table-cell table:number-columns-repeated="2"/>
        </table:table-row>
        <table:table-row table:style-name="ro2">
          <table:table-cell office:value-type="float" office:value="1409874372.34965" calcext:value-type="float">
            <text:p>1409874372,3496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1.71449" calcext:value-type="float">
            <text:p>1409874371,71449</text:p>
          </table:table-cell>
          <table:table-cell office:value-type="float" office:value="7152" calcext:value-type="float">
            <text:p>7152</text:p>
          </table:table-cell>
          <table:table-cell table:formula="of:=[.A53]-[.C53]" office:value-type="float" office:value="0.635159969329834" calcext:value-type="float">
            <text:p>0,6351599693</text:p>
          </table:table-cell>
          <table:table-cell table:number-columns-repeated="2"/>
        </table:table-row>
        <table:table-row table:style-name="ro2">
          <table:table-cell office:value-type="float" office:value="1409874372.53786" calcext:value-type="float">
            <text:p>1409874372,5378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1.90348" calcext:value-type="float">
            <text:p>1409874371,90348</text:p>
          </table:table-cell>
          <table:table-cell office:value-type="float" office:value="7153" calcext:value-type="float">
            <text:p>7153</text:p>
          </table:table-cell>
          <table:table-cell table:formula="of:=[.A54]-[.C54]" office:value-type="float" office:value="0.634379863739014" calcext:value-type="float">
            <text:p>0,6343798637</text:p>
          </table:table-cell>
          <table:table-cell table:number-columns-repeated="2"/>
        </table:table-row>
        <table:table-row table:style-name="ro2">
          <table:table-cell office:value-type="float" office:value="1409874372.72606" calcext:value-type="float">
            <text:p>1409874372,7260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2.09251" calcext:value-type="float">
            <text:p>1409874372,09251</text:p>
          </table:table-cell>
          <table:table-cell office:value-type="float" office:value="7154" calcext:value-type="float">
            <text:p>7154</text:p>
          </table:table-cell>
          <table:table-cell table:formula="of:=[.A55]-[.C55]" office:value-type="float" office:value="0.633549928665161" calcext:value-type="float">
            <text:p>0,6335499287</text:p>
          </table:table-cell>
          <table:table-cell table:number-columns-repeated="2"/>
        </table:table-row>
        <table:table-row table:style-name="ro2">
          <table:table-cell office:value-type="float" office:value="1409874372.91412" calcext:value-type="float">
            <text:p>1409874372,9141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2.2815" calcext:value-type="float">
            <text:p>1409874372,2815</text:p>
          </table:table-cell>
          <table:table-cell office:value-type="float" office:value="7155" calcext:value-type="float">
            <text:p>7155</text:p>
          </table:table-cell>
          <table:table-cell table:formula="of:=[.A56]-[.C56]" office:value-type="float" office:value="0.632619857788086" calcext:value-type="float">
            <text:p>0,6326198578</text:p>
          </table:table-cell>
          <table:table-cell table:number-columns-repeated="2"/>
        </table:table-row>
        <table:table-row table:style-name="ro2">
          <table:table-cell office:value-type="float" office:value="1409874373.10538" calcext:value-type="float">
            <text:p>1409874373,1053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2.47054" calcext:value-type="float">
            <text:p>1409874372,47054</text:p>
          </table:table-cell>
          <table:table-cell office:value-type="float" office:value="7156" calcext:value-type="float">
            <text:p>7156</text:p>
          </table:table-cell>
          <table:table-cell table:formula="of:=[.A57]-[.C57]" office:value-type="float" office:value="0.63484001159668" calcext:value-type="float">
            <text:p>0,6348400116</text:p>
          </table:table-cell>
          <table:table-cell table:number-columns-repeated="2"/>
        </table:table-row>
        <table:table-row table:style-name="ro2">
          <table:table-cell office:value-type="float" office:value="1409874373.29789" calcext:value-type="float">
            <text:p>1409874373,2978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2.65948" calcext:value-type="float">
            <text:p>1409874372,65948</text:p>
          </table:table-cell>
          <table:table-cell office:value-type="float" office:value="7157" calcext:value-type="float">
            <text:p>7157</text:p>
          </table:table-cell>
          <table:table-cell table:formula="of:=[.A58]-[.C58]" office:value-type="float" office:value="0.638409852981567" calcext:value-type="float">
            <text:p>0,638409853</text:p>
          </table:table-cell>
          <table:table-cell table:number-columns-repeated="2"/>
        </table:table-row>
        <table:table-row table:style-name="ro2">
          <table:table-cell office:value-type="float" office:value="1409874373.48323" calcext:value-type="float">
            <text:p>1409874373,4832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2.84855" calcext:value-type="float">
            <text:p>1409874372,84855</text:p>
          </table:table-cell>
          <table:table-cell office:value-type="float" office:value="7158" calcext:value-type="float">
            <text:p>7158</text:p>
          </table:table-cell>
          <table:table-cell table:formula="of:=[.A59]-[.C59]" office:value-type="float" office:value="0.634680032730103" calcext:value-type="float">
            <text:p>0,6346800327</text:p>
          </table:table-cell>
          <table:table-cell table:number-columns-repeated="2"/>
        </table:table-row>
        <table:table-row table:style-name="ro2">
          <table:table-cell office:value-type="float" office:value="1409874373.67117" calcext:value-type="float">
            <text:p>1409874373,6711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3.03755" calcext:value-type="float">
            <text:p>1409874373,03755</text:p>
          </table:table-cell>
          <table:table-cell office:value-type="float" office:value="7159" calcext:value-type="float">
            <text:p>7159</text:p>
          </table:table-cell>
          <table:table-cell table:formula="of:=[.A60]-[.C60]" office:value-type="float" office:value="0.633620023727417" calcext:value-type="float">
            <text:p>0,6336200237</text:p>
          </table:table-cell>
          <table:table-cell table:number-columns-repeated="2"/>
        </table:table-row>
        <table:table-row table:style-name="ro2">
          <table:table-cell office:value-type="float" office:value="1409874373.85941" calcext:value-type="float">
            <text:p>1409874373,8594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3.22554" calcext:value-type="float">
            <text:p>1409874373,22554</text:p>
          </table:table-cell>
          <table:table-cell office:value-type="float" office:value="7160" calcext:value-type="float">
            <text:p>7160</text:p>
          </table:table-cell>
          <table:table-cell table:formula="of:=[.A61]-[.C61]" office:value-type="float" office:value="0.633870124816895" calcext:value-type="float">
            <text:p>0,6338701248</text:p>
          </table:table-cell>
          <table:table-cell table:number-columns-repeated="2"/>
        </table:table-row>
        <table:table-row table:style-name="ro2">
          <table:table-cell office:value-type="float" office:value="1409874374.05055" calcext:value-type="float">
            <text:p>1409874374,0505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3.41454" calcext:value-type="float">
            <text:p>1409874373,41454</text:p>
          </table:table-cell>
          <table:table-cell office:value-type="float" office:value="7161" calcext:value-type="float">
            <text:p>7161</text:p>
          </table:table-cell>
          <table:table-cell table:formula="of:=[.A62]-[.C62]" office:value-type="float" office:value="0.636009931564331" calcext:value-type="float">
            <text:p>0,6360099316</text:p>
          </table:table-cell>
          <table:table-cell table:number-columns-repeated="2"/>
        </table:table-row>
        <table:table-row table:style-name="ro2">
          <table:table-cell office:value-type="float" office:value="1409874374.24019" calcext:value-type="float">
            <text:p>1409874374,2401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3.60348" calcext:value-type="float">
            <text:p>1409874373,60348</text:p>
          </table:table-cell>
          <table:table-cell office:value-type="float" office:value="7162" calcext:value-type="float">
            <text:p>7162</text:p>
          </table:table-cell>
          <table:table-cell table:formula="of:=[.A63]-[.C63]" office:value-type="float" office:value="0.636709928512573" calcext:value-type="float">
            <text:p>0,6367099285</text:p>
          </table:table-cell>
          <table:table-cell table:number-columns-repeated="2"/>
        </table:table-row>
        <table:table-row table:style-name="ro2">
          <table:table-cell office:value-type="float" office:value="1409874374.42683" calcext:value-type="float">
            <text:p>1409874374,4268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3.79245" calcext:value-type="float">
            <text:p>1409874373,79245</text:p>
          </table:table-cell>
          <table:table-cell office:value-type="float" office:value="7163" calcext:value-type="float">
            <text:p>7163</text:p>
          </table:table-cell>
          <table:table-cell table:formula="of:=[.A64]-[.C64]" office:value-type="float" office:value="0.634380102157593" calcext:value-type="float">
            <text:p>0,6343801022</text:p>
          </table:table-cell>
          <table:table-cell table:number-columns-repeated="2"/>
        </table:table-row>
        <table:table-row table:style-name="ro2">
          <table:table-cell office:value-type="float" office:value="1409874374.61801" calcext:value-type="float">
            <text:p>1409874374,6180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3.98147" calcext:value-type="float">
            <text:p>1409874373,98147</text:p>
          </table:table-cell>
          <table:table-cell office:value-type="float" office:value="7164" calcext:value-type="float">
            <text:p>7164</text:p>
          </table:table-cell>
          <table:table-cell table:formula="of:=[.A65]-[.C65]" office:value-type="float" office:value="0.636539936065674" calcext:value-type="float">
            <text:p>0,6365399361</text:p>
          </table:table-cell>
          <table:table-cell table:number-columns-repeated="2"/>
        </table:table-row>
        <table:table-row table:style-name="ro2">
          <table:table-cell office:value-type="float" office:value="1409874374.80317" calcext:value-type="float">
            <text:p>1409874374,8031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4.17045" calcext:value-type="float">
            <text:p>1409874374,17045</text:p>
          </table:table-cell>
          <table:table-cell office:value-type="float" office:value="7165" calcext:value-type="float">
            <text:p>7165</text:p>
          </table:table-cell>
          <table:table-cell table:formula="of:=[.A66]-[.C66]" office:value-type="float" office:value="0.632719993591309" calcext:value-type="float">
            <text:p>0,6327199936</text:p>
          </table:table-cell>
          <table:table-cell table:number-columns-repeated="2"/>
        </table:table-row>
        <table:table-row table:style-name="ro2">
          <table:table-cell office:value-type="float" office:value="1409874374.99867" calcext:value-type="float">
            <text:p>1409874374,9986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4.35949" calcext:value-type="float">
            <text:p>1409874374,35949</text:p>
          </table:table-cell>
          <table:table-cell office:value-type="float" office:value="7166" calcext:value-type="float">
            <text:p>7166</text:p>
          </table:table-cell>
          <table:table-cell table:formula="of:=[.A67]-[.C67]" office:value-type="float" office:value="0.639180183410645" calcext:value-type="float">
            <text:p>0,6391801834</text:p>
          </table:table-cell>
          <table:table-cell table:number-columns-repeated="2"/>
        </table:table-row>
        <table:table-row table:style-name="ro2">
          <table:table-cell office:value-type="float" office:value="1409874375.18388" calcext:value-type="float">
            <text:p>1409874375,1838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4.54847" calcext:value-type="float">
            <text:p>1409874374,54847</text:p>
          </table:table-cell>
          <table:table-cell office:value-type="float" office:value="7167" calcext:value-type="float">
            <text:p>7167</text:p>
          </table:table-cell>
          <table:table-cell table:formula="of:=[.A68]-[.C68]" office:value-type="float" office:value="0.635410070419312" calcext:value-type="float">
            <text:p>0,6354100704</text:p>
          </table:table-cell>
          <table:table-cell table:number-columns-repeated="2"/>
        </table:table-row>
        <table:table-row table:style-name="ro2">
          <table:table-cell office:value-type="float" office:value="1409874375.3735" calcext:value-type="float">
            <text:p>1409874375,373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4.73744" calcext:value-type="float">
            <text:p>1409874374,73744</text:p>
          </table:table-cell>
          <table:table-cell office:value-type="float" office:value="7168" calcext:value-type="float">
            <text:p>7168</text:p>
          </table:table-cell>
          <table:table-cell table:formula="of:=[.A69]-[.C69]" office:value-type="float" office:value="0.636059999465942" calcext:value-type="float">
            <text:p>0,6360599995</text:p>
          </table:table-cell>
          <table:table-cell table:number-columns-repeated="2"/>
        </table:table-row>
        <table:table-row table:style-name="ro2">
          <table:table-cell office:value-type="float" office:value="1409874375.56323" calcext:value-type="float">
            <text:p>1409874375,5632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4.92647" calcext:value-type="float">
            <text:p>1409874374,92647</text:p>
          </table:table-cell>
          <table:table-cell office:value-type="float" office:value="7169" calcext:value-type="float">
            <text:p>7169</text:p>
          </table:table-cell>
          <table:table-cell table:formula="of:=[.A70]-[.C70]" office:value-type="float" office:value="0.636759996414185" calcext:value-type="float">
            <text:p>0,6367599964</text:p>
          </table:table-cell>
          <table:table-cell table:number-columns-repeated="2"/>
        </table:table-row>
        <table:table-row table:style-name="ro2">
          <table:table-cell office:value-type="float" office:value="1409874375.74834" calcext:value-type="float">
            <text:p>1409874375,7483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5.11548" calcext:value-type="float">
            <text:p>1409874375,11548</text:p>
          </table:table-cell>
          <table:table-cell office:value-type="float" office:value="7170" calcext:value-type="float">
            <text:p>7170</text:p>
          </table:table-cell>
          <table:table-cell table:formula="of:=[.A71]-[.C71]" office:value-type="float" office:value="0.632859945297241" calcext:value-type="float">
            <text:p>0,6328599453</text:p>
          </table:table-cell>
          <table:table-cell table:number-columns-repeated="2"/>
        </table:table-row>
        <table:table-row table:style-name="ro2">
          <table:table-cell office:value-type="float" office:value="1409874375.93952" calcext:value-type="float">
            <text:p>1409874375,9395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5.30454" calcext:value-type="float">
            <text:p>1409874375,30454</text:p>
          </table:table-cell>
          <table:table-cell office:value-type="float" office:value="7171" calcext:value-type="float">
            <text:p>7171</text:p>
          </table:table-cell>
          <table:table-cell table:formula="of:=[.A72]-[.C72]" office:value-type="float" office:value="0.634979963302612" calcext:value-type="float">
            <text:p>0,6349799633</text:p>
          </table:table-cell>
          <table:table-cell table:number-columns-repeated="2"/>
        </table:table-row>
        <table:table-row table:style-name="ro2">
          <table:table-cell office:value-type="float" office:value="1409874376.12762" calcext:value-type="float">
            <text:p>1409874376,1276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5.49249" calcext:value-type="float">
            <text:p>1409874375,49249</text:p>
          </table:table-cell>
          <table:table-cell office:value-type="float" office:value="7172" calcext:value-type="float">
            <text:p>7172</text:p>
          </table:table-cell>
          <table:table-cell table:formula="of:=[.A73]-[.C73]" office:value-type="float" office:value="0.635129928588867" calcext:value-type="float">
            <text:p>0,6351299286</text:p>
          </table:table-cell>
          <table:table-cell table:number-columns-repeated="2"/>
        </table:table-row>
        <table:table-row table:style-name="ro2">
          <table:table-cell office:value-type="float" office:value="1409874376.32017" calcext:value-type="float">
            <text:p>1409874376,3201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5.68147" calcext:value-type="float">
            <text:p>1409874375,68147</text:p>
          </table:table-cell>
          <table:table-cell office:value-type="float" office:value="7173" calcext:value-type="float">
            <text:p>7173</text:p>
          </table:table-cell>
          <table:table-cell table:formula="of:=[.A74]-[.C74]" office:value-type="float" office:value="0.638700008392334" calcext:value-type="float">
            <text:p>0,6387000084</text:p>
          </table:table-cell>
          <table:table-cell table:number-columns-repeated="2"/>
        </table:table-row>
        <table:table-row table:style-name="ro2">
          <table:table-cell office:value-type="float" office:value="1409874376.504" calcext:value-type="float">
            <text:p>1409874376,50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5.87047" calcext:value-type="float">
            <text:p>1409874375,87047</text:p>
          </table:table-cell>
          <table:table-cell office:value-type="float" office:value="7174" calcext:value-type="float">
            <text:p>7174</text:p>
          </table:table-cell>
          <table:table-cell table:formula="of:=[.A75]-[.C75]" office:value-type="float" office:value="0.633529901504517" calcext:value-type="float">
            <text:p>0,6335299015</text:p>
          </table:table-cell>
          <table:table-cell table:number-columns-repeated="2"/>
        </table:table-row>
        <table:table-row table:style-name="ro2">
          <table:table-cell office:value-type="float" office:value="1409874376.69357" calcext:value-type="float">
            <text:p>1409874376,6935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6.05952" calcext:value-type="float">
            <text:p>1409874376,05952</text:p>
          </table:table-cell>
          <table:table-cell office:value-type="float" office:value="7175" calcext:value-type="float">
            <text:p>7175</text:p>
          </table:table-cell>
          <table:table-cell table:formula="of:=[.A76]-[.C76]" office:value-type="float" office:value="0.634049892425537" calcext:value-type="float">
            <text:p>0,6340498924</text:p>
          </table:table-cell>
          <table:table-cell table:number-columns-repeated="2"/>
        </table:table-row>
        <table:table-row table:style-name="ro2">
          <table:table-cell office:value-type="float" office:value="1409874376.88467" calcext:value-type="float">
            <text:p>1409874376,8846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6.24842" calcext:value-type="float">
            <text:p>1409874376,24842</text:p>
          </table:table-cell>
          <table:table-cell office:value-type="float" office:value="7176" calcext:value-type="float">
            <text:p>7176</text:p>
          </table:table-cell>
          <table:table-cell table:formula="of:=[.A77]-[.C77]" office:value-type="float" office:value="0.636250019073486" calcext:value-type="float">
            <text:p>0,6362500191</text:p>
          </table:table-cell>
          <table:table-cell table:number-columns-repeated="2"/>
        </table:table-row>
        <table:table-row table:style-name="ro2">
          <table:table-cell office:value-type="float" office:value="1409874377.07437" calcext:value-type="float">
            <text:p>1409874377,0743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6.43744" calcext:value-type="float">
            <text:p>1409874376,43744</text:p>
          </table:table-cell>
          <table:table-cell office:value-type="float" office:value="7177" calcext:value-type="float">
            <text:p>7177</text:p>
          </table:table-cell>
          <table:table-cell table:formula="of:=[.A78]-[.C78]" office:value-type="float" office:value="0.636929988861084" calcext:value-type="float">
            <text:p>0,6369299889</text:p>
          </table:table-cell>
          <table:table-cell table:number-columns-repeated="2"/>
        </table:table-row>
        <table:table-row table:style-name="ro2">
          <table:table-cell office:value-type="float" office:value="1409874377.26106" calcext:value-type="float">
            <text:p>1409874377,2610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6.62653" calcext:value-type="float">
            <text:p>1409874376,62653</text:p>
          </table:table-cell>
          <table:table-cell office:value-type="float" office:value="7178" calcext:value-type="float">
            <text:p>7178</text:p>
          </table:table-cell>
          <table:table-cell table:formula="of:=[.A79]-[.C79]" office:value-type="float" office:value="0.634530067443848" calcext:value-type="float">
            <text:p>0,6345300674</text:p>
          </table:table-cell>
          <table:table-cell table:number-columns-repeated="2"/>
        </table:table-row>
        <table:table-row table:style-name="ro2">
          <table:table-cell office:value-type="float" office:value="1409874377.45215" calcext:value-type="float">
            <text:p>1409874377,4521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6.81551" calcext:value-type="float">
            <text:p>1409874376,81551</text:p>
          </table:table-cell>
          <table:table-cell office:value-type="float" office:value="7179" calcext:value-type="float">
            <text:p>7179</text:p>
          </table:table-cell>
          <table:table-cell table:formula="of:=[.A80]-[.C80]" office:value-type="float" office:value="0.636640071868897" calcext:value-type="float">
            <text:p>0,6366400719</text:p>
          </table:table-cell>
          <table:table-cell table:number-columns-repeated="2"/>
        </table:table-row>
        <table:table-row table:style-name="ro2">
          <table:table-cell office:value-type="float" office:value="1409874377.63875" calcext:value-type="float">
            <text:p>1409874377,6387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7.00452" calcext:value-type="float">
            <text:p>1409874377,00452</text:p>
          </table:table-cell>
          <table:table-cell office:value-type="float" office:value="7180" calcext:value-type="float">
            <text:p>7180</text:p>
          </table:table-cell>
          <table:table-cell table:formula="of:=[.A81]-[.C81]" office:value-type="float" office:value="0.634230136871338" calcext:value-type="float">
            <text:p>0,6342301369</text:p>
          </table:table-cell>
          <table:table-cell table:number-columns-repeated="2"/>
        </table:table-row>
        <table:table-row table:style-name="ro2">
          <table:table-cell office:value-type="float" office:value="1409874377.8299" calcext:value-type="float">
            <text:p>1409874377,829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7.19353" calcext:value-type="float">
            <text:p>1409874377,19353</text:p>
          </table:table-cell>
          <table:table-cell office:value-type="float" office:value="7181" calcext:value-type="float">
            <text:p>7181</text:p>
          </table:table-cell>
          <table:table-cell table:formula="of:=[.A82]-[.C82]" office:value-type="float" office:value="0.636369943618774" calcext:value-type="float">
            <text:p>0,6363699436</text:p>
          </table:table-cell>
          <table:table-cell table:number-columns-repeated="2"/>
        </table:table-row>
        <table:table-row table:style-name="ro2">
          <table:table-cell office:value-type="float" office:value="1409874378.01652" calcext:value-type="float">
            <text:p>1409874378,0165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7.38254" calcext:value-type="float">
            <text:p>1409874377,38254</text:p>
          </table:table-cell>
          <table:table-cell office:value-type="float" office:value="7182" calcext:value-type="float">
            <text:p>7182</text:p>
          </table:table-cell>
          <table:table-cell table:formula="of:=[.A83]-[.C83]" office:value-type="float" office:value="0.63398003578186" calcext:value-type="float">
            <text:p>0,6339800358</text:p>
          </table:table-cell>
          <table:table-cell table:number-columns-repeated="2"/>
        </table:table-row>
        <table:table-row table:style-name="ro2">
          <table:table-cell office:value-type="float" office:value="1409874378.20473" calcext:value-type="float">
            <text:p>1409874378,2047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7.57155" calcext:value-type="float">
            <text:p>1409874377,57155</text:p>
          </table:table-cell>
          <table:table-cell office:value-type="float" office:value="7183" calcext:value-type="float">
            <text:p>7183</text:p>
          </table:table-cell>
          <table:table-cell table:formula="of:=[.A84]-[.C84]" office:value-type="float" office:value="0.633180141448975" calcext:value-type="float">
            <text:p>0,6331801414</text:p>
          </table:table-cell>
          <table:table-cell table:number-columns-repeated="2"/>
        </table:table-row>
        <table:table-row table:style-name="ro2">
          <table:table-cell office:value-type="float" office:value="1409874378.39879" calcext:value-type="float">
            <text:p>1409874378,3987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7.75947" calcext:value-type="float">
            <text:p>1409874377,75947</text:p>
          </table:table-cell>
          <table:table-cell office:value-type="float" office:value="7184" calcext:value-type="float">
            <text:p>7184</text:p>
          </table:table-cell>
          <table:table-cell table:formula="of:=[.A85]-[.C85]" office:value-type="float" office:value="0.639319896697998" calcext:value-type="float">
            <text:p>0,6393198967</text:p>
          </table:table-cell>
          <table:table-cell table:number-columns-repeated="2"/>
        </table:table-row>
        <table:table-row table:style-name="ro2">
          <table:table-cell office:value-type="float" office:value="1409874378.58256" calcext:value-type="float">
            <text:p>1409874378,5825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7.94845" calcext:value-type="float">
            <text:p>1409874377,94845</text:p>
          </table:table-cell>
          <table:table-cell office:value-type="float" office:value="7185" calcext:value-type="float">
            <text:p>7185</text:p>
          </table:table-cell>
          <table:table-cell table:formula="of:=[.A86]-[.C86]" office:value-type="float" office:value="0.634109973907471" calcext:value-type="float">
            <text:p>0,6341099739</text:p>
          </table:table-cell>
          <table:table-cell table:number-columns-repeated="2"/>
        </table:table-row>
        <table:table-row table:style-name="ro2">
          <table:table-cell office:value-type="float" office:value="1409874378.77219" calcext:value-type="float">
            <text:p>1409874378,7721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8.13744" calcext:value-type="float">
            <text:p>1409874378,13744</text:p>
          </table:table-cell>
          <table:table-cell office:value-type="float" office:value="7186" calcext:value-type="float">
            <text:p>7186</text:p>
          </table:table-cell>
          <table:table-cell table:formula="of:=[.A87]-[.C87]" office:value-type="float" office:value="0.634750127792358" calcext:value-type="float">
            <text:p>0,6347501278</text:p>
          </table:table-cell>
          <table:table-cell table:number-columns-repeated="2"/>
        </table:table-row>
        <table:table-row table:style-name="ro2">
          <table:table-cell office:value-type="float" office:value="1409874378.95882" calcext:value-type="float">
            <text:p>1409874378,9588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8.3265" calcext:value-type="float">
            <text:p>1409874378,3265</text:p>
          </table:table-cell>
          <table:table-cell office:value-type="float" office:value="7187" calcext:value-type="float">
            <text:p>7187</text:p>
          </table:table-cell>
          <table:table-cell table:formula="of:=[.A88]-[.C88]" office:value-type="float" office:value="0.632320165634155" calcext:value-type="float">
            <text:p>0,6323201656</text:p>
          </table:table-cell>
          <table:table-cell table:number-columns-repeated="2"/>
        </table:table-row>
        <table:table-row table:style-name="ro2">
          <table:table-cell office:value-type="float" office:value="1409874379.1514" calcext:value-type="float">
            <text:p>1409874379,151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8.51543" calcext:value-type="float">
            <text:p>1409874378,51543</text:p>
          </table:table-cell>
          <table:table-cell office:value-type="float" office:value="7188" calcext:value-type="float">
            <text:p>7188</text:p>
          </table:table-cell>
          <table:table-cell table:formula="of:=[.A89]-[.C89]" office:value-type="float" office:value="0.635970115661621" calcext:value-type="float">
            <text:p>0,6359701157</text:p>
          </table:table-cell>
          <table:table-cell table:number-columns-repeated="2"/>
        </table:table-row>
        <table:table-row table:style-name="ro2">
          <table:table-cell office:value-type="float" office:value="1409874379.33809" calcext:value-type="float">
            <text:p>1409874379,3380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8.70444" calcext:value-type="float">
            <text:p>1409874378,70444</text:p>
          </table:table-cell>
          <table:table-cell office:value-type="float" office:value="7189" calcext:value-type="float">
            <text:p>7189</text:p>
          </table:table-cell>
          <table:table-cell table:formula="of:=[.A90]-[.C90]" office:value-type="float" office:value="0.633649826049805" calcext:value-type="float">
            <text:p>0,633649826</text:p>
          </table:table-cell>
          <table:table-cell table:number-columns-repeated="2"/>
        </table:table-row>
        <table:table-row table:style-name="ro2">
          <table:table-cell office:value-type="float" office:value="1409874379.52629" calcext:value-type="float">
            <text:p>1409874379,5262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8.89344" calcext:value-type="float">
            <text:p>1409874378,89344</text:p>
          </table:table-cell>
          <table:table-cell office:value-type="float" office:value="7190" calcext:value-type="float">
            <text:p>7190</text:p>
          </table:table-cell>
          <table:table-cell table:formula="of:=[.A91]-[.C91]" office:value-type="float" office:value="0.632849931716919" calcext:value-type="float">
            <text:p>0,6328499317</text:p>
          </table:table-cell>
          <table:table-cell table:number-columns-repeated="2"/>
        </table:table-row>
        <table:table-row table:style-name="ro2">
          <table:table-cell office:value-type="float" office:value="1409874379.71886" calcext:value-type="float">
            <text:p>1409874379,7188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9.08249" calcext:value-type="float">
            <text:p>1409874379,08249</text:p>
          </table:table-cell>
          <table:table-cell office:value-type="float" office:value="7191" calcext:value-type="float">
            <text:p>7191</text:p>
          </table:table-cell>
          <table:table-cell table:formula="of:=[.A92]-[.C92]" office:value-type="float" office:value="0.636369943618774" calcext:value-type="float">
            <text:p>0,6363699436</text:p>
          </table:table-cell>
          <table:table-cell table:number-columns-repeated="2"/>
        </table:table-row>
        <table:table-row table:style-name="ro2">
          <table:table-cell office:value-type="float" office:value="1409874379.90712" calcext:value-type="float">
            <text:p>1409874379,9071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9.27145" calcext:value-type="float">
            <text:p>1409874379,27145</text:p>
          </table:table-cell>
          <table:table-cell office:value-type="float" office:value="7192" calcext:value-type="float">
            <text:p>7192</text:p>
          </table:table-cell>
          <table:table-cell table:formula="of:=[.A93]-[.C93]" office:value-type="float" office:value="0.635669946670532" calcext:value-type="float">
            <text:p>0,6356699467</text:p>
          </table:table-cell>
          <table:table-cell table:number-columns-repeated="2"/>
        </table:table-row>
        <table:table-row table:style-name="ro2">
          <table:table-cell office:value-type="float" office:value="1409874380.09515" calcext:value-type="float">
            <text:p>1409874380,0951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9.4605" calcext:value-type="float">
            <text:p>1409874379,4605</text:p>
          </table:table-cell>
          <table:table-cell office:value-type="float" office:value="7193" calcext:value-type="float">
            <text:p>7193</text:p>
          </table:table-cell>
          <table:table-cell table:formula="of:=[.A94]-[.C94]" office:value-type="float" office:value="0.634649991989136" calcext:value-type="float">
            <text:p>0,634649992</text:p>
          </table:table-cell>
          <table:table-cell table:number-columns-repeated="2"/>
        </table:table-row>
        <table:table-row table:style-name="ro2">
          <table:table-cell office:value-type="float" office:value="1409874380.28477" calcext:value-type="float">
            <text:p>1409874380,2847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9.6496" calcext:value-type="float">
            <text:p>1409874379,6496</text:p>
          </table:table-cell>
          <table:table-cell office:value-type="float" office:value="7194" calcext:value-type="float">
            <text:p>7194</text:p>
          </table:table-cell>
          <table:table-cell table:formula="of:=[.A95]-[.C95]" office:value-type="float" office:value="0.635169982910156" calcext:value-type="float">
            <text:p>0,6351699829</text:p>
          </table:table-cell>
          <table:table-cell table:number-columns-repeated="2"/>
        </table:table-row>
        <table:table-row table:style-name="ro2">
          <table:table-cell office:value-type="float" office:value="1409874380.47295" calcext:value-type="float">
            <text:p>1409874380,4729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79.83851" calcext:value-type="float">
            <text:p>1409874379,83851</text:p>
          </table:table-cell>
          <table:table-cell office:value-type="float" office:value="7195" calcext:value-type="float">
            <text:p>7195</text:p>
          </table:table-cell>
          <table:table-cell table:formula="of:=[.A96]-[.C96]" office:value-type="float" office:value="0.634439945220947" calcext:value-type="float">
            <text:p>0,6344399452</text:p>
          </table:table-cell>
          <table:table-cell table:number-columns-repeated="2"/>
        </table:table-row>
        <table:table-row table:style-name="ro2">
          <table:table-cell office:value-type="float" office:value="1409874380.66117" calcext:value-type="float">
            <text:p>1409874380,6611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0.02645" calcext:value-type="float">
            <text:p>1409874380,02645</text:p>
          </table:table-cell>
          <table:table-cell office:value-type="float" office:value="7196" calcext:value-type="float">
            <text:p>7196</text:p>
          </table:table-cell>
          <table:table-cell table:formula="of:=[.A97]-[.C97]" office:value-type="float" office:value="0.634720087051392" calcext:value-type="float">
            <text:p>0,6347200871</text:p>
          </table:table-cell>
          <table:table-cell table:number-columns-repeated="2"/>
        </table:table-row>
        <table:table-row table:style-name="ro2">
          <table:table-cell office:value-type="float" office:value="1409874380.85072" calcext:value-type="float">
            <text:p>1409874380,8507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0.21546" calcext:value-type="float">
            <text:p>1409874380,21546</text:p>
          </table:table-cell>
          <table:table-cell office:value-type="float" office:value="7197" calcext:value-type="float">
            <text:p>7197</text:p>
          </table:table-cell>
          <table:table-cell table:formula="of:=[.A98]-[.C98]" office:value-type="float" office:value="0.635259866714478" calcext:value-type="float">
            <text:p>0,6352598667</text:p>
          </table:table-cell>
          <table:table-cell table:number-columns-repeated="2"/>
        </table:table-row>
        <table:table-row table:style-name="ro2">
          <table:table-cell office:value-type="float" office:value="1409874381.04037" calcext:value-type="float">
            <text:p>1409874381,0403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0.40441" calcext:value-type="float">
            <text:p>1409874380,40441</text:p>
          </table:table-cell>
          <table:table-cell office:value-type="float" office:value="7198" calcext:value-type="float">
            <text:p>7198</text:p>
          </table:table-cell>
          <table:table-cell table:formula="of:=[.A99]-[.C99]" office:value-type="float" office:value="0.635960102081299" calcext:value-type="float">
            <text:p>0,6359601021</text:p>
          </table:table-cell>
          <table:table-cell table:number-columns-repeated="2"/>
        </table:table-row>
        <table:table-row table:style-name="ro2">
          <table:table-cell office:value-type="float" office:value="1409874381.22706" calcext:value-type="float">
            <text:p>1409874381,2270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0.59352" calcext:value-type="float">
            <text:p>1409874380,59352</text:p>
          </table:table-cell>
          <table:table-cell office:value-type="float" office:value="7199" calcext:value-type="float">
            <text:p>7199</text:p>
          </table:table-cell>
          <table:table-cell table:formula="of:=[.A100]-[.C100]" office:value-type="float" office:value="0.633540153503418" calcext:value-type="float">
            <text:p>0,6335401535</text:p>
          </table:table-cell>
          <table:table-cell table:number-columns-repeated="2"/>
        </table:table-row>
        <table:table-row table:style-name="ro2">
          <table:table-cell office:value-type="float" office:value="1409874381.41823" calcext:value-type="float">
            <text:p>1409874381,4182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0.78251" calcext:value-type="float">
            <text:p>1409874380,78251</text:p>
          </table:table-cell>
          <table:table-cell office:value-type="float" office:value="7200" calcext:value-type="float">
            <text:p>7200</text:p>
          </table:table-cell>
          <table:table-cell table:formula="of:=[.A101]-[.C101]" office:value-type="float" office:value="0.635720014572144" calcext:value-type="float">
            <text:p>0,6357200146</text:p>
          </table:table-cell>
          <table:table-cell table:number-columns-repeated="2"/>
        </table:table-row>
        <table:table-row table:style-name="ro2">
          <table:table-cell office:value-type="float" office:value="1409874381.60784" calcext:value-type="float">
            <text:p>1409874381,6078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0.97151" calcext:value-type="float">
            <text:p>1409874380,97151</text:p>
          </table:table-cell>
          <table:table-cell office:value-type="float" office:value="7201" calcext:value-type="float">
            <text:p>7201</text:p>
          </table:table-cell>
          <table:table-cell table:formula="of:=[.A102]-[.C102]" office:value-type="float" office:value="0.636330127716064" calcext:value-type="float">
            <text:p>0,6363301277</text:p>
          </table:table-cell>
          <table:table-cell table:number-columns-repeated="2"/>
        </table:table-row>
        <table:table-row table:style-name="ro2">
          <table:table-cell office:value-type="float" office:value="1409874381.79885" calcext:value-type="float">
            <text:p>1409874381,7988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1.16049" calcext:value-type="float">
            <text:p>1409874381,16049</text:p>
          </table:table-cell>
          <table:table-cell office:value-type="float" office:value="7202" calcext:value-type="float">
            <text:p>7202</text:p>
          </table:table-cell>
          <table:table-cell table:formula="of:=[.A103]-[.C103]" office:value-type="float" office:value="0.638360023498535" calcext:value-type="float">
            <text:p>0,6383600235</text:p>
          </table:table-cell>
          <table:table-cell table:number-columns-repeated="2"/>
        </table:table-row>
        <table:table-row table:style-name="ro2">
          <table:table-cell office:value-type="float" office:value="1409874381.98266" calcext:value-type="float">
            <text:p>1409874381,9826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1.34951" calcext:value-type="float">
            <text:p>1409874381,34951</text:p>
          </table:table-cell>
          <table:table-cell office:value-type="float" office:value="7203" calcext:value-type="float">
            <text:p>7203</text:p>
          </table:table-cell>
          <table:table-cell table:formula="of:=[.A104]-[.C104]" office:value-type="float" office:value="0.633150100708008" calcext:value-type="float">
            <text:p>0,6331501007</text:p>
          </table:table-cell>
          <table:table-cell table:number-columns-repeated="2"/>
        </table:table-row>
        <table:table-row table:style-name="ro2">
          <table:table-cell office:value-type="float" office:value="1409874382.1723" calcext:value-type="float">
            <text:p>1409874382,172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1.5385" calcext:value-type="float">
            <text:p>1409874381,5385</text:p>
          </table:table-cell>
          <table:table-cell office:value-type="float" office:value="7204" calcext:value-type="float">
            <text:p>7204</text:p>
          </table:table-cell>
          <table:table-cell table:formula="of:=[.A105]-[.C105]" office:value-type="float" office:value="0.633800029754639" calcext:value-type="float">
            <text:p>0,6338000298</text:p>
          </table:table-cell>
          <table:table-cell table:number-columns-repeated="2"/>
        </table:table-row>
        <table:table-row table:style-name="ro2">
          <table:table-cell office:value-type="float" office:value="1409874382.36187" calcext:value-type="float">
            <text:p>1409874382,3618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1.72745" calcext:value-type="float">
            <text:p>1409874381,72745</text:p>
          </table:table-cell>
          <table:table-cell office:value-type="float" office:value="7205" calcext:value-type="float">
            <text:p>7205</text:p>
          </table:table-cell>
          <table:table-cell table:formula="of:=[.A106]-[.C106]" office:value-type="float" office:value="0.634420156478882" calcext:value-type="float">
            <text:p>0,6344201565</text:p>
          </table:table-cell>
          <table:table-cell table:number-columns-repeated="2"/>
        </table:table-row>
        <table:table-row table:style-name="ro2">
          <table:table-cell office:value-type="float" office:value="1409874382.5501" calcext:value-type="float">
            <text:p>1409874382,550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1.91644" calcext:value-type="float">
            <text:p>1409874381,91644</text:p>
          </table:table-cell>
          <table:table-cell office:value-type="float" office:value="7206" calcext:value-type="float">
            <text:p>7206</text:p>
          </table:table-cell>
          <table:table-cell table:formula="of:=[.A107]-[.C107]" office:value-type="float" office:value="0.633660078048706" calcext:value-type="float">
            <text:p>0,633660078</text:p>
          </table:table-cell>
          <table:table-cell table:number-columns-repeated="2"/>
        </table:table-row>
        <table:table-row table:style-name="ro2">
          <table:table-cell office:value-type="float" office:value="1409874382.73815" calcext:value-type="float">
            <text:p>1409874382,7381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2.10552" calcext:value-type="float">
            <text:p>1409874382,10552</text:p>
          </table:table-cell>
          <table:table-cell office:value-type="float" office:value="7207" calcext:value-type="float">
            <text:p>7207</text:p>
          </table:table-cell>
          <table:table-cell table:formula="of:=[.A108]-[.C108]" office:value-type="float" office:value="0.632629871368408" calcext:value-type="float">
            <text:p>0,6326298714</text:p>
          </table:table-cell>
          <table:table-cell table:number-columns-repeated="2"/>
        </table:table-row>
        <table:table-row table:style-name="ro2">
          <table:table-cell office:value-type="float" office:value="1409874382.93085" calcext:value-type="float">
            <text:p>1409874382,9308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2.29348" calcext:value-type="float">
            <text:p>1409874382,29348</text:p>
          </table:table-cell>
          <table:table-cell office:value-type="float" office:value="7208" calcext:value-type="float">
            <text:p>7208</text:p>
          </table:table-cell>
          <table:table-cell table:formula="of:=[.A109]-[.C109]" office:value-type="float" office:value="0.637370109558106" calcext:value-type="float">
            <text:p>0,6373701096</text:p>
          </table:table-cell>
          <table:table-cell table:number-columns-repeated="2"/>
        </table:table-row>
        <table:table-row table:style-name="ro2">
          <table:table-cell office:value-type="float" office:value="1409874383.11898" calcext:value-type="float">
            <text:p>1409874383,1189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2.48245" calcext:value-type="float">
            <text:p>1409874382,48245</text:p>
          </table:table-cell>
          <table:table-cell office:value-type="float" office:value="7209" calcext:value-type="float">
            <text:p>7209</text:p>
          </table:table-cell>
          <table:table-cell table:formula="of:=[.A110]-[.C110]" office:value-type="float" office:value="0.636529922485352" calcext:value-type="float">
            <text:p>0,6365299225</text:p>
          </table:table-cell>
          <table:table-cell table:number-columns-repeated="2"/>
        </table:table-row>
        <table:table-row table:style-name="ro2">
          <table:table-cell office:value-type="float" office:value="1409874383.30858" calcext:value-type="float">
            <text:p>1409874383,3085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2.67142" calcext:value-type="float">
            <text:p>1409874382,67142</text:p>
          </table:table-cell>
          <table:table-cell office:value-type="float" office:value="7210" calcext:value-type="float">
            <text:p>7210</text:p>
          </table:table-cell>
          <table:table-cell table:formula="of:=[.A111]-[.C111]" office:value-type="float" office:value="0.637159824371338" calcext:value-type="float">
            <text:p>0,6371598244</text:p>
          </table:table-cell>
          <table:table-cell table:number-columns-repeated="2"/>
        </table:table-row>
        <table:table-row table:style-name="ro2">
          <table:table-cell office:value-type="float" office:value="1409874383.49674" calcext:value-type="float">
            <text:p>1409874383,4967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2.86048" calcext:value-type="float">
            <text:p>1409874382,86048</text:p>
          </table:table-cell>
          <table:table-cell office:value-type="float" office:value="7211" calcext:value-type="float">
            <text:p>7211</text:p>
          </table:table-cell>
          <table:table-cell table:formula="of:=[.A112]-[.C112]" office:value-type="float" office:value="0.636260032653809" calcext:value-type="float">
            <text:p>0,6362600327</text:p>
          </table:table-cell>
          <table:table-cell table:number-columns-repeated="2"/>
        </table:table-row>
        <table:table-row table:style-name="ro2">
          <table:table-cell office:value-type="float" office:value="1409874383.68484" calcext:value-type="float">
            <text:p>1409874383,6848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3.04949" calcext:value-type="float">
            <text:p>1409874383,04949</text:p>
          </table:table-cell>
          <table:table-cell office:value-type="float" office:value="7212" calcext:value-type="float">
            <text:p>7212</text:p>
          </table:table-cell>
          <table:table-cell table:formula="of:=[.A113]-[.C113]" office:value-type="float" office:value="0.635349988937378" calcext:value-type="float">
            <text:p>0,6353499889</text:p>
          </table:table-cell>
          <table:table-cell table:number-columns-repeated="2"/>
        </table:table-row>
        <table:table-row table:style-name="ro2">
          <table:table-cell office:value-type="float" office:value="1409874383.87458" calcext:value-type="float">
            <text:p>1409874383,8745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3.23849" calcext:value-type="float">
            <text:p>1409874383,23849</text:p>
          </table:table-cell>
          <table:table-cell office:value-type="float" office:value="7213" calcext:value-type="float">
            <text:p>7213</text:p>
          </table:table-cell>
          <table:table-cell table:formula="of:=[.A114]-[.C114]" office:value-type="float" office:value="0.63608980178833" calcext:value-type="float">
            <text:p>0,6360898018</text:p>
          </table:table-cell>
          <table:table-cell table:number-columns-repeated="2"/>
        </table:table-row>
        <table:table-row table:style-name="ro2">
          <table:table-cell office:value-type="float" office:value="1409874384.06266" calcext:value-type="float">
            <text:p>1409874384,0626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3.42744" calcext:value-type="float">
            <text:p>1409874383,42744</text:p>
          </table:table-cell>
          <table:table-cell office:value-type="float" office:value="7214" calcext:value-type="float">
            <text:p>7214</text:p>
          </table:table-cell>
          <table:table-cell table:formula="of:=[.A115]-[.C115]" office:value-type="float" office:value="0.635220050811768" calcext:value-type="float">
            <text:p>0,6352200508</text:p>
          </table:table-cell>
          <table:table-cell table:number-columns-repeated="2"/>
        </table:table-row>
        <table:table-row table:style-name="ro2">
          <table:table-cell office:value-type="float" office:value="1409874384.25091" calcext:value-type="float">
            <text:p>1409874384,2509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3.61651" calcext:value-type="float">
            <text:p>1409874383,61651</text:p>
          </table:table-cell>
          <table:table-cell office:value-type="float" office:value="7215" calcext:value-type="float">
            <text:p>7215</text:p>
          </table:table-cell>
          <table:table-cell table:formula="of:=[.A116]-[.C116]" office:value-type="float" office:value="0.634400129318237" calcext:value-type="float">
            <text:p>0,6344001293</text:p>
          </table:table-cell>
          <table:table-cell table:number-columns-repeated="2"/>
        </table:table-row>
        <table:table-row table:style-name="ro2">
          <table:table-cell office:value-type="float" office:value="1409874384.44047" calcext:value-type="float">
            <text:p>1409874384,4404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3.80548" calcext:value-type="float">
            <text:p>1409874383,80548</text:p>
          </table:table-cell>
          <table:table-cell office:value-type="float" office:value="7216" calcext:value-type="float">
            <text:p>7216</text:p>
          </table:table-cell>
          <table:table-cell table:formula="of:=[.A117]-[.C117]" office:value-type="float" office:value="0.634989976882935" calcext:value-type="float">
            <text:p>0,6349899769</text:p>
          </table:table-cell>
          <table:table-cell table:number-columns-repeated="2"/>
        </table:table-row>
        <table:table-row table:style-name="ro2">
          <table:table-cell office:value-type="float" office:value="1409874384.63013" calcext:value-type="float">
            <text:p>1409874384,6301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3.9945" calcext:value-type="float">
            <text:p>1409874383,9945</text:p>
          </table:table-cell>
          <table:table-cell office:value-type="float" office:value="7217" calcext:value-type="float">
            <text:p>7217</text:p>
          </table:table-cell>
          <table:table-cell table:formula="of:=[.A118]-[.C118]" office:value-type="float" office:value="0.635630130767822" calcext:value-type="float">
            <text:p>0,6356301308</text:p>
          </table:table-cell>
          <table:table-cell table:number-columns-repeated="2"/>
        </table:table-row>
        <table:table-row table:style-name="ro2">
          <table:table-cell office:value-type="float" office:value="1409874384.81831" calcext:value-type="float">
            <text:p>1409874384,8183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4.18349" calcext:value-type="float">
            <text:p>1409874384,18349</text:p>
          </table:table-cell>
          <table:table-cell office:value-type="float" office:value="7218" calcext:value-type="float">
            <text:p>7218</text:p>
          </table:table-cell>
          <table:table-cell table:formula="of:=[.A119]-[.C119]" office:value-type="float" office:value="0.634819984436035" calcext:value-type="float">
            <text:p>0,6348199844</text:p>
          </table:table-cell>
          <table:table-cell table:number-columns-repeated="2"/>
        </table:table-row>
        <table:table-row table:style-name="ro2">
          <table:table-cell office:value-type="float" office:value="1409874385.00652" calcext:value-type="float">
            <text:p>1409874385,0065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4.3725" calcext:value-type="float">
            <text:p>1409874384,3725</text:p>
          </table:table-cell>
          <table:table-cell office:value-type="float" office:value="7219" calcext:value-type="float">
            <text:p>7219</text:p>
          </table:table-cell>
          <table:table-cell table:formula="of:=[.A120]-[.C120]" office:value-type="float" office:value="0.634020090103149" calcext:value-type="float">
            <text:p>0,6340200901</text:p>
          </table:table-cell>
          <table:table-cell table:number-columns-repeated="2"/>
        </table:table-row>
        <table:table-row table:style-name="ro2">
          <table:table-cell office:value-type="float" office:value="1409874385.19475" calcext:value-type="float">
            <text:p>1409874385,1947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4.56045" calcext:value-type="float">
            <text:p>1409874384,56045</text:p>
          </table:table-cell>
          <table:table-cell office:value-type="float" office:value="7220" calcext:value-type="float">
            <text:p>7220</text:p>
          </table:table-cell>
          <table:table-cell table:formula="of:=[.A121]-[.C121]" office:value-type="float" office:value="0.634299993515015" calcext:value-type="float">
            <text:p>0,6342999935</text:p>
          </table:table-cell>
          <table:table-cell table:number-columns-repeated="2"/>
        </table:table-row>
        <table:table-row table:style-name="ro2">
          <table:table-cell office:value-type="float" office:value="1409874385.38573" calcext:value-type="float">
            <text:p>1409874385,3857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4.74945" calcext:value-type="float">
            <text:p>1409874384,74945</text:p>
          </table:table-cell>
          <table:table-cell office:value-type="float" office:value="7221" calcext:value-type="float">
            <text:p>7221</text:p>
          </table:table-cell>
          <table:table-cell table:formula="of:=[.A122]-[.C122]" office:value-type="float" office:value="0.636280059814453" calcext:value-type="float">
            <text:p>0,6362800598</text:p>
          </table:table-cell>
          <table:table-cell table:number-columns-repeated="2"/>
        </table:table-row>
        <table:table-row table:style-name="ro2">
          <table:table-cell office:value-type="float" office:value="1409874385.57834" calcext:value-type="float">
            <text:p>1409874385,5783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4.9385" calcext:value-type="float">
            <text:p>1409874384,9385</text:p>
          </table:table-cell>
          <table:table-cell office:value-type="float" office:value="7222" calcext:value-type="float">
            <text:p>7222</text:p>
          </table:table-cell>
          <table:table-cell table:formula="of:=[.A123]-[.C123]" office:value-type="float" office:value="0.639840126037598" calcext:value-type="float">
            <text:p>0,639840126</text:p>
          </table:table-cell>
          <table:table-cell table:number-columns-repeated="2"/>
        </table:table-row>
        <table:table-row table:style-name="ro2">
          <table:table-cell office:value-type="float" office:value="1409874385.76354" calcext:value-type="float">
            <text:p>1409874385,7635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5.12749" calcext:value-type="float">
            <text:p>1409874385,12749</text:p>
          </table:table-cell>
          <table:table-cell office:value-type="float" office:value="7223" calcext:value-type="float">
            <text:p>7223</text:p>
          </table:table-cell>
          <table:table-cell table:formula="of:=[.A124]-[.C124]" office:value-type="float" office:value="0.63604998588562" calcext:value-type="float">
            <text:p>0,6360499859</text:p>
          </table:table-cell>
          <table:table-cell table:number-columns-repeated="2"/>
        </table:table-row>
        <table:table-row table:style-name="ro2">
          <table:table-cell office:value-type="float" office:value="1409874385.95318" calcext:value-type="float">
            <text:p>1409874385,9531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5.31644" calcext:value-type="float">
            <text:p>1409874385,31644</text:p>
          </table:table-cell>
          <table:table-cell office:value-type="float" office:value="7224" calcext:value-type="float">
            <text:p>7224</text:p>
          </table:table-cell>
          <table:table-cell table:formula="of:=[.A125]-[.C125]" office:value-type="float" office:value="0.63673996925354" calcext:value-type="float">
            <text:p>0,6367399693</text:p>
          </table:table-cell>
          <table:table-cell table:number-columns-repeated="2"/>
        </table:table-row>
        <table:table-row table:style-name="ro2">
          <table:table-cell office:value-type="float" office:value="1409874386.13983" calcext:value-type="float">
            <text:p>1409874386,1398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5.50548" calcext:value-type="float">
            <text:p>1409874385,50548</text:p>
          </table:table-cell>
          <table:table-cell office:value-type="float" office:value="7225" calcext:value-type="float">
            <text:p>7225</text:p>
          </table:table-cell>
          <table:table-cell table:formula="of:=[.A126]-[.C126]" office:value-type="float" office:value="0.634350061416626" calcext:value-type="float">
            <text:p>0,6343500614</text:p>
          </table:table-cell>
          <table:table-cell table:number-columns-repeated="2"/>
        </table:table-row>
        <table:table-row table:style-name="ro2">
          <table:table-cell office:value-type="float" office:value="1409874386.3309" calcext:value-type="float">
            <text:p>1409874386,330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5.69443" calcext:value-type="float">
            <text:p>1409874385,69443</text:p>
          </table:table-cell>
          <table:table-cell office:value-type="float" office:value="7226" calcext:value-type="float">
            <text:p>7226</text:p>
          </table:table-cell>
          <table:table-cell table:formula="of:=[.A127]-[.C127]" office:value-type="float" office:value="0.636469841003418" calcext:value-type="float">
            <text:p>0,636469841</text:p>
          </table:table-cell>
          <table:table-cell table:number-columns-repeated="2"/>
        </table:table-row>
        <table:table-row table:style-name="ro2">
          <table:table-cell office:value-type="float" office:value="1409874386.51903" calcext:value-type="float">
            <text:p>1409874386,5190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5.88343" calcext:value-type="float">
            <text:p>1409874385,88343</text:p>
          </table:table-cell>
          <table:table-cell office:value-type="float" office:value="7227" calcext:value-type="float">
            <text:p>7227</text:p>
          </table:table-cell>
          <table:table-cell table:formula="of:=[.A128]-[.C128]" office:value-type="float" office:value="0.635600090026856" calcext:value-type="float">
            <text:p>0,63560009</text:p>
          </table:table-cell>
          <table:table-cell table:number-columns-repeated="2"/>
        </table:table-row>
        <table:table-row table:style-name="ro2">
          <table:table-cell office:value-type="float" office:value="1409874386.71023" calcext:value-type="float">
            <text:p>1409874386,7102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6.0725" calcext:value-type="float">
            <text:p>1409874386,0725</text:p>
          </table:table-cell>
          <table:table-cell office:value-type="float" office:value="7228" calcext:value-type="float">
            <text:p>7228</text:p>
          </table:table-cell>
          <table:table-cell table:formula="of:=[.A129]-[.C129]" office:value-type="float" office:value="0.637730121612549" calcext:value-type="float">
            <text:p>0,6377301216</text:p>
          </table:table-cell>
          <table:table-cell table:number-columns-repeated="2"/>
        </table:table-row>
        <table:table-row table:style-name="ro2">
          <table:table-cell office:value-type="float" office:value="1409874386.89686" calcext:value-type="float">
            <text:p>1409874386,8968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6.26143" calcext:value-type="float">
            <text:p>1409874386,26143</text:p>
          </table:table-cell>
          <table:table-cell office:value-type="float" office:value="7229" calcext:value-type="float">
            <text:p>7229</text:p>
          </table:table-cell>
          <table:table-cell table:formula="of:=[.A130]-[.C130]" office:value-type="float" office:value="0.635429859161377" calcext:value-type="float">
            <text:p>0,6354298592</text:p>
          </table:table-cell>
          <table:table-cell table:number-columns-repeated="2"/>
        </table:table-row>
        <table:table-row table:style-name="ro2">
          <table:table-cell office:value-type="float" office:value="1409874387.0865" calcext:value-type="float">
            <text:p>1409874387,086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6.45045" calcext:value-type="float">
            <text:p>1409874386,45045</text:p>
          </table:table-cell>
          <table:table-cell office:value-type="float" office:value="7230" calcext:value-type="float">
            <text:p>7230</text:p>
          </table:table-cell>
          <table:table-cell table:formula="of:=[.A131]-[.C131]" office:value-type="float" office:value="0.63604998588562" calcext:value-type="float">
            <text:p>0,6360499859</text:p>
          </table:table-cell>
          <table:table-cell table:number-columns-repeated="2"/>
        </table:table-row>
        <table:table-row table:style-name="ro2">
          <table:table-cell office:value-type="float" office:value="1409874387.27314" calcext:value-type="float">
            <text:p>1409874387,2731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6.63944" calcext:value-type="float">
            <text:p>1409874386,63944</text:p>
          </table:table-cell>
          <table:table-cell office:value-type="float" office:value="7231" calcext:value-type="float">
            <text:p>7231</text:p>
          </table:table-cell>
          <table:table-cell table:formula="of:=[.A132]-[.C132]" office:value-type="float" office:value="0.633699893951416" calcext:value-type="float">
            <text:p>0,633699894</text:p>
          </table:table-cell>
          <table:table-cell table:number-columns-repeated="2"/>
        </table:table-row>
        <table:table-row table:style-name="ro2">
          <table:table-cell office:value-type="float" office:value="1409874387.46132" calcext:value-type="float">
            <text:p>1409874387,4613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6.82743" calcext:value-type="float">
            <text:p>1409874386,82743</text:p>
          </table:table-cell>
          <table:table-cell office:value-type="float" office:value="7232" calcext:value-type="float">
            <text:p>7232</text:p>
          </table:table-cell>
          <table:table-cell table:formula="of:=[.A133]-[.C133]" office:value-type="float" office:value="0.63388991355896" calcext:value-type="float">
            <text:p>0,6338899136</text:p>
          </table:table-cell>
          <table:table-cell table:number-columns-repeated="2"/>
        </table:table-row>
        <table:table-row table:style-name="ro2">
          <table:table-cell office:value-type="float" office:value="1409874387.65098" calcext:value-type="float">
            <text:p>1409874387,6509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7.01647" calcext:value-type="float">
            <text:p>1409874387,01647</text:p>
          </table:table-cell>
          <table:table-cell office:value-type="float" office:value="7233" calcext:value-type="float">
            <text:p>7233</text:p>
          </table:table-cell>
          <table:table-cell table:formula="of:=[.A134]-[.C134]" office:value-type="float" office:value="0.634510040283203" calcext:value-type="float">
            <text:p>0,6345100403</text:p>
          </table:table-cell>
          <table:table-cell table:number-columns-repeated="2"/>
        </table:table-row>
        <table:table-row table:style-name="ro2">
          <table:table-cell office:value-type="float" office:value="1409874387.83917" calcext:value-type="float">
            <text:p>1409874387,8391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7.20538" calcext:value-type="float">
            <text:p>1409874387,20538</text:p>
          </table:table-cell>
          <table:table-cell office:value-type="float" office:value="7234" calcext:value-type="float">
            <text:p>7234</text:p>
          </table:table-cell>
          <table:table-cell table:formula="of:=[.A135]-[.C135]" office:value-type="float" office:value="0.633790016174316" calcext:value-type="float">
            <text:p>0,6337900162</text:p>
          </table:table-cell>
          <table:table-cell table:number-columns-repeated="2"/>
        </table:table-row>
        <table:table-row table:style-name="ro2">
          <table:table-cell office:value-type="float" office:value="1409874388.03017" calcext:value-type="float">
            <text:p>1409874388,0301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7.3944" calcext:value-type="float">
            <text:p>1409874387,3944</text:p>
          </table:table-cell>
          <table:table-cell office:value-type="float" office:value="7235" calcext:value-type="float">
            <text:p>7235</text:p>
          </table:table-cell>
          <table:table-cell table:formula="of:=[.A136]-[.C136]" office:value-type="float" office:value="0.635770082473755" calcext:value-type="float">
            <text:p>0,6357700825</text:p>
          </table:table-cell>
          <table:table-cell table:number-columns-repeated="2"/>
        </table:table-row>
        <table:table-row table:style-name="ro2">
          <table:table-cell office:value-type="float" office:value="1409874388.21837" calcext:value-type="float">
            <text:p>1409874388,2183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7.58349" calcext:value-type="float">
            <text:p>1409874387,58349</text:p>
          </table:table-cell>
          <table:table-cell office:value-type="float" office:value="7236" calcext:value-type="float">
            <text:p>7236</text:p>
          </table:table-cell>
          <table:table-cell table:formula="of:=[.A137]-[.C137]" office:value-type="float" office:value="0.634880065917969" calcext:value-type="float">
            <text:p>0,6348800659</text:p>
          </table:table-cell>
          <table:table-cell table:number-columns-repeated="2"/>
        </table:table-row>
        <table:table-row table:style-name="ro2">
          <table:table-cell office:value-type="float" office:value="1409874388.40508" calcext:value-type="float">
            <text:p>1409874388,4050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7.7725" calcext:value-type="float">
            <text:p>1409874387,7725</text:p>
          </table:table-cell>
          <table:table-cell office:value-type="float" office:value="7237" calcext:value-type="float">
            <text:p>7237</text:p>
          </table:table-cell>
          <table:table-cell table:formula="of:=[.A138]-[.C138]" office:value-type="float" office:value="0.632580041885376" calcext:value-type="float">
            <text:p>0,6325800419</text:p>
          </table:table-cell>
          <table:table-cell table:number-columns-repeated="2"/>
        </table:table-row>
        <table:table-row table:style-name="ro2">
          <table:table-cell office:value-type="float" office:value="1409874388.59473" calcext:value-type="float">
            <text:p>1409874388,5947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7.96145" calcext:value-type="float">
            <text:p>1409874387,96145</text:p>
          </table:table-cell>
          <table:table-cell office:value-type="float" office:value="7238" calcext:value-type="float">
            <text:p>7238</text:p>
          </table:table-cell>
          <table:table-cell table:formula="of:=[.A139]-[.C139]" office:value-type="float" office:value="0.633279800415039" calcext:value-type="float">
            <text:p>0,6332798004</text:p>
          </table:table-cell>
          <table:table-cell table:number-columns-repeated="2"/>
        </table:table-row>
        <table:table-row table:style-name="ro2">
          <table:table-cell office:value-type="float" office:value="1409874388.78434" calcext:value-type="float">
            <text:p>1409874388,7843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8.15042" calcext:value-type="float">
            <text:p>1409874388,15042</text:p>
          </table:table-cell>
          <table:table-cell office:value-type="float" office:value="7239" calcext:value-type="float">
            <text:p>7239</text:p>
          </table:table-cell>
          <table:table-cell table:formula="of:=[.A140]-[.C140]" office:value-type="float" office:value="0.633919954299927" calcext:value-type="float">
            <text:p>0,6339199543</text:p>
          </table:table-cell>
          <table:table-cell table:number-columns-repeated="2"/>
        </table:table-row>
        <table:table-row table:style-name="ro2">
          <table:table-cell office:value-type="float" office:value="1409874388.97403" calcext:value-type="float">
            <text:p>1409874388,9740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8.33949" calcext:value-type="float">
            <text:p>1409874388,33949</text:p>
          </table:table-cell>
          <table:table-cell office:value-type="float" office:value="7240" calcext:value-type="float">
            <text:p>7240</text:p>
          </table:table-cell>
          <table:table-cell table:formula="of:=[.A141]-[.C141]" office:value-type="float" office:value="0.63454008102417" calcext:value-type="float">
            <text:p>0,634540081</text:p>
          </table:table-cell>
          <table:table-cell table:number-columns-repeated="2"/>
        </table:table-row>
        <table:table-row table:style-name="ro2">
          <table:table-cell office:value-type="float" office:value="1409874389.16213" calcext:value-type="float">
            <text:p>1409874389,1621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8.52847" calcext:value-type="float">
            <text:p>1409874388,52847</text:p>
          </table:table-cell>
          <table:table-cell office:value-type="float" office:value="7241" calcext:value-type="float">
            <text:p>7241</text:p>
          </table:table-cell>
          <table:table-cell table:formula="of:=[.A142]-[.C142]" office:value-type="float" office:value="0.633660078048706" calcext:value-type="float">
            <text:p>0,633660078</text:p>
          </table:table-cell>
          <table:table-cell table:number-columns-repeated="2"/>
        </table:table-row>
        <table:table-row table:style-name="ro2">
          <table:table-cell office:value-type="float" office:value="1409874389.35174" calcext:value-type="float">
            <text:p>1409874389,3517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8.71743" calcext:value-type="float">
            <text:p>1409874388,71743</text:p>
          </table:table-cell>
          <table:table-cell office:value-type="float" office:value="7242" calcext:value-type="float">
            <text:p>7242</text:p>
          </table:table-cell>
          <table:table-cell table:formula="of:=[.A143]-[.C143]" office:value-type="float" office:value="0.634309768676758" calcext:value-type="float">
            <text:p>0,6343097687</text:p>
          </table:table-cell>
          <table:table-cell table:number-columns-repeated="2"/>
        </table:table-row>
        <table:table-row table:style-name="ro2">
          <table:table-cell office:value-type="float" office:value="1409874389.53998" calcext:value-type="float">
            <text:p>1409874389,5399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8.90642" calcext:value-type="float">
            <text:p>1409874388,90642</text:p>
          </table:table-cell>
          <table:table-cell office:value-type="float" office:value="7243" calcext:value-type="float">
            <text:p>7243</text:p>
          </table:table-cell>
          <table:table-cell table:formula="of:=[.A144]-[.C144]" office:value-type="float" office:value="0.633559942245483" calcext:value-type="float">
            <text:p>0,6335599422</text:p>
          </table:table-cell>
          <table:table-cell table:number-columns-repeated="2"/>
        </table:table-row>
        <table:table-row table:style-name="ro2">
          <table:table-cell office:value-type="float" office:value="1409874389.73252" calcext:value-type="float">
            <text:p>1409874389,7325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9.0954" calcext:value-type="float">
            <text:p>1409874389,0954</text:p>
          </table:table-cell>
          <table:table-cell office:value-type="float" office:value="7244" calcext:value-type="float">
            <text:p>7244</text:p>
          </table:table-cell>
          <table:table-cell table:formula="of:=[.A145]-[.C145]" office:value-type="float" office:value="0.637120008468628" calcext:value-type="float">
            <text:p>0,6371200085</text:p>
          </table:table-cell>
          <table:table-cell table:number-columns-repeated="2"/>
        </table:table-row>
        <table:table-row table:style-name="ro2">
          <table:table-cell office:value-type="float" office:value="1409874389.91915" calcext:value-type="float">
            <text:p>1409874389,9191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9.28343" calcext:value-type="float">
            <text:p>1409874389,28343</text:p>
          </table:table-cell>
          <table:table-cell office:value-type="float" office:value="7245" calcext:value-type="float">
            <text:p>7245</text:p>
          </table:table-cell>
          <table:table-cell table:formula="of:=[.A146]-[.C146]" office:value-type="float" office:value="0.635720014572144" calcext:value-type="float">
            <text:p>0,6357200146</text:p>
          </table:table-cell>
          <table:table-cell table:number-columns-repeated="2"/>
        </table:table-row>
        <table:table-row table:style-name="ro2">
          <table:table-cell office:value-type="float" office:value="1409874390.10879" calcext:value-type="float">
            <text:p>1409874390,1087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9.47244" calcext:value-type="float">
            <text:p>1409874389,47244</text:p>
          </table:table-cell>
          <table:table-cell office:value-type="float" office:value="7246" calcext:value-type="float">
            <text:p>7246</text:p>
          </table:table-cell>
          <table:table-cell table:formula="of:=[.A147]-[.C147]" office:value-type="float" office:value="0.63634991645813" calcext:value-type="float">
            <text:p>0,6363499165</text:p>
          </table:table-cell>
          <table:table-cell table:number-columns-repeated="2"/>
        </table:table-row>
        <table:table-row table:style-name="ro2">
          <table:table-cell office:value-type="float" office:value="1409874390.29555" calcext:value-type="float">
            <text:p>1409874390,2955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9.66142" calcext:value-type="float">
            <text:p>1409874389,66142</text:p>
          </table:table-cell>
          <table:table-cell office:value-type="float" office:value="7247" calcext:value-type="float">
            <text:p>7247</text:p>
          </table:table-cell>
          <table:table-cell table:formula="of:=[.A148]-[.C148]" office:value-type="float" office:value="0.634130001068115" calcext:value-type="float">
            <text:p>0,6341300011</text:p>
          </table:table-cell>
          <table:table-cell table:number-columns-repeated="2"/>
        </table:table-row>
        <table:table-row table:style-name="ro2">
          <table:table-cell office:value-type="float" office:value="1409874390.48518" calcext:value-type="float">
            <text:p>1409874390,4851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89.8504" calcext:value-type="float">
            <text:p>1409874389,8504</text:p>
          </table:table-cell>
          <table:table-cell office:value-type="float" office:value="7248" calcext:value-type="float">
            <text:p>7248</text:p>
          </table:table-cell>
          <table:table-cell table:formula="of:=[.A149]-[.C149]" office:value-type="float" office:value="0.634779930114746" calcext:value-type="float">
            <text:p>0,6347799301</text:p>
          </table:table-cell>
          <table:table-cell table:number-columns-repeated="2"/>
        </table:table-row>
        <table:table-row table:style-name="ro2">
          <table:table-cell office:value-type="float" office:value="1409874390.67776" calcext:value-type="float">
            <text:p>1409874390,6777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0.03947" calcext:value-type="float">
            <text:p>1409874390,03947</text:p>
          </table:table-cell>
          <table:table-cell office:value-type="float" office:value="7249" calcext:value-type="float">
            <text:p>7249</text:p>
          </table:table-cell>
          <table:table-cell table:formula="of:=[.A150]-[.C150]" office:value-type="float" office:value="0.638289928436279" calcext:value-type="float">
            <text:p>0,6382899284</text:p>
          </table:table-cell>
          <table:table-cell table:number-columns-repeated="2"/>
        </table:table-row>
        <table:table-row table:style-name="ro2">
          <table:table-cell office:value-type="float" office:value="1409874390.86444" calcext:value-type="float">
            <text:p>1409874390,8644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0.22845" calcext:value-type="float">
            <text:p>1409874390,22845</text:p>
          </table:table-cell>
          <table:table-cell office:value-type="float" office:value="7250" calcext:value-type="float">
            <text:p>7250</text:p>
          </table:table-cell>
          <table:table-cell table:formula="of:=[.A151]-[.C151]" office:value-type="float" office:value="0.635989904403687" calcext:value-type="float">
            <text:p>0,6359899044</text:p>
          </table:table-cell>
          <table:table-cell table:number-columns-repeated="2"/>
        </table:table-row>
        <table:table-row table:style-name="ro2">
          <table:table-cell office:value-type="float" office:value="1409874391.05108" calcext:value-type="float">
            <text:p>1409874391,0510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0.41743" calcext:value-type="float">
            <text:p>1409874390,41743</text:p>
          </table:table-cell>
          <table:table-cell office:value-type="float" office:value="7251" calcext:value-type="float">
            <text:p>7251</text:p>
          </table:table-cell>
          <table:table-cell table:formula="of:=[.A152]-[.C152]" office:value-type="float" office:value="0.633650064468384" calcext:value-type="float">
            <text:p>0,6336500645</text:p>
          </table:table-cell>
          <table:table-cell table:number-columns-repeated="2"/>
        </table:table-row>
        <table:table-row table:style-name="ro2">
          <table:table-cell office:value-type="float" office:value="1409874391.24221" calcext:value-type="float">
            <text:p>1409874391,2422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0.60639" calcext:value-type="float">
            <text:p>1409874390,60639</text:p>
          </table:table-cell>
          <table:table-cell office:value-type="float" office:value="7252" calcext:value-type="float">
            <text:p>7252</text:p>
          </table:table-cell>
          <table:table-cell table:formula="of:=[.A153]-[.C153]" office:value-type="float" office:value="0.635819911956787" calcext:value-type="float">
            <text:p>0,635819912</text:p>
          </table:table-cell>
          <table:table-cell table:number-columns-repeated="2"/>
        </table:table-row>
        <table:table-row table:style-name="ro2">
          <table:table-cell office:value-type="float" office:value="1409874391.42886" calcext:value-type="float">
            <text:p>1409874391,4288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0.7954" calcext:value-type="float">
            <text:p>1409874390,7954</text:p>
          </table:table-cell>
          <table:table-cell office:value-type="float" office:value="7253" calcext:value-type="float">
            <text:p>7253</text:p>
          </table:table-cell>
          <table:table-cell table:formula="of:=[.A154]-[.C154]" office:value-type="float" office:value="0.63346004486084" calcext:value-type="float">
            <text:p>0,6334600449</text:p>
          </table:table-cell>
          <table:table-cell table:number-columns-repeated="2"/>
        </table:table-row>
        <table:table-row table:style-name="ro2">
          <table:table-cell office:value-type="float" office:value="1409874391.61854" calcext:value-type="float">
            <text:p>1409874391,6185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0.9844" calcext:value-type="float">
            <text:p>1409874390,9844</text:p>
          </table:table-cell>
          <table:table-cell office:value-type="float" office:value="7254" calcext:value-type="float">
            <text:p>7254</text:p>
          </table:table-cell>
          <table:table-cell table:formula="of:=[.A155]-[.C155]" office:value-type="float" office:value="0.634140014648438" calcext:value-type="float">
            <text:p>0,6341400146</text:p>
          </table:table-cell>
          <table:table-cell table:number-columns-repeated="2"/>
        </table:table-row>
        <table:table-row table:style-name="ro2">
          <table:table-cell office:value-type="float" office:value="1409874391.80816" calcext:value-type="float">
            <text:p>1409874391,8081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1.17342" calcext:value-type="float">
            <text:p>1409874391,17342</text:p>
          </table:table-cell>
          <table:table-cell office:value-type="float" office:value="7255" calcext:value-type="float">
            <text:p>7255</text:p>
          </table:table-cell>
          <table:table-cell table:formula="of:=[.A156]-[.C156]" office:value-type="float" office:value="0.634740114212036" calcext:value-type="float">
            <text:p>0,6347401142</text:p>
          </table:table-cell>
          <table:table-cell table:number-columns-repeated="2"/>
        </table:table-row>
        <table:table-row table:style-name="ro2">
          <table:table-cell office:value-type="float" office:value="1409874391.99926" calcext:value-type="float">
            <text:p>1409874391,9992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1.3625" calcext:value-type="float">
            <text:p>1409874391,3625</text:p>
          </table:table-cell>
          <table:table-cell office:value-type="float" office:value="7256" calcext:value-type="float">
            <text:p>7256</text:p>
          </table:table-cell>
          <table:table-cell table:formula="of:=[.A157]-[.C157]" office:value-type="float" office:value="0.636759996414185" calcext:value-type="float">
            <text:p>0,6367599964</text:p>
          </table:table-cell>
          <table:table-cell table:number-columns-repeated="2"/>
        </table:table-row>
        <table:table-row table:style-name="ro2">
          <table:table-cell office:value-type="float" office:value="1409874392.18734" calcext:value-type="float">
            <text:p>1409874392,1873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1.55048" calcext:value-type="float">
            <text:p>1409874391,55048</text:p>
          </table:table-cell>
          <table:table-cell office:value-type="float" office:value="7257" calcext:value-type="float">
            <text:p>7257</text:p>
          </table:table-cell>
          <table:table-cell table:formula="of:=[.A158]-[.C158]" office:value-type="float" office:value="0.636860132217407" calcext:value-type="float">
            <text:p>0,6368601322</text:p>
          </table:table-cell>
          <table:table-cell table:number-columns-repeated="2"/>
        </table:table-row>
        <table:table-row table:style-name="ro2">
          <table:table-cell office:value-type="float" office:value="1409874392.3786" calcext:value-type="float">
            <text:p>1409874392,378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1.73941" calcext:value-type="float">
            <text:p>1409874391,73941</text:p>
          </table:table-cell>
          <table:table-cell office:value-type="float" office:value="7258" calcext:value-type="float">
            <text:p>7258</text:p>
          </table:table-cell>
          <table:table-cell table:formula="of:=[.A159]-[.C159]" office:value-type="float" office:value="0.639189958572388" calcext:value-type="float">
            <text:p>0,6391899586</text:p>
          </table:table-cell>
          <table:table-cell table:number-columns-repeated="2"/>
        </table:table-row>
        <table:table-row table:style-name="ro2">
          <table:table-cell office:value-type="float" office:value="1409874392.56224" calcext:value-type="float">
            <text:p>1409874392,5622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1.92848" calcext:value-type="float">
            <text:p>1409874391,92848</text:p>
          </table:table-cell>
          <table:table-cell office:value-type="float" office:value="7259" calcext:value-type="float">
            <text:p>7259</text:p>
          </table:table-cell>
          <table:table-cell table:formula="of:=[.A160]-[.C160]" office:value-type="float" office:value="0.63375997543335" calcext:value-type="float">
            <text:p>0,6337599754</text:p>
          </table:table-cell>
          <table:table-cell table:number-columns-repeated="2"/>
        </table:table-row>
        <table:table-row table:style-name="ro2">
          <table:table-cell office:value-type="float" office:value="1409874392.75338" calcext:value-type="float">
            <text:p>1409874392,7533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2.11743" calcext:value-type="float">
            <text:p>1409874392,11743</text:p>
          </table:table-cell>
          <table:table-cell office:value-type="float" office:value="7260" calcext:value-type="float">
            <text:p>7260</text:p>
          </table:table-cell>
          <table:table-cell table:formula="of:=[.A161]-[.C161]" office:value-type="float" office:value="0.635950088500977" calcext:value-type="float">
            <text:p>0,6359500885</text:p>
          </table:table-cell>
          <table:table-cell table:number-columns-repeated="2"/>
        </table:table-row>
        <table:table-row table:style-name="ro2">
          <table:table-cell office:value-type="float" office:value="1409874392.94" calcext:value-type="float">
            <text:p>1409874392,9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2.30647" calcext:value-type="float">
            <text:p>1409874392,30647</text:p>
          </table:table-cell>
          <table:table-cell office:value-type="float" office:value="7261" calcext:value-type="float">
            <text:p>7261</text:p>
          </table:table-cell>
          <table:table-cell table:formula="of:=[.A162]-[.C162]" office:value-type="float" office:value="0.633530139923096" calcext:value-type="float">
            <text:p>0,6335301399</text:p>
          </table:table-cell>
          <table:table-cell table:number-columns-repeated="2"/>
        </table:table-row>
        <table:table-row table:style-name="ro2">
          <table:table-cell office:value-type="float" office:value="1409874393.12821" calcext:value-type="float">
            <text:p>1409874393,1282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2.49548" calcext:value-type="float">
            <text:p>1409874392,49548</text:p>
          </table:table-cell>
          <table:table-cell office:value-type="float" office:value="7262" calcext:value-type="float">
            <text:p>7262</text:p>
          </table:table-cell>
          <table:table-cell table:formula="of:=[.A163]-[.C163]" office:value-type="float" office:value="0.632730007171631" calcext:value-type="float">
            <text:p>0,6327300072</text:p>
          </table:table-cell>
          <table:table-cell table:number-columns-repeated="2"/>
        </table:table-row>
        <table:table-row table:style-name="ro2">
          <table:table-cell office:value-type="float" office:value="1409874393.31927" calcext:value-type="float">
            <text:p>1409874393,3192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2.68448" calcext:value-type="float">
            <text:p>1409874392,68448</text:p>
          </table:table-cell>
          <table:table-cell office:value-type="float" office:value="7263" calcext:value-type="float">
            <text:p>7263</text:p>
          </table:table-cell>
          <table:table-cell table:formula="of:=[.A164]-[.C164]" office:value-type="float" office:value="0.634789943695068" calcext:value-type="float">
            <text:p>0,6347899437</text:p>
          </table:table-cell>
          <table:table-cell table:number-columns-repeated="2"/>
        </table:table-row>
        <table:table-row table:style-name="ro2">
          <table:table-cell office:value-type="float" office:value="1409874393.50902" calcext:value-type="float">
            <text:p>1409874393,5090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2.87343" calcext:value-type="float">
            <text:p>1409874392,87343</text:p>
          </table:table-cell>
          <table:table-cell office:value-type="float" office:value="7264" calcext:value-type="float">
            <text:p>7264</text:p>
          </table:table-cell>
          <table:table-cell table:formula="of:=[.A165]-[.C165]" office:value-type="float" office:value="0.635590076446533" calcext:value-type="float">
            <text:p>0,6355900764</text:p>
          </table:table-cell>
          <table:table-cell table:number-columns-repeated="2"/>
        </table:table-row>
        <table:table-row table:style-name="ro2">
          <table:table-cell office:value-type="float" office:value="1409874393.69871" calcext:value-type="float">
            <text:p>1409874393,6987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3.06241" calcext:value-type="float">
            <text:p>1409874393,06241</text:p>
          </table:table-cell>
          <table:table-cell office:value-type="float" office:value="7265" calcext:value-type="float">
            <text:p>7265</text:p>
          </table:table-cell>
          <table:table-cell table:formula="of:=[.A166]-[.C166]" office:value-type="float" office:value="0.636299848556519" calcext:value-type="float">
            <text:p>0,6362998486</text:p>
          </table:table-cell>
          <table:table-cell table:number-columns-repeated="2"/>
        </table:table-row>
        <table:table-row table:style-name="ro2">
          <table:table-cell office:value-type="float" office:value="1409874393.88825" calcext:value-type="float">
            <text:p>1409874393,8882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3.25141" calcext:value-type="float">
            <text:p>1409874393,25141</text:p>
          </table:table-cell>
          <table:table-cell office:value-type="float" office:value="7266" calcext:value-type="float">
            <text:p>7266</text:p>
          </table:table-cell>
          <table:table-cell table:formula="of:=[.A167]-[.C167]" office:value-type="float" office:value="0.636840105056763" calcext:value-type="float">
            <text:p>0,6368401051</text:p>
          </table:table-cell>
          <table:table-cell table:number-columns-repeated="2"/>
        </table:table-row>
        <table:table-row table:style-name="ro2">
          <table:table-cell office:value-type="float" office:value="1409874394.07488" calcext:value-type="float">
            <text:p>1409874394,0748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3.44038" calcext:value-type="float">
            <text:p>1409874393,44038</text:p>
          </table:table-cell>
          <table:table-cell office:value-type="float" office:value="7267" calcext:value-type="float">
            <text:p>7267</text:p>
          </table:table-cell>
          <table:table-cell table:formula="of:=[.A168]-[.C168]" office:value-type="float" office:value="0.634499788284302" calcext:value-type="float">
            <text:p>0,6344997883</text:p>
          </table:table-cell>
          <table:table-cell table:number-columns-repeated="2"/>
        </table:table-row>
        <table:table-row table:style-name="ro2">
          <table:table-cell office:value-type="float" office:value="1409874394.26306" calcext:value-type="float">
            <text:p>1409874394,2630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3.6294" calcext:value-type="float">
            <text:p>1409874393,6294</text:p>
          </table:table-cell>
          <table:table-cell office:value-type="float" office:value="7268" calcext:value-type="float">
            <text:p>7268</text:p>
          </table:table-cell>
          <table:table-cell table:formula="of:=[.A169]-[.C169]" office:value-type="float" office:value="0.633660078048706" calcext:value-type="float">
            <text:p>0,633660078</text:p>
          </table:table-cell>
          <table:table-cell table:number-columns-repeated="2"/>
        </table:table-row>
        <table:table-row table:style-name="ro2">
          <table:table-cell office:value-type="float" office:value="1409874394.45569" calcext:value-type="float">
            <text:p>1409874394,4556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3.81743" calcext:value-type="float">
            <text:p>1409874393,81743</text:p>
          </table:table-cell>
          <table:table-cell office:value-type="float" office:value="7269" calcext:value-type="float">
            <text:p>7269</text:p>
          </table:table-cell>
          <table:table-cell table:formula="of:=[.A170]-[.C170]" office:value-type="float" office:value="0.638259887695313" calcext:value-type="float">
            <text:p>0,6382598877</text:p>
          </table:table-cell>
          <table:table-cell table:number-columns-repeated="2"/>
        </table:table-row>
        <table:table-row table:style-name="ro2">
          <table:table-cell office:value-type="float" office:value="1409874394.64079" calcext:value-type="float">
            <text:p>1409874394,6407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4.00646" calcext:value-type="float">
            <text:p>1409874394,00646</text:p>
          </table:table-cell>
          <table:table-cell office:value-type="float" office:value="7270" calcext:value-type="float">
            <text:p>7270</text:p>
          </table:table-cell>
          <table:table-cell table:formula="of:=[.A171]-[.C171]" office:value-type="float" office:value="0.634330034255981" calcext:value-type="float">
            <text:p>0,6343300343</text:p>
          </table:table-cell>
          <table:table-cell table:number-columns-repeated="2"/>
        </table:table-row>
        <table:table-row table:style-name="ro2">
          <table:table-cell office:value-type="float" office:value="1409874394.82897" calcext:value-type="float">
            <text:p>1409874394,8289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4.19542" calcext:value-type="float">
            <text:p>1409874394,19542</text:p>
          </table:table-cell>
          <table:table-cell office:value-type="float" office:value="7271" calcext:value-type="float">
            <text:p>7271</text:p>
          </table:table-cell>
          <table:table-cell table:formula="of:=[.A172]-[.C172]" office:value-type="float" office:value="0.633549928665161" calcext:value-type="float">
            <text:p>0,6335499287</text:p>
          </table:table-cell>
          <table:table-cell table:number-columns-repeated="2"/>
        </table:table-row>
        <table:table-row table:style-name="ro2">
          <table:table-cell office:value-type="float" office:value="1409874395.01868" calcext:value-type="float">
            <text:p>1409874395,0186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4.38442" calcext:value-type="float">
            <text:p>1409874394,38442</text:p>
          </table:table-cell>
          <table:table-cell office:value-type="float" office:value="7272" calcext:value-type="float">
            <text:p>7272</text:p>
          </table:table-cell>
          <table:table-cell table:formula="of:=[.A173]-[.C173]" office:value-type="float" office:value="0.634260177612305" calcext:value-type="float">
            <text:p>0,6342601776</text:p>
          </table:table-cell>
          <table:table-cell table:number-columns-repeated="2"/>
        </table:table-row>
        <table:table-row table:style-name="ro2">
          <table:table-cell office:value-type="float" office:value="1409874395.20824" calcext:value-type="float">
            <text:p>1409874395,2082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4.57339" calcext:value-type="float">
            <text:p>1409874394,57339</text:p>
          </table:table-cell>
          <table:table-cell office:value-type="float" office:value="7273" calcext:value-type="float">
            <text:p>7273</text:p>
          </table:table-cell>
          <table:table-cell table:formula="of:=[.A174]-[.C174]" office:value-type="float" office:value="0.634850025177002" calcext:value-type="float">
            <text:p>0,6348500252</text:p>
          </table:table-cell>
          <table:table-cell table:number-columns-repeated="2"/>
        </table:table-row>
        <table:table-row table:style-name="ro2">
          <table:table-cell office:value-type="float" office:value="1409874395.39938" calcext:value-type="float">
            <text:p>1409874395,3993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4.76238" calcext:value-type="float">
            <text:p>1409874394,76238</text:p>
          </table:table-cell>
          <table:table-cell office:value-type="float" office:value="7274" calcext:value-type="float">
            <text:p>7274</text:p>
          </table:table-cell>
          <table:table-cell table:formula="of:=[.A175]-[.C175]" office:value-type="float" office:value="0.63700008392334" calcext:value-type="float">
            <text:p>0,6370000839</text:p>
          </table:table-cell>
          <table:table-cell table:number-columns-repeated="2"/>
        </table:table-row>
        <table:table-row table:style-name="ro2">
          <table:table-cell office:value-type="float" office:value="1409874395.58756" calcext:value-type="float">
            <text:p>1409874395,5875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4.95139" calcext:value-type="float">
            <text:p>1409874394,95139</text:p>
          </table:table-cell>
          <table:table-cell office:value-type="float" office:value="7275" calcext:value-type="float">
            <text:p>7275</text:p>
          </table:table-cell>
          <table:table-cell table:formula="of:=[.A176]-[.C176]" office:value-type="float" office:value="0.636169910430908" calcext:value-type="float">
            <text:p>0,6361699104</text:p>
          </table:table-cell>
          <table:table-cell table:number-columns-repeated="2"/>
        </table:table-row>
        <table:table-row table:style-name="ro2">
          <table:table-cell office:value-type="float" office:value="1409874395.77422" calcext:value-type="float">
            <text:p>1409874395,7742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5.1404" calcext:value-type="float">
            <text:p>1409874395,1404</text:p>
          </table:table-cell>
          <table:table-cell office:value-type="float" office:value="7276" calcext:value-type="float">
            <text:p>7276</text:p>
          </table:table-cell>
          <table:table-cell table:formula="of:=[.A177]-[.C177]" office:value-type="float" office:value="0.633820056915283" calcext:value-type="float">
            <text:p>0,6338200569</text:p>
          </table:table-cell>
          <table:table-cell table:number-columns-repeated="2"/>
        </table:table-row>
        <table:table-row table:style-name="ro2">
          <table:table-cell office:value-type="float" office:value="1409874395.96384" calcext:value-type="float">
            <text:p>1409874395,9638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5.32947" calcext:value-type="float">
            <text:p>1409874395,32947</text:p>
          </table:table-cell>
          <table:table-cell office:value-type="float" office:value="7277" calcext:value-type="float">
            <text:p>7277</text:p>
          </table:table-cell>
          <table:table-cell table:formula="of:=[.A178]-[.C178]" office:value-type="float" office:value="0.634370088577271" calcext:value-type="float">
            <text:p>0,6343700886</text:p>
          </table:table-cell>
          <table:table-cell table:number-columns-repeated="2"/>
        </table:table-row>
        <table:table-row table:style-name="ro2">
          <table:table-cell office:value-type="float" office:value="1409874396.15205" calcext:value-type="float">
            <text:p>1409874396,1520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5.51846" calcext:value-type="float">
            <text:p>1409874395,51846</text:p>
          </table:table-cell>
          <table:table-cell office:value-type="float" office:value="7278" calcext:value-type="float">
            <text:p>7278</text:p>
          </table:table-cell>
          <table:table-cell table:formula="of:=[.A179]-[.C179]" office:value-type="float" office:value="0.63358998298645" calcext:value-type="float">
            <text:p>0,633589983</text:p>
          </table:table-cell>
          <table:table-cell table:number-columns-repeated="2"/>
        </table:table-row>
        <table:table-row table:style-name="ro2">
          <table:table-cell office:value-type="float" office:value="1409874396.34313" calcext:value-type="float">
            <text:p>1409874396,3431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5.7074" calcext:value-type="float">
            <text:p>1409874395,7074</text:p>
          </table:table-cell>
          <table:table-cell office:value-type="float" office:value="7279" calcext:value-type="float">
            <text:p>7279</text:p>
          </table:table-cell>
          <table:table-cell table:formula="of:=[.A180]-[.C180]" office:value-type="float" office:value="0.635730028152466" calcext:value-type="float">
            <text:p>0,6357300282</text:p>
          </table:table-cell>
          <table:table-cell table:number-columns-repeated="2"/>
        </table:table-row>
        <table:table-row table:style-name="ro2">
          <table:table-cell office:value-type="float" office:value="1409874396.53131" calcext:value-type="float">
            <text:p>1409874396,5313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5.89646" calcext:value-type="float">
            <text:p>1409874395,89646</text:p>
          </table:table-cell>
          <table:table-cell office:value-type="float" office:value="7280" calcext:value-type="float">
            <text:p>7280</text:p>
          </table:table-cell>
          <table:table-cell table:formula="of:=[.A181]-[.C181]" office:value-type="float" office:value="0.634850025177002" calcext:value-type="float">
            <text:p>0,6348500252</text:p>
          </table:table-cell>
          <table:table-cell table:number-columns-repeated="2"/>
        </table:table-row>
        <table:table-row table:style-name="ro2">
          <table:table-cell office:value-type="float" office:value="1409874396.7209" calcext:value-type="float">
            <text:p>1409874396,720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6.08447" calcext:value-type="float">
            <text:p>1409874396,08447</text:p>
          </table:table-cell>
          <table:table-cell office:value-type="float" office:value="7281" calcext:value-type="float">
            <text:p>7281</text:p>
          </table:table-cell>
          <table:table-cell table:formula="of:=[.A182]-[.C182]" office:value-type="float" office:value="0.636430025100708" calcext:value-type="float">
            <text:p>0,6364300251</text:p>
          </table:table-cell>
          <table:table-cell table:number-columns-repeated="2"/>
        </table:table-row>
        <table:table-row table:style-name="ro2">
          <table:table-cell office:value-type="float" office:value="1409874396.90752" calcext:value-type="float">
            <text:p>1409874396,9075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6.27346" calcext:value-type="float">
            <text:p>1409874396,27346</text:p>
          </table:table-cell>
          <table:table-cell office:value-type="float" office:value="7282" calcext:value-type="float">
            <text:p>7282</text:p>
          </table:table-cell>
          <table:table-cell table:formula="of:=[.A183]-[.C183]" office:value-type="float" office:value="0.634060144424439" calcext:value-type="float">
            <text:p>0,6340601444</text:p>
          </table:table-cell>
          <table:table-cell table:number-columns-repeated="2"/>
        </table:table-row>
        <table:table-row table:style-name="ro2">
          <table:table-cell office:value-type="float" office:value="1409874397.09873" calcext:value-type="float">
            <text:p>1409874397,0987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6.46245" calcext:value-type="float">
            <text:p>1409874396,46245</text:p>
          </table:table-cell>
          <table:table-cell office:value-type="float" office:value="7283" calcext:value-type="float">
            <text:p>7283</text:p>
          </table:table-cell>
          <table:table-cell table:formula="of:=[.A184]-[.C184]" office:value-type="float" office:value="0.636280059814453" calcext:value-type="float">
            <text:p>0,6362800598</text:p>
          </table:table-cell>
          <table:table-cell table:number-columns-repeated="2"/>
        </table:table-row>
        <table:table-row table:style-name="ro2">
          <table:table-cell office:value-type="float" office:value="1409874397.28681" calcext:value-type="float">
            <text:p>1409874397,2868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6.65145" calcext:value-type="float">
            <text:p>1409874396,65145</text:p>
          </table:table-cell>
          <table:table-cell office:value-type="float" office:value="7284" calcext:value-type="float">
            <text:p>7284</text:p>
          </table:table-cell>
          <table:table-cell table:formula="of:=[.A185]-[.C185]" office:value-type="float" office:value="0.6353600025177" calcext:value-type="float">
            <text:p>0,6353600025</text:p>
          </table:table-cell>
          <table:table-cell table:number-columns-repeated="2"/>
        </table:table-row>
        <table:table-row table:style-name="ro2">
          <table:table-cell office:value-type="float" office:value="1409874397.47947" calcext:value-type="float">
            <text:p>1409874397,4794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6.84048" calcext:value-type="float">
            <text:p>1409874396,84048</text:p>
          </table:table-cell>
          <table:table-cell office:value-type="float" office:value="7285" calcext:value-type="float">
            <text:p>7285</text:p>
          </table:table-cell>
          <table:table-cell table:formula="of:=[.A186]-[.C186]" office:value-type="float" office:value="0.638989925384522" calcext:value-type="float">
            <text:p>0,6389899254</text:p>
          </table:table-cell>
          <table:table-cell table:number-columns-repeated="2"/>
        </table:table-row>
        <table:table-row table:style-name="ro2">
          <table:table-cell office:value-type="float" office:value="1409874397.66463" calcext:value-type="float">
            <text:p>1409874397,6646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7.0294" calcext:value-type="float">
            <text:p>1409874397,0294</text:p>
          </table:table-cell>
          <table:table-cell office:value-type="float" office:value="7286" calcext:value-type="float">
            <text:p>7286</text:p>
          </table:table-cell>
          <table:table-cell table:formula="of:=[.A187]-[.C187]" office:value-type="float" office:value="0.635229825973511" calcext:value-type="float">
            <text:p>0,635229826</text:p>
          </table:table-cell>
          <table:table-cell table:number-columns-repeated="2"/>
        </table:table-row>
        <table:table-row table:style-name="ro2">
          <table:table-cell office:value-type="float" office:value="1409874397.85581" calcext:value-type="float">
            <text:p>1409874397,8558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7.2184" calcext:value-type="float">
            <text:p>1409874397,2184</text:p>
          </table:table-cell>
          <table:table-cell office:value-type="float" office:value="7287" calcext:value-type="float">
            <text:p>7287</text:p>
          </table:table-cell>
          <table:table-cell table:formula="of:=[.A188]-[.C188]" office:value-type="float" office:value="0.637409925460815" calcext:value-type="float">
            <text:p>0,6374099255</text:p>
          </table:table-cell>
          <table:table-cell table:number-columns-repeated="2"/>
        </table:table-row>
        <table:table-row table:style-name="ro2">
          <table:table-cell office:value-type="float" office:value="1409874398.04246" calcext:value-type="float">
            <text:p>1409874398,0424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7.40737" calcext:value-type="float">
            <text:p>1409874397,40737</text:p>
          </table:table-cell>
          <table:table-cell office:value-type="float" office:value="7288" calcext:value-type="float">
            <text:p>7288</text:p>
          </table:table-cell>
          <table:table-cell table:formula="of:=[.A189]-[.C189]" office:value-type="float" office:value="0.635089874267578" calcext:value-type="float">
            <text:p>0,6350898743</text:p>
          </table:table-cell>
          <table:table-cell table:number-columns-repeated="2"/>
        </table:table-row>
        <table:table-row table:style-name="ro2">
          <table:table-cell office:value-type="float" office:value="1409874398.23058" calcext:value-type="float">
            <text:p>1409874398,2305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7.59643" calcext:value-type="float">
            <text:p>1409874397,59643</text:p>
          </table:table-cell>
          <table:table-cell office:value-type="float" office:value="7289" calcext:value-type="float">
            <text:p>7289</text:p>
          </table:table-cell>
          <table:table-cell table:formula="of:=[.A190]-[.C190]" office:value-type="float" office:value="0.63415002822876" calcext:value-type="float">
            <text:p>0,6341500282</text:p>
          </table:table-cell>
          <table:table-cell table:number-columns-repeated="2"/>
        </table:table-row>
        <table:table-row table:style-name="ro2">
          <table:table-cell office:value-type="float" office:value="1409874398.4173" calcext:value-type="float">
            <text:p>1409874398,417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7.78537" calcext:value-type="float">
            <text:p>1409874397,78537</text:p>
          </table:table-cell>
          <table:table-cell office:value-type="float" office:value="7290" calcext:value-type="float">
            <text:p>7290</text:p>
          </table:table-cell>
          <table:table-cell table:formula="of:=[.A191]-[.C191]" office:value-type="float" office:value="0.631929874420166" calcext:value-type="float">
            <text:p>0,6319298744</text:p>
          </table:table-cell>
          <table:table-cell table:number-columns-repeated="2"/>
        </table:table-row>
        <table:table-row table:style-name="ro2">
          <table:table-cell office:value-type="float" office:value="1409874398.60842" calcext:value-type="float">
            <text:p>1409874398,6084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7.97439" calcext:value-type="float">
            <text:p>1409874397,97439</text:p>
          </table:table-cell>
          <table:table-cell office:value-type="float" office:value="7291" calcext:value-type="float">
            <text:p>7291</text:p>
          </table:table-cell>
          <table:table-cell table:formula="of:=[.A192]-[.C192]" office:value-type="float" office:value="0.634029865264893" calcext:value-type="float">
            <text:p>0,6340298653</text:p>
          </table:table-cell>
          <table:table-cell table:number-columns-repeated="2"/>
        </table:table-row>
        <table:table-row table:style-name="ro2">
          <table:table-cell office:value-type="float" office:value="1409874398.79807" calcext:value-type="float">
            <text:p>1409874398,7980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8.16342" calcext:value-type="float">
            <text:p>1409874398,16342</text:p>
          </table:table-cell>
          <table:table-cell office:value-type="float" office:value="7292" calcext:value-type="float">
            <text:p>7292</text:p>
          </table:table-cell>
          <table:table-cell table:formula="of:=[.A193]-[.C193]" office:value-type="float" office:value="0.634649991989136" calcext:value-type="float">
            <text:p>0,634649992</text:p>
          </table:table-cell>
          <table:table-cell table:number-columns-repeated="2"/>
        </table:table-row>
        <table:table-row table:style-name="ro2">
          <table:table-cell office:value-type="float" office:value="1409874398.98915" calcext:value-type="float">
            <text:p>1409874398,9891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8.35137" calcext:value-type="float">
            <text:p>1409874398,35137</text:p>
          </table:table-cell>
          <table:table-cell office:value-type="float" office:value="7293" calcext:value-type="float">
            <text:p>7293</text:p>
          </table:table-cell>
          <table:table-cell table:formula="of:=[.A194]-[.C194]" office:value-type="float" office:value="0.637779951095581" calcext:value-type="float">
            <text:p>0,6377799511</text:p>
          </table:table-cell>
          <table:table-cell table:number-columns-repeated="2"/>
        </table:table-row>
        <table:table-row table:style-name="ro2">
          <table:table-cell office:value-type="float" office:value="1409874399.17733" calcext:value-type="float">
            <text:p>1409874399,1773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8.5404" calcext:value-type="float">
            <text:p>1409874398,5404</text:p>
          </table:table-cell>
          <table:table-cell office:value-type="float" office:value="7294" calcext:value-type="float">
            <text:p>7294</text:p>
          </table:table-cell>
          <table:table-cell table:formula="of:=[.A195]-[.C195]" office:value-type="float" office:value="0.636929988861084" calcext:value-type="float">
            <text:p>0,6369299889</text:p>
          </table:table-cell>
          <table:table-cell table:number-columns-repeated="2"/>
        </table:table-row>
        <table:table-row table:style-name="ro2">
          <table:table-cell office:value-type="float" office:value="1409874399.36397" calcext:value-type="float">
            <text:p>1409874399,3639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8.72944" calcext:value-type="float">
            <text:p>1409874398,72944</text:p>
          </table:table-cell>
          <table:table-cell office:value-type="float" office:value="7295" calcext:value-type="float">
            <text:p>7295</text:p>
          </table:table-cell>
          <table:table-cell table:formula="of:=[.A196]-[.C196]" office:value-type="float" office:value="0.634530067443848" calcext:value-type="float">
            <text:p>0,6345300674</text:p>
          </table:table-cell>
          <table:table-cell table:number-columns-repeated="2"/>
        </table:table-row>
        <table:table-row table:style-name="ro2">
          <table:table-cell office:value-type="float" office:value="1409874399.55353" calcext:value-type="float">
            <text:p>1409874399,5535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8.91839" calcext:value-type="float">
            <text:p>1409874398,91839</text:p>
          </table:table-cell>
          <table:table-cell office:value-type="float" office:value="7296" calcext:value-type="float">
            <text:p>7296</text:p>
          </table:table-cell>
          <table:table-cell table:formula="of:=[.A197]-[.C197]" office:value-type="float" office:value="0.635139942169189" calcext:value-type="float">
            <text:p>0,6351399422</text:p>
          </table:table-cell>
          <table:table-cell table:number-columns-repeated="2"/>
        </table:table-row>
        <table:table-row table:style-name="ro2">
          <table:table-cell office:value-type="float" office:value="1409874399.74316" calcext:value-type="float">
            <text:p>1409874399,7431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9.10741" calcext:value-type="float">
            <text:p>1409874399,10741</text:p>
          </table:table-cell>
          <table:table-cell office:value-type="float" office:value="7297" calcext:value-type="float">
            <text:p>7297</text:p>
          </table:table-cell>
          <table:table-cell table:formula="of:=[.A198]-[.C198]" office:value-type="float" office:value="0.63575005531311" calcext:value-type="float">
            <text:p>0,6357500553</text:p>
          </table:table-cell>
          <table:table-cell table:number-columns-repeated="2"/>
        </table:table-row>
        <table:table-row table:style-name="ro2">
          <table:table-cell office:value-type="float" office:value="1409874399.93281" calcext:value-type="float">
            <text:p>1409874399,9328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9.2964" calcext:value-type="float">
            <text:p>1409874399,2964</text:p>
          </table:table-cell>
          <table:table-cell office:value-type="float" office:value="7298" calcext:value-type="float">
            <text:p>7298</text:p>
          </table:table-cell>
          <table:table-cell table:formula="of:=[.A199]-[.C199]" office:value-type="float" office:value="0.636409997940064" calcext:value-type="float">
            <text:p>0,6364099979</text:p>
          </table:table-cell>
          <table:table-cell table:number-columns-repeated="2"/>
        </table:table-row>
        <table:table-row table:style-name="ro2">
          <table:table-cell office:value-type="float" office:value="1409874400.11957" calcext:value-type="float">
            <text:p>1409874400,1195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9.48539" calcext:value-type="float">
            <text:p>1409874399,48539</text:p>
          </table:table-cell>
          <table:table-cell office:value-type="float" office:value="7299" calcext:value-type="float">
            <text:p>7299</text:p>
          </table:table-cell>
          <table:table-cell table:formula="of:=[.A200]-[.C200]" office:value-type="float" office:value="0.634180068969727" calcext:value-type="float">
            <text:p>0,634180069</text:p>
          </table:table-cell>
          <table:table-cell table:number-columns-repeated="2"/>
        </table:table-row>
        <table:table-row table:style-name="ro2">
          <table:table-cell office:value-type="float" office:value="1409874400.30764" calcext:value-type="float">
            <text:p>1409874400,3076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9.67445" calcext:value-type="float">
            <text:p>1409874399,67445</text:p>
          </table:table-cell>
          <table:table-cell office:value-type="float" office:value="7300" calcext:value-type="float">
            <text:p>7300</text:p>
          </table:table-cell>
          <table:table-cell table:formula="of:=[.A201]-[.C201]" office:value-type="float" office:value="0.633190155029297" calcext:value-type="float">
            <text:p>0,633190155</text:p>
          </table:table-cell>
          <table:table-cell table:number-columns-repeated="2"/>
        </table:table-row>
        <table:table-row table:style-name="ro2">
          <table:table-cell office:value-type="float" office:value="1409874400.49884" calcext:value-type="float">
            <text:p>1409874400,4988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399.86343" calcext:value-type="float">
            <text:p>1409874399,86343</text:p>
          </table:table-cell>
          <table:table-cell office:value-type="float" office:value="7301" calcext:value-type="float">
            <text:p>7301</text:p>
          </table:table-cell>
          <table:table-cell table:formula="of:=[.A202]-[.C202]" office:value-type="float" office:value="0.635410070419312" calcext:value-type="float">
            <text:p>0,6354100704</text:p>
          </table:table-cell>
          <table:table-cell table:number-columns-repeated="2"/>
        </table:table-row>
        <table:table-row table:style-name="ro2">
          <table:table-cell office:value-type="float" office:value="1409874400.68548" calcext:value-type="float">
            <text:p>1409874400,6854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0.05244" calcext:value-type="float">
            <text:p>1409874400,05244</text:p>
          </table:table-cell>
          <table:table-cell office:value-type="float" office:value="7302" calcext:value-type="float">
            <text:p>7302</text:p>
          </table:table-cell>
          <table:table-cell table:formula="of:=[.A203]-[.C203]" office:value-type="float" office:value="0.633040189743042" calcext:value-type="float">
            <text:p>0,6330401897</text:p>
          </table:table-cell>
          <table:table-cell table:number-columns-repeated="2"/>
        </table:table-row>
        <table:table-row table:style-name="ro2">
          <table:table-cell office:value-type="float" office:value="1409874400.87805" calcext:value-type="float">
            <text:p>1409874400,8780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0.2414" calcext:value-type="float">
            <text:p>1409874400,2414</text:p>
          </table:table-cell>
          <table:table-cell office:value-type="float" office:value="7303" calcext:value-type="float">
            <text:p>7303</text:p>
          </table:table-cell>
          <table:table-cell table:formula="of:=[.A204]-[.C204]" office:value-type="float" office:value="0.636650085449219" calcext:value-type="float">
            <text:p>0,6366500854</text:p>
          </table:table-cell>
          <table:table-cell table:number-columns-repeated="2"/>
        </table:table-row>
        <table:table-row table:style-name="ro2">
          <table:table-cell office:value-type="float" office:value="1409874401.06768" calcext:value-type="float">
            <text:p>1409874401,0676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0.43044" calcext:value-type="float">
            <text:p>1409874400,43044</text:p>
          </table:table-cell>
          <table:table-cell office:value-type="float" office:value="7304" calcext:value-type="float">
            <text:p>7304</text:p>
          </table:table-cell>
          <table:table-cell table:formula="of:=[.A205]-[.C205]" office:value-type="float" office:value="0.637239933013916" calcext:value-type="float">
            <text:p>0,637239933</text:p>
          </table:table-cell>
          <table:table-cell table:number-columns-repeated="2"/>
        </table:table-row>
        <table:table-row table:style-name="ro2">
          <table:table-cell office:value-type="float" office:value="1409874401.25287" calcext:value-type="float">
            <text:p>1409874401,2528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0.61842" calcext:value-type="float">
            <text:p>1409874400,61842</text:p>
          </table:table-cell>
          <table:table-cell office:value-type="float" office:value="7305" calcext:value-type="float">
            <text:p>7305</text:p>
          </table:table-cell>
          <table:table-cell table:formula="of:=[.A206]-[.C206]" office:value-type="float" office:value="0.634450197219849" calcext:value-type="float">
            <text:p>0,6344501972</text:p>
          </table:table-cell>
          <table:table-cell table:number-columns-repeated="2"/>
        </table:table-row>
        <table:table-row table:style-name="ro2">
          <table:table-cell office:value-type="float" office:value="1409874401.44253" calcext:value-type="float">
            <text:p>1409874401,4425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0.80745" calcext:value-type="float">
            <text:p>1409874400,80745</text:p>
          </table:table-cell>
          <table:table-cell office:value-type="float" office:value="7306" calcext:value-type="float">
            <text:p>7306</text:p>
          </table:table-cell>
          <table:table-cell table:formula="of:=[.A207]-[.C207]" office:value-type="float" office:value="0.635079860687256" calcext:value-type="float">
            <text:p>0,6350798607</text:p>
          </table:table-cell>
          <table:table-cell table:number-columns-repeated="2"/>
        </table:table-row>
        <table:table-row table:style-name="ro2">
          <table:table-cell office:value-type="float" office:value="1409874401.63213" calcext:value-type="float">
            <text:p>1409874401,6321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0.99643" calcext:value-type="float">
            <text:p>1409874400,99643</text:p>
          </table:table-cell>
          <table:table-cell office:value-type="float" office:value="7307" calcext:value-type="float">
            <text:p>7307</text:p>
          </table:table-cell>
          <table:table-cell table:formula="of:=[.A208]-[.C208]" office:value-type="float" office:value="0.635699987411499" calcext:value-type="float">
            <text:p>0,6356999874</text:p>
          </table:table-cell>
          <table:table-cell table:number-columns-repeated="2"/>
        </table:table-row>
        <table:table-row table:style-name="ro2">
          <table:table-cell office:value-type="float" office:value="1409874401.81891" calcext:value-type="float">
            <text:p>1409874401,8189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1.18544" calcext:value-type="float">
            <text:p>1409874401,18544</text:p>
          </table:table-cell>
          <table:table-cell office:value-type="float" office:value="7308" calcext:value-type="float">
            <text:p>7308</text:p>
          </table:table-cell>
          <table:table-cell table:formula="of:=[.A209]-[.C209]" office:value-type="float" office:value="0.633469820022583" calcext:value-type="float">
            <text:p>0,63346982</text:p>
          </table:table-cell>
          <table:table-cell table:number-columns-repeated="2"/>
        </table:table-row>
        <table:table-row table:style-name="ro2">
          <table:table-cell office:value-type="float" office:value="1409874402.01152" calcext:value-type="float">
            <text:p>1409874402,0115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1.37441" calcext:value-type="float">
            <text:p>1409874401,37441</text:p>
          </table:table-cell>
          <table:table-cell office:value-type="float" office:value="7309" calcext:value-type="float">
            <text:p>7309</text:p>
          </table:table-cell>
          <table:table-cell table:formula="of:=[.A210]-[.C210]" office:value-type="float" office:value="0.637109994888306" calcext:value-type="float">
            <text:p>0,6371099949</text:p>
          </table:table-cell>
          <table:table-cell table:number-columns-repeated="2"/>
        </table:table-row>
        <table:table-row table:style-name="ro2">
          <table:table-cell office:value-type="float" office:value="1409874402.19956" calcext:value-type="float">
            <text:p>1409874402,1995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1.56342" calcext:value-type="float">
            <text:p>1409874401,56342</text:p>
          </table:table-cell>
          <table:table-cell office:value-type="float" office:value="7310" calcext:value-type="float">
            <text:p>7310</text:p>
          </table:table-cell>
          <table:table-cell table:formula="of:=[.A211]-[.C211]" office:value-type="float" office:value="0.636139869689941" calcext:value-type="float">
            <text:p>0,6361398697</text:p>
          </table:table-cell>
          <table:table-cell table:number-columns-repeated="2"/>
        </table:table-row>
        <table:table-row table:style-name="ro2">
          <table:table-cell office:value-type="float" office:value="1409874402.38775" calcext:value-type="float">
            <text:p>1409874402,3877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1.75238" calcext:value-type="float">
            <text:p>1409874401,75238</text:p>
          </table:table-cell>
          <table:table-cell office:value-type="float" office:value="7311" calcext:value-type="float">
            <text:p>7311</text:p>
          </table:table-cell>
          <table:table-cell table:formula="of:=[.A212]-[.C212]" office:value-type="float" office:value="0.635370016098022" calcext:value-type="float">
            <text:p>0,6353700161</text:p>
          </table:table-cell>
          <table:table-cell table:number-columns-repeated="2"/>
        </table:table-row>
        <table:table-row table:style-name="ro2">
          <table:table-cell office:value-type="float" office:value="1409874402.57595" calcext:value-type="float">
            <text:p>1409874402,5759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1.94138" calcext:value-type="float">
            <text:p>1409874401,94138</text:p>
          </table:table-cell>
          <table:table-cell office:value-type="float" office:value="7312" calcext:value-type="float">
            <text:p>7312</text:p>
          </table:table-cell>
          <table:table-cell table:formula="of:=[.A213]-[.C213]" office:value-type="float" office:value="0.634569883346558" calcext:value-type="float">
            <text:p>0,6345698833</text:p>
          </table:table-cell>
          <table:table-cell table:number-columns-repeated="2"/>
        </table:table-row>
        <table:table-row table:style-name="ro2">
          <table:table-cell office:value-type="float" office:value="1409874402.76557" calcext:value-type="float">
            <text:p>1409874402,7655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2.13041" calcext:value-type="float">
            <text:p>1409874402,13041</text:p>
          </table:table-cell>
          <table:table-cell office:value-type="float" office:value="7313" calcext:value-type="float">
            <text:p>7313</text:p>
          </table:table-cell>
          <table:table-cell table:formula="of:=[.A214]-[.C214]" office:value-type="float" office:value="0.635159969329834" calcext:value-type="float">
            <text:p>0,6351599693</text:p>
          </table:table-cell>
          <table:table-cell table:number-columns-repeated="2"/>
        </table:table-row>
        <table:table-row table:style-name="ro2">
          <table:table-cell office:value-type="float" office:value="1409874402.95366" calcext:value-type="float">
            <text:p>1409874402,9536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2.3194" calcext:value-type="float">
            <text:p>1409874402,3194</text:p>
          </table:table-cell>
          <table:table-cell office:value-type="float" office:value="7314" calcext:value-type="float">
            <text:p>7314</text:p>
          </table:table-cell>
          <table:table-cell table:formula="of:=[.A215]-[.C215]" office:value-type="float" office:value="0.634259939193726" calcext:value-type="float">
            <text:p>0,6342599392</text:p>
          </table:table-cell>
          <table:table-cell table:number-columns-repeated="2"/>
        </table:table-row>
        <table:table-row table:style-name="ro2">
          <table:table-cell office:value-type="float" office:value="1409874403.14331" calcext:value-type="float">
            <text:p>1409874403,1433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2.50839" calcext:value-type="float">
            <text:p>1409874402,50839</text:p>
          </table:table-cell>
          <table:table-cell office:value-type="float" office:value="7315" calcext:value-type="float">
            <text:p>7315</text:p>
          </table:table-cell>
          <table:table-cell table:formula="of:=[.A216]-[.C216]" office:value-type="float" office:value="0.634920120239258" calcext:value-type="float">
            <text:p>0,6349201202</text:p>
          </table:table-cell>
          <table:table-cell table:number-columns-repeated="2"/>
        </table:table-row>
        <table:table-row table:style-name="ro2">
          <table:table-cell office:value-type="float" office:value="1409874403.33305" calcext:value-type="float">
            <text:p>1409874403,3330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2.69735" calcext:value-type="float">
            <text:p>1409874402,69735</text:p>
          </table:table-cell>
          <table:table-cell office:value-type="float" office:value="7316" calcext:value-type="float">
            <text:p>7316</text:p>
          </table:table-cell>
          <table:table-cell table:formula="of:=[.A217]-[.C217]" office:value-type="float" office:value="0.635699987411499" calcext:value-type="float">
            <text:p>0,6356999874</text:p>
          </table:table-cell>
          <table:table-cell table:number-columns-repeated="2"/>
        </table:table-row>
        <table:table-row table:style-name="ro2">
          <table:table-cell office:value-type="float" office:value="1409874403.51969" calcext:value-type="float">
            <text:p>1409874403,5196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2.88541" calcext:value-type="float">
            <text:p>1409874402,88541</text:p>
          </table:table-cell>
          <table:table-cell office:value-type="float" office:value="7317" calcext:value-type="float">
            <text:p>7317</text:p>
          </table:table-cell>
          <table:table-cell table:formula="of:=[.A218]-[.C218]" office:value-type="float" office:value="0.63427996635437" calcext:value-type="float">
            <text:p>0,6342799664</text:p>
          </table:table-cell>
          <table:table-cell table:number-columns-repeated="2"/>
        </table:table-row>
        <table:table-row table:style-name="ro2">
          <table:table-cell office:value-type="float" office:value="1409874403.70776" calcext:value-type="float">
            <text:p>1409874403,7077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3.07439" calcext:value-type="float">
            <text:p>1409874403,07439</text:p>
          </table:table-cell>
          <table:table-cell office:value-type="float" office:value="7318" calcext:value-type="float">
            <text:p>7318</text:p>
          </table:table-cell>
          <table:table-cell table:formula="of:=[.A219]-[.C219]" office:value-type="float" office:value="0.633370161056519" calcext:value-type="float">
            <text:p>0,6333701611</text:p>
          </table:table-cell>
          <table:table-cell table:number-columns-repeated="2"/>
        </table:table-row>
        <table:table-row table:style-name="ro2">
          <table:table-cell office:value-type="float" office:value="1409874403.89881" calcext:value-type="float">
            <text:p>1409874403,8988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3.26344" calcext:value-type="float">
            <text:p>1409874403,26344</text:p>
          </table:table-cell>
          <table:table-cell office:value-type="float" office:value="7319" calcext:value-type="float">
            <text:p>7319</text:p>
          </table:table-cell>
          <table:table-cell table:formula="of:=[.A220]-[.C220]" office:value-type="float" office:value="0.635370016098022" calcext:value-type="float">
            <text:p>0,6353700161</text:p>
          </table:table-cell>
          <table:table-cell table:number-columns-repeated="2"/>
        </table:table-row>
        <table:table-row table:style-name="ro2">
          <table:table-cell office:value-type="float" office:value="1409874404.08853" calcext:value-type="float">
            <text:p>1409874404,0885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3.45238" calcext:value-type="float">
            <text:p>1409874403,45238</text:p>
          </table:table-cell>
          <table:table-cell office:value-type="float" office:value="7320" calcext:value-type="float">
            <text:p>7320</text:p>
          </table:table-cell>
          <table:table-cell table:formula="of:=[.A221]-[.C221]" office:value-type="float" office:value="0.636150121688843" calcext:value-type="float">
            <text:p>0,6361501217</text:p>
          </table:table-cell>
          <table:table-cell table:number-columns-repeated="2"/>
        </table:table-row>
        <table:table-row table:style-name="ro2">
          <table:table-cell office:value-type="float" office:value="1409874404.27972" calcext:value-type="float">
            <text:p>1409874404,2797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3.64138" calcext:value-type="float">
            <text:p>1409874403,64138</text:p>
          </table:table-cell>
          <table:table-cell office:value-type="float" office:value="7321" calcext:value-type="float">
            <text:p>7321</text:p>
          </table:table-cell>
          <table:table-cell table:formula="of:=[.A222]-[.C222]" office:value-type="float" office:value="0.638339996337891" calcext:value-type="float">
            <text:p>0,6383399963</text:p>
          </table:table-cell>
          <table:table-cell table:number-columns-repeated="2"/>
        </table:table-row>
        <table:table-row table:style-name="ro2">
          <table:table-cell office:value-type="float" office:value="1409874404.46492" calcext:value-type="float">
            <text:p>1409874404,4649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3.83038" calcext:value-type="float">
            <text:p>1409874403,83038</text:p>
          </table:table-cell>
          <table:table-cell office:value-type="float" office:value="7322" calcext:value-type="float">
            <text:p>7322</text:p>
          </table:table-cell>
          <table:table-cell table:formula="of:=[.A223]-[.C223]" office:value-type="float" office:value="0.63454008102417" calcext:value-type="float">
            <text:p>0,634540081</text:p>
          </table:table-cell>
          <table:table-cell table:number-columns-repeated="2"/>
        </table:table-row>
        <table:table-row table:style-name="ro2">
          <table:table-cell office:value-type="float" office:value="1409874404.65891" calcext:value-type="float">
            <text:p>1409874404,6589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4.01944" calcext:value-type="float">
            <text:p>1409874404,01944</text:p>
          </table:table-cell>
          <table:table-cell office:value-type="float" office:value="7323" calcext:value-type="float">
            <text:p>7323</text:p>
          </table:table-cell>
          <table:table-cell table:formula="of:=[.A224]-[.C224]" office:value-type="float" office:value="0.639470100402832" calcext:value-type="float">
            <text:p>0,6394701004</text:p>
          </table:table-cell>
          <table:table-cell table:number-columns-repeated="2"/>
        </table:table-row>
        <table:table-row table:style-name="ro2">
          <table:table-cell office:value-type="float" office:value="1409874404.84421" calcext:value-type="float">
            <text:p>1409874404,8442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4.20842" calcext:value-type="float">
            <text:p>1409874404,20842</text:p>
          </table:table-cell>
          <table:table-cell office:value-type="float" office:value="7324" calcext:value-type="float">
            <text:p>7324</text:p>
          </table:table-cell>
          <table:table-cell table:formula="of:=[.A225]-[.C225]" office:value-type="float" office:value="0.63578987121582" calcext:value-type="float">
            <text:p>0,6357898712</text:p>
          </table:table-cell>
          <table:table-cell table:number-columns-repeated="2"/>
        </table:table-row>
        <table:table-row table:style-name="ro2">
          <table:table-cell office:value-type="float" office:value="1409874405.03376" calcext:value-type="float">
            <text:p>1409874405,0337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4.39743" calcext:value-type="float">
            <text:p>1409874404,39743</text:p>
          </table:table-cell>
          <table:table-cell office:value-type="float" office:value="7325" calcext:value-type="float">
            <text:p>7325</text:p>
          </table:table-cell>
          <table:table-cell table:formula="of:=[.A226]-[.C226]" office:value-type="float" office:value="0.636330127716064" calcext:value-type="float">
            <text:p>0,6363301277</text:p>
          </table:table-cell>
          <table:table-cell table:number-columns-repeated="2"/>
        </table:table-row>
        <table:table-row table:style-name="ro2">
          <table:table-cell office:value-type="float" office:value="1409874405.21904" calcext:value-type="float">
            <text:p>1409874405,2190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4.58644" calcext:value-type="float">
            <text:p>1409874404,58644</text:p>
          </table:table-cell>
          <table:table-cell office:value-type="float" office:value="7326" calcext:value-type="float">
            <text:p>7326</text:p>
          </table:table-cell>
          <table:table-cell table:formula="of:=[.A227]-[.C227]" office:value-type="float" office:value="0.632599830627441" calcext:value-type="float">
            <text:p>0,6325998306</text:p>
          </table:table-cell>
          <table:table-cell table:number-columns-repeated="2"/>
        </table:table-row>
        <table:table-row table:style-name="ro2">
          <table:table-cell office:value-type="float" office:value="1409874405.41159" calcext:value-type="float">
            <text:p>1409874405,4115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4.77533" calcext:value-type="float">
            <text:p>1409874404,77533</text:p>
          </table:table-cell>
          <table:table-cell office:value-type="float" office:value="7327" calcext:value-type="float">
            <text:p>7327</text:p>
          </table:table-cell>
          <table:table-cell table:formula="of:=[.A228]-[.C228]" office:value-type="float" office:value="0.636260032653809" calcext:value-type="float">
            <text:p>0,6362600327</text:p>
          </table:table-cell>
          <table:table-cell table:number-columns-repeated="2"/>
        </table:table-row>
        <table:table-row table:style-name="ro2">
          <table:table-cell office:value-type="float" office:value="1409874405.59967" calcext:value-type="float">
            <text:p>1409874405,5996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4.96433" calcext:value-type="float">
            <text:p>1409874404,96433</text:p>
          </table:table-cell>
          <table:table-cell office:value-type="float" office:value="7328" calcext:value-type="float">
            <text:p>7328</text:p>
          </table:table-cell>
          <table:table-cell table:formula="of:=[.A229]-[.C229]" office:value-type="float" office:value="0.635339975357056" calcext:value-type="float">
            <text:p>0,6353399754</text:p>
          </table:table-cell>
          <table:table-cell table:number-columns-repeated="2"/>
        </table:table-row>
        <table:table-row table:style-name="ro2">
          <table:table-cell office:value-type="float" office:value="1409874405.78789" calcext:value-type="float">
            <text:p>1409874405,7878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5.15244" calcext:value-type="float">
            <text:p>1409874405,15244</text:p>
          </table:table-cell>
          <table:table-cell office:value-type="float" office:value="7329" calcext:value-type="float">
            <text:p>7329</text:p>
          </table:table-cell>
          <table:table-cell table:formula="of:=[.A230]-[.C230]" office:value-type="float" office:value="0.635449886322022" calcext:value-type="float">
            <text:p>0,6354498863</text:p>
          </table:table-cell>
          <table:table-cell table:number-columns-repeated="2"/>
        </table:table-row>
        <table:table-row table:style-name="ro2">
          <table:table-cell office:value-type="float" office:value="1409874405.97907" calcext:value-type="float">
            <text:p>1409874405,9790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5.34144" calcext:value-type="float">
            <text:p>1409874405,34144</text:p>
          </table:table-cell>
          <table:table-cell office:value-type="float" office:value="7330" calcext:value-type="float">
            <text:p>7330</text:p>
          </table:table-cell>
          <table:table-cell table:formula="of:=[.A231]-[.C231]" office:value-type="float" office:value="0.637629985809326" calcext:value-type="float">
            <text:p>0,6376299858</text:p>
          </table:table-cell>
          <table:table-cell table:number-columns-repeated="2"/>
        </table:table-row>
        <table:table-row table:style-name="ro2">
          <table:table-cell office:value-type="float" office:value="1409874406.1672" calcext:value-type="float">
            <text:p>1409874406,167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5.53044" calcext:value-type="float">
            <text:p>1409874405,53044</text:p>
          </table:table-cell>
          <table:table-cell office:value-type="float" office:value="7331" calcext:value-type="float">
            <text:p>7331</text:p>
          </table:table-cell>
          <table:table-cell table:formula="of:=[.A232]-[.C232]" office:value-type="float" office:value="0.636759996414185" calcext:value-type="float">
            <text:p>0,6367599964</text:p>
          </table:table-cell>
          <table:table-cell table:number-columns-repeated="2"/>
        </table:table-row>
        <table:table-row table:style-name="ro2">
          <table:table-cell office:value-type="float" office:value="1409874406.35394" calcext:value-type="float">
            <text:p>1409874406,3539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5.71942" calcext:value-type="float">
            <text:p>1409874405,71942</text:p>
          </table:table-cell>
          <table:table-cell office:value-type="float" office:value="7332" calcext:value-type="float">
            <text:p>7332</text:p>
          </table:table-cell>
          <table:table-cell table:formula="of:=[.A233]-[.C233]" office:value-type="float" office:value="0.634520053863525" calcext:value-type="float">
            <text:p>0,6345200539</text:p>
          </table:table-cell>
          <table:table-cell table:number-columns-repeated="2"/>
        </table:table-row>
        <table:table-row table:style-name="ro2">
          <table:table-cell office:value-type="float" office:value="1409874406.54353" calcext:value-type="float">
            <text:p>1409874406,5435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5.90837" calcext:value-type="float">
            <text:p>1409874405,90837</text:p>
          </table:table-cell>
          <table:table-cell office:value-type="float" office:value="7333" calcext:value-type="float">
            <text:p>7333</text:p>
          </table:table-cell>
          <table:table-cell table:formula="of:=[.A234]-[.C234]" office:value-type="float" office:value="0.635159969329834" calcext:value-type="float">
            <text:p>0,6351599693</text:p>
          </table:table-cell>
          <table:table-cell table:number-columns-repeated="2"/>
        </table:table-row>
        <table:table-row table:style-name="ro2">
          <table:table-cell office:value-type="float" office:value="1409874406.73159" calcext:value-type="float">
            <text:p>1409874406,7315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6.09742" calcext:value-type="float">
            <text:p>1409874406,09742</text:p>
          </table:table-cell>
          <table:table-cell office:value-type="float" office:value="7334" calcext:value-type="float">
            <text:p>7334</text:p>
          </table:table-cell>
          <table:table-cell table:formula="of:=[.A235]-[.C235]" office:value-type="float" office:value="0.634170055389404" calcext:value-type="float">
            <text:p>0,6341700554</text:p>
          </table:table-cell>
          <table:table-cell table:number-columns-repeated="2"/>
        </table:table-row>
        <table:table-row table:style-name="ro2">
          <table:table-cell office:value-type="float" office:value="1409874406.92119" calcext:value-type="float">
            <text:p>1409874406,9211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6.28636" calcext:value-type="float">
            <text:p>1409874406,28636</text:p>
          </table:table-cell>
          <table:table-cell office:value-type="float" office:value="7335" calcext:value-type="float">
            <text:p>7335</text:p>
          </table:table-cell>
          <table:table-cell table:formula="of:=[.A236]-[.C236]" office:value-type="float" office:value="0.634829998016357" calcext:value-type="float">
            <text:p>0,634829998</text:p>
          </table:table-cell>
          <table:table-cell table:number-columns-repeated="2"/>
        </table:table-row>
        <table:table-row table:style-name="ro2">
          <table:table-cell office:value-type="float" office:value="1409874407.11238" calcext:value-type="float">
            <text:p>1409874407,1123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6.47536" calcext:value-type="float">
            <text:p>1409874406,47536</text:p>
          </table:table-cell>
          <table:table-cell office:value-type="float" office:value="7336" calcext:value-type="float">
            <text:p>7336</text:p>
          </table:table-cell>
          <table:table-cell table:formula="of:=[.A237]-[.C237]" office:value-type="float" office:value="0.637020111083984" calcext:value-type="float">
            <text:p>0,6370201111</text:p>
          </table:table-cell>
          <table:table-cell table:number-columns-repeated="2"/>
        </table:table-row>
        <table:table-row table:style-name="ro2">
          <table:table-cell office:value-type="float" office:value="1409874407.30056" calcext:value-type="float">
            <text:p>1409874407,3005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6.66438" calcext:value-type="float">
            <text:p>1409874406,66438</text:p>
          </table:table-cell>
          <table:table-cell office:value-type="float" office:value="7337" calcext:value-type="float">
            <text:p>7337</text:p>
          </table:table-cell>
          <table:table-cell table:formula="of:=[.A238]-[.C238]" office:value-type="float" office:value="0.636179924011231" calcext:value-type="float">
            <text:p>0,636179924</text:p>
          </table:table-cell>
          <table:table-cell table:number-columns-repeated="2"/>
        </table:table-row>
        <table:table-row table:style-name="ro2">
          <table:table-cell office:value-type="float" office:value="1409874407.48722" calcext:value-type="float">
            <text:p>1409874407,4872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6.85323" calcext:value-type="float">
            <text:p>1409874406,85323</text:p>
          </table:table-cell>
          <table:table-cell office:value-type="float" office:value="7338" calcext:value-type="float">
            <text:p>7338</text:p>
          </table:table-cell>
          <table:table-cell table:formula="of:=[.A239]-[.C239]" office:value-type="float" office:value="0.633990049362183" calcext:value-type="float">
            <text:p>0,6339900494</text:p>
          </table:table-cell>
          <table:table-cell table:number-columns-repeated="2"/>
        </table:table-row>
        <table:table-row table:style-name="ro2">
          <table:table-cell office:value-type="float" office:value="1409874407.67977" calcext:value-type="float">
            <text:p>1409874407,6797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7.04241" calcext:value-type="float">
            <text:p>1409874407,04241</text:p>
          </table:table-cell>
          <table:table-cell office:value-type="float" office:value="7339" calcext:value-type="float">
            <text:p>7339</text:p>
          </table:table-cell>
          <table:table-cell table:formula="of:=[.A240]-[.C240]" office:value-type="float" office:value="0.637360095977783" calcext:value-type="float">
            <text:p>0,637360096</text:p>
          </table:table-cell>
          <table:table-cell table:number-columns-repeated="2"/>
        </table:table-row>
        <table:table-row table:style-name="ro2">
          <table:table-cell office:value-type="float" office:value="1409874407.86648" calcext:value-type="float">
            <text:p>1409874407,8664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7.2314" calcext:value-type="float">
            <text:p>1409874407,2314</text:p>
          </table:table-cell>
          <table:table-cell office:value-type="float" office:value="7340" calcext:value-type="float">
            <text:p>7340</text:p>
          </table:table-cell>
          <table:table-cell table:formula="of:=[.A241]-[.C241]" office:value-type="float" office:value="0.635080099105835" calcext:value-type="float">
            <text:p>0,6350800991</text:p>
          </table:table-cell>
          <table:table-cell table:number-columns-repeated="2"/>
        </table:table-row>
        <table:table-row table:style-name="ro2">
          <table:table-cell office:value-type="float" office:value="1409874408.05469" calcext:value-type="float">
            <text:p>1409874408,0546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7.41941" calcext:value-type="float">
            <text:p>1409874407,41941</text:p>
          </table:table-cell>
          <table:table-cell office:value-type="float" office:value="7341" calcext:value-type="float">
            <text:p>7341</text:p>
          </table:table-cell>
          <table:table-cell table:formula="of:=[.A242]-[.C242]" office:value-type="float" office:value="0.635279893875122" calcext:value-type="float">
            <text:p>0,6352798939</text:p>
          </table:table-cell>
          <table:table-cell table:number-columns-repeated="2"/>
        </table:table-row>
        <table:table-row table:style-name="ro2">
          <table:table-cell office:value-type="float" office:value="1409874408.24571" calcext:value-type="float">
            <text:p>1409874408,2457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7.60842" calcext:value-type="float">
            <text:p>1409874407,60842</text:p>
          </table:table-cell>
          <table:table-cell office:value-type="float" office:value="7342" calcext:value-type="float">
            <text:p>7342</text:p>
          </table:table-cell>
          <table:table-cell table:formula="of:=[.A243]-[.C243]" office:value-type="float" office:value="0.637290000915527" calcext:value-type="float">
            <text:p>0,6372900009</text:p>
          </table:table-cell>
          <table:table-cell table:number-columns-repeated="2"/>
        </table:table-row>
        <table:table-row table:style-name="ro2">
          <table:table-cell office:value-type="float" office:value="1409874408.43244" calcext:value-type="float">
            <text:p>1409874408,4324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7.79736" calcext:value-type="float">
            <text:p>1409874407,79736</text:p>
          </table:table-cell>
          <table:table-cell office:value-type="float" office:value="7343" calcext:value-type="float">
            <text:p>7343</text:p>
          </table:table-cell>
          <table:table-cell table:formula="of:=[.A244]-[.C244]" office:value-type="float" office:value="0.635080099105835" calcext:value-type="float">
            <text:p>0,6350800991</text:p>
          </table:table-cell>
          <table:table-cell table:number-columns-repeated="2"/>
        </table:table-row>
        <table:table-row table:style-name="ro2">
          <table:table-cell office:value-type="float" office:value="1409874408.62051" calcext:value-type="float">
            <text:p>1409874408,6205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7.98638" calcext:value-type="float">
            <text:p>1409874407,98638</text:p>
          </table:table-cell>
          <table:table-cell office:value-type="float" office:value="7344" calcext:value-type="float">
            <text:p>7344</text:p>
          </table:table-cell>
          <table:table-cell table:formula="of:=[.A245]-[.C245]" office:value-type="float" office:value="0.634130001068115" calcext:value-type="float">
            <text:p>0,6341300011</text:p>
          </table:table-cell>
          <table:table-cell table:number-columns-repeated="2"/>
        </table:table-row>
        <table:table-row table:style-name="ro2">
          <table:table-cell office:value-type="float" office:value="1409874408.81171" calcext:value-type="float">
            <text:p>1409874408,8117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8.17536" calcext:value-type="float">
            <text:p>1409874408,17536</text:p>
          </table:table-cell>
          <table:table-cell office:value-type="float" office:value="7345" calcext:value-type="float">
            <text:p>7345</text:p>
          </table:table-cell>
          <table:table-cell table:formula="of:=[.A246]-[.C246]" office:value-type="float" office:value="0.63634991645813" calcext:value-type="float">
            <text:p>0,6363499165</text:p>
          </table:table-cell>
          <table:table-cell table:number-columns-repeated="2"/>
        </table:table-row>
        <table:table-row table:style-name="ro2">
          <table:table-cell office:value-type="float" office:value="1409874408.99993" calcext:value-type="float">
            <text:p>1409874408,9999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8.36436" calcext:value-type="float">
            <text:p>1409874408,36436</text:p>
          </table:table-cell>
          <table:table-cell office:value-type="float" office:value="7346" calcext:value-type="float">
            <text:p>7346</text:p>
          </table:table-cell>
          <table:table-cell table:formula="of:=[.A247]-[.C247]" office:value-type="float" office:value="0.63556981086731" calcext:value-type="float">
            <text:p>0,6355698109</text:p>
          </table:table-cell>
          <table:table-cell table:number-columns-repeated="2"/>
        </table:table-row>
        <table:table-row table:style-name="ro2">
          <table:table-cell office:value-type="float" office:value="1409874409.18655" calcext:value-type="float">
            <text:p>1409874409,1865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8.55339" calcext:value-type="float">
            <text:p>1409874408,55339</text:p>
          </table:table-cell>
          <table:table-cell office:value-type="float" office:value="7347" calcext:value-type="float">
            <text:p>7347</text:p>
          </table:table-cell>
          <table:table-cell table:formula="of:=[.A248]-[.C248]" office:value-type="float" office:value="0.633159875869751" calcext:value-type="float">
            <text:p>0,6331598759</text:p>
          </table:table-cell>
          <table:table-cell table:number-columns-repeated="2"/>
        </table:table-row>
        <table:table-row table:style-name="ro2">
          <table:table-cell office:value-type="float" office:value="1409874409.37912" calcext:value-type="float">
            <text:p>1409874409,3791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8.74243" calcext:value-type="float">
            <text:p>1409874408,74243</text:p>
          </table:table-cell>
          <table:table-cell office:value-type="float" office:value="7348" calcext:value-type="float">
            <text:p>7348</text:p>
          </table:table-cell>
          <table:table-cell table:formula="of:=[.A249]-[.C249]" office:value-type="float" office:value="0.636690139770508" calcext:value-type="float">
            <text:p>0,6366901398</text:p>
          </table:table-cell>
          <table:table-cell table:number-columns-repeated="2"/>
        </table:table-row>
        <table:table-row table:style-name="ro2">
          <table:table-cell office:value-type="float" office:value="1409874409.5672" calcext:value-type="float">
            <text:p>1409874409,567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8.93132" calcext:value-type="float">
            <text:p>1409874408,93132</text:p>
          </table:table-cell>
          <table:table-cell office:value-type="float" office:value="7349" calcext:value-type="float">
            <text:p>7349</text:p>
          </table:table-cell>
          <table:table-cell table:formula="of:=[.A250]-[.C250]" office:value-type="float" office:value="0.635879993438721" calcext:value-type="float">
            <text:p>0,6358799934</text:p>
          </table:table-cell>
          <table:table-cell table:number-columns-repeated="2"/>
        </table:table-row>
        <table:table-row table:style-name="ro2">
          <table:table-cell office:value-type="float" office:value="1409874409.75407" calcext:value-type="float">
            <text:p>1409874409,7540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9.12034" calcext:value-type="float">
            <text:p>1409874409,12034</text:p>
          </table:table-cell>
          <table:table-cell office:value-type="float" office:value="7350" calcext:value-type="float">
            <text:p>7350</text:p>
          </table:table-cell>
          <table:table-cell table:formula="of:=[.A251]-[.C251]" office:value-type="float" office:value="0.633729934692383" calcext:value-type="float">
            <text:p>0,6337299347</text:p>
          </table:table-cell>
          <table:table-cell table:number-columns-repeated="2"/>
        </table:table-row>
        <table:table-row table:style-name="ro2">
          <table:table-cell office:value-type="float" office:value="1409874409.9436" calcext:value-type="float">
            <text:p>1409874409,943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9.30942" calcext:value-type="float">
            <text:p>1409874409,30942</text:p>
          </table:table-cell>
          <table:table-cell office:value-type="float" office:value="7351" calcext:value-type="float">
            <text:p>7351</text:p>
          </table:table-cell>
          <table:table-cell table:formula="of:=[.A252]-[.C252]" office:value-type="float" office:value="0.634179830551147" calcext:value-type="float">
            <text:p>0,6341798306</text:p>
          </table:table-cell>
          <table:table-cell table:number-columns-repeated="2"/>
        </table:table-row>
        <table:table-row table:style-name="ro2">
          <table:table-cell office:value-type="float" office:value="1409874410.13471" calcext:value-type="float">
            <text:p>1409874410,1347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9.49843" calcext:value-type="float">
            <text:p>1409874409,49843</text:p>
          </table:table-cell>
          <table:table-cell office:value-type="float" office:value="7352" calcext:value-type="float">
            <text:p>7352</text:p>
          </table:table-cell>
          <table:table-cell table:formula="of:=[.A253]-[.C253]" office:value-type="float" office:value="0.636280059814453" calcext:value-type="float">
            <text:p>0,6362800598</text:p>
          </table:table-cell>
          <table:table-cell table:number-columns-repeated="2"/>
        </table:table-row>
        <table:table-row table:style-name="ro2">
          <table:table-cell office:value-type="float" office:value="1409874410.31987" calcext:value-type="float">
            <text:p>1409874410,3198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9.68641" calcext:value-type="float">
            <text:p>1409874409,68641</text:p>
          </table:table-cell>
          <table:table-cell office:value-type="float" office:value="7353" calcext:value-type="float">
            <text:p>7353</text:p>
          </table:table-cell>
          <table:table-cell table:formula="of:=[.A254]-[.C254]" office:value-type="float" office:value="0.63346004486084" calcext:value-type="float">
            <text:p>0,6334600449</text:p>
          </table:table-cell>
          <table:table-cell table:number-columns-repeated="2"/>
        </table:table-row>
        <table:table-row table:style-name="ro2">
          <table:table-cell office:value-type="float" office:value="1409874410.5095" calcext:value-type="float">
            <text:p>1409874410,509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09.87535" calcext:value-type="float">
            <text:p>1409874409,87535</text:p>
          </table:table-cell>
          <table:table-cell office:value-type="float" office:value="7354" calcext:value-type="float">
            <text:p>7354</text:p>
          </table:table-cell>
          <table:table-cell table:formula="of:=[.A255]-[.C255]" office:value-type="float" office:value="0.63415002822876" calcext:value-type="float">
            <text:p>0,6341500282</text:p>
          </table:table-cell>
          <table:table-cell table:number-columns-repeated="2"/>
        </table:table-row>
        <table:table-row table:style-name="ro2">
          <table:table-cell office:value-type="float" office:value="1409874410.69912" calcext:value-type="float">
            <text:p>1409874410,6991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0.06444" calcext:value-type="float">
            <text:p>1409874410,06444</text:p>
          </table:table-cell>
          <table:table-cell office:value-type="float" office:value="7355" calcext:value-type="float">
            <text:p>7355</text:p>
          </table:table-cell>
          <table:table-cell table:formula="of:=[.A256]-[.C256]" office:value-type="float" office:value="0.634680032730103" calcext:value-type="float">
            <text:p>0,6346800327</text:p>
          </table:table-cell>
          <table:table-cell table:number-columns-repeated="2"/>
        </table:table-row>
        <table:table-row table:style-name="ro2">
          <table:table-cell office:value-type="float" office:value="1409874410.88733" calcext:value-type="float">
            <text:p>1409874410,8873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0.25403" calcext:value-type="float">
            <text:p>1409874410,25403</text:p>
          </table:table-cell>
          <table:table-cell office:value-type="float" office:value="7356" calcext:value-type="float">
            <text:p>7356</text:p>
          </table:table-cell>
          <table:table-cell table:formula="of:=[.A257]-[.C257]" office:value-type="float" office:value="0.633300065994263" calcext:value-type="float">
            <text:p>0,633300066</text:p>
          </table:table-cell>
          <table:table-cell table:number-columns-repeated="2"/>
        </table:table-row>
        <table:table-row table:style-name="ro2">
          <table:table-cell office:value-type="float" office:value="1409874411.07846" calcext:value-type="float">
            <text:p>1409874411,0784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0.44243" calcext:value-type="float">
            <text:p>1409874410,44243</text:p>
          </table:table-cell>
          <table:table-cell office:value-type="float" office:value="7357" calcext:value-type="float">
            <text:p>7357</text:p>
          </table:table-cell>
          <table:table-cell table:formula="of:=[.A258]-[.C258]" office:value-type="float" office:value="0.636029958724976" calcext:value-type="float">
            <text:p>0,6360299587</text:p>
          </table:table-cell>
          <table:table-cell table:number-columns-repeated="2"/>
        </table:table-row>
        <table:table-row table:style-name="ro2">
          <table:table-cell office:value-type="float" office:value="1409874411.2681" calcext:value-type="float">
            <text:p>1409874411,268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0.63138" calcext:value-type="float">
            <text:p>1409874410,63138</text:p>
          </table:table-cell>
          <table:table-cell office:value-type="float" office:value="7358" calcext:value-type="float">
            <text:p>7358</text:p>
          </table:table-cell>
          <table:table-cell table:formula="of:=[.A259]-[.C259]" office:value-type="float" office:value="0.636719942092896" calcext:value-type="float">
            <text:p>0,6367199421</text:p>
          </table:table-cell>
          <table:table-cell table:number-columns-repeated="2"/>
        </table:table-row>
        <table:table-row table:style-name="ro2">
          <table:table-cell office:value-type="float" office:value="1409874411.45916" calcext:value-type="float">
            <text:p>1409874411,4591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0.82036" calcext:value-type="float">
            <text:p>1409874410,82036</text:p>
          </table:table-cell>
          <table:table-cell office:value-type="float" office:value="7359" calcext:value-type="float">
            <text:p>7359</text:p>
          </table:table-cell>
          <table:table-cell table:formula="of:=[.A260]-[.C260]" office:value-type="float" office:value="0.638800144195557" calcext:value-type="float">
            <text:p>0,6388001442</text:p>
          </table:table-cell>
          <table:table-cell table:number-columns-repeated="2"/>
        </table:table-row>
        <table:table-row table:style-name="ro2">
          <table:table-cell office:value-type="float" office:value="1409874411.64291" calcext:value-type="float">
            <text:p>1409874411,6429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1.00931" calcext:value-type="float">
            <text:p>1409874411,00931</text:p>
          </table:table-cell>
          <table:table-cell office:value-type="float" office:value="7360" calcext:value-type="float">
            <text:p>7360</text:p>
          </table:table-cell>
          <table:table-cell table:formula="of:=[.A261]-[.C261]" office:value-type="float" office:value="0.633599996566772" calcext:value-type="float">
            <text:p>0,6335999966</text:p>
          </table:table-cell>
          <table:table-cell table:number-columns-repeated="2"/>
        </table:table-row>
        <table:table-row table:style-name="ro2">
          <table:table-cell office:value-type="float" office:value="1409874411.83405" calcext:value-type="float">
            <text:p>1409874411,8340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1.19841" calcext:value-type="float">
            <text:p>1409874411,19841</text:p>
          </table:table-cell>
          <table:table-cell office:value-type="float" office:value="7361" calcext:value-type="float">
            <text:p>7361</text:p>
          </table:table-cell>
          <table:table-cell table:formula="of:=[.A262]-[.C262]" office:value-type="float" office:value="0.635639905929565" calcext:value-type="float">
            <text:p>0,6356399059</text:p>
          </table:table-cell>
          <table:table-cell table:number-columns-repeated="2"/>
        </table:table-row>
        <table:table-row table:style-name="ro2">
          <table:table-cell office:value-type="float" office:value="1409874412.02362" calcext:value-type="float">
            <text:p>1409874412,0236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1.3874" calcext:value-type="float">
            <text:p>1409874411,3874</text:p>
          </table:table-cell>
          <table:table-cell office:value-type="float" office:value="7362" calcext:value-type="float">
            <text:p>7362</text:p>
          </table:table-cell>
          <table:table-cell table:formula="of:=[.A263]-[.C263]" office:value-type="float" office:value="0.63621997833252" calcext:value-type="float">
            <text:p>0,6362199783</text:p>
          </table:table-cell>
          <table:table-cell table:number-columns-repeated="2"/>
        </table:table-row>
        <table:table-row table:style-name="ro2">
          <table:table-cell office:value-type="float" office:value="1409874412.21038" calcext:value-type="float">
            <text:p>1409874412,2103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1.57634" calcext:value-type="float">
            <text:p>1409874411,57634</text:p>
          </table:table-cell>
          <table:table-cell office:value-type="float" office:value="7363" calcext:value-type="float">
            <text:p>7363</text:p>
          </table:table-cell>
          <table:table-cell table:formula="of:=[.A264]-[.C264]" office:value-type="float" office:value="0.634040117263794" calcext:value-type="float">
            <text:p>0,6340401173</text:p>
          </table:table-cell>
          <table:table-cell table:number-columns-repeated="2"/>
        </table:table-row>
        <table:table-row table:style-name="ro2">
          <table:table-cell office:value-type="float" office:value="1409874412.39847" calcext:value-type="float">
            <text:p>1409874412,3984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1.76535" calcext:value-type="float">
            <text:p>1409874411,76535</text:p>
          </table:table-cell>
          <table:table-cell office:value-type="float" office:value="7364" calcext:value-type="float">
            <text:p>7364</text:p>
          </table:table-cell>
          <table:table-cell table:formula="of:=[.A265]-[.C265]" office:value-type="float" office:value="0.633119821548462" calcext:value-type="float">
            <text:p>0,6331198215</text:p>
          </table:table-cell>
          <table:table-cell table:number-columns-repeated="2"/>
        </table:table-row>
        <table:table-row table:style-name="ro2">
          <table:table-cell office:value-type="float" office:value="1409874412.58667" calcext:value-type="float">
            <text:p>1409874412,5866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1.95334" calcext:value-type="float">
            <text:p>1409874411,95334</text:p>
          </table:table-cell>
          <table:table-cell office:value-type="float" office:value="7365" calcext:value-type="float">
            <text:p>7365</text:p>
          </table:table-cell>
          <table:table-cell table:formula="of:=[.A266]-[.C266]" office:value-type="float" office:value="0.63332986831665" calcext:value-type="float">
            <text:p>0,6333298683</text:p>
          </table:table-cell>
          <table:table-cell table:number-columns-repeated="2"/>
        </table:table-row>
        <table:table-row table:style-name="ro2">
          <table:table-cell office:value-type="float" office:value="1409874412.77772" calcext:value-type="float">
            <text:p>1409874412,7777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2.14238" calcext:value-type="float">
            <text:p>1409874412,14238</text:p>
          </table:table-cell>
          <table:table-cell office:value-type="float" office:value="7366" calcext:value-type="float">
            <text:p>7366</text:p>
          </table:table-cell>
          <table:table-cell table:formula="of:=[.A267]-[.C267]" office:value-type="float" office:value="0.635339975357056" calcext:value-type="float">
            <text:p>0,6353399754</text:p>
          </table:table-cell>
          <table:table-cell table:number-columns-repeated="2"/>
        </table:table-row>
        <table:table-row table:style-name="ro2">
          <table:table-cell office:value-type="float" office:value="1409874412.9659" calcext:value-type="float">
            <text:p>1409874412,965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2.33134" calcext:value-type="float">
            <text:p>1409874412,33134</text:p>
          </table:table-cell>
          <table:table-cell office:value-type="float" office:value="7367" calcext:value-type="float">
            <text:p>7367</text:p>
          </table:table-cell>
          <table:table-cell table:formula="of:=[.A268]-[.C268]" office:value-type="float" office:value="0.634559869766235" calcext:value-type="float">
            <text:p>0,6345598698</text:p>
          </table:table-cell>
          <table:table-cell table:number-columns-repeated="2"/>
        </table:table-row>
        <table:table-row table:style-name="ro2">
          <table:table-cell office:value-type="float" office:value="1409874413.15852" calcext:value-type="float">
            <text:p>1409874413,1585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2.5204" calcext:value-type="float">
            <text:p>1409874412,5204</text:p>
          </table:table-cell>
          <table:table-cell office:value-type="float" office:value="7368" calcext:value-type="float">
            <text:p>7368</text:p>
          </table:table-cell>
          <table:table-cell table:formula="of:=[.A269]-[.C269]" office:value-type="float" office:value="0.63811993598938" calcext:value-type="float">
            <text:p>0,638119936</text:p>
          </table:table-cell>
          <table:table-cell table:number-columns-repeated="2"/>
        </table:table-row>
        <table:table-row table:style-name="ro2">
          <table:table-cell office:value-type="float" office:value="1409874413.34671" calcext:value-type="float">
            <text:p>1409874413,3467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2.70931" calcext:value-type="float">
            <text:p>1409874412,70931</text:p>
          </table:table-cell>
          <table:table-cell office:value-type="float" office:value="7369" calcext:value-type="float">
            <text:p>7369</text:p>
          </table:table-cell>
          <table:table-cell table:formula="of:=[.A270]-[.C270]" office:value-type="float" office:value="0.637399911880493" calcext:value-type="float">
            <text:p>0,6373999119</text:p>
          </table:table-cell>
          <table:table-cell table:number-columns-repeated="2"/>
        </table:table-row>
        <table:table-row table:style-name="ro2">
          <table:table-cell office:value-type="float" office:value="1409874413.53334" calcext:value-type="float">
            <text:p>1409874413,5333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2.8983" calcext:value-type="float">
            <text:p>1409874412,8983</text:p>
          </table:table-cell>
          <table:table-cell office:value-type="float" office:value="7370" calcext:value-type="float">
            <text:p>7370</text:p>
          </table:table-cell>
          <table:table-cell table:formula="of:=[.A271]-[.C271]" office:value-type="float" office:value="0.635040044784546" calcext:value-type="float">
            <text:p>0,6350400448</text:p>
          </table:table-cell>
          <table:table-cell table:number-columns-repeated="2"/>
        </table:table-row>
        <table:table-row table:style-name="ro2">
          <table:table-cell office:value-type="float" office:value="1409874413.72452" calcext:value-type="float">
            <text:p>1409874413,7245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3.08739" calcext:value-type="float">
            <text:p>1409874413,08739</text:p>
          </table:table-cell>
          <table:table-cell office:value-type="float" office:value="7371" calcext:value-type="float">
            <text:p>7371</text:p>
          </table:table-cell>
          <table:table-cell table:formula="of:=[.A272]-[.C272]" office:value-type="float" office:value="0.63713002204895" calcext:value-type="float">
            <text:p>0,637130022</text:p>
          </table:table-cell>
          <table:table-cell table:number-columns-repeated="2"/>
        </table:table-row>
        <table:table-row table:style-name="ro2">
          <table:table-cell office:value-type="float" office:value="1409874413.91121" calcext:value-type="float">
            <text:p>1409874413,9112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3.2764" calcext:value-type="float">
            <text:p>1409874413,2764</text:p>
          </table:table-cell>
          <table:table-cell office:value-type="float" office:value="7372" calcext:value-type="float">
            <text:p>7372</text:p>
          </table:table-cell>
          <table:table-cell table:formula="of:=[.A273]-[.C273]" office:value-type="float" office:value="0.634809970855713" calcext:value-type="float">
            <text:p>0,6348099709</text:p>
          </table:table-cell>
          <table:table-cell table:number-columns-repeated="2"/>
        </table:table-row>
        <table:table-row table:style-name="ro2">
          <table:table-cell office:value-type="float" office:value="1409874414.09938" calcext:value-type="float">
            <text:p>1409874414,0993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3.4654" calcext:value-type="float">
            <text:p>1409874413,4654</text:p>
          </table:table-cell>
          <table:table-cell office:value-type="float" office:value="7373" calcext:value-type="float">
            <text:p>7373</text:p>
          </table:table-cell>
          <table:table-cell table:formula="of:=[.A274]-[.C274]" office:value-type="float" office:value="0.63398003578186" calcext:value-type="float">
            <text:p>0,6339800358</text:p>
          </table:table-cell>
          <table:table-cell table:number-columns-repeated="2"/>
        </table:table-row>
        <table:table-row table:style-name="ro2">
          <table:table-cell office:value-type="float" office:value="1409874414.2875" calcext:value-type="float">
            <text:p>1409874414,287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3.6544" calcext:value-type="float">
            <text:p>1409874413,6544</text:p>
          </table:table-cell>
          <table:table-cell office:value-type="float" office:value="7374" calcext:value-type="float">
            <text:p>7374</text:p>
          </table:table-cell>
          <table:table-cell table:formula="of:=[.A275]-[.C275]" office:value-type="float" office:value="0.633099794387817" calcext:value-type="float">
            <text:p>0,6330997944</text:p>
          </table:table-cell>
          <table:table-cell table:number-columns-repeated="2"/>
        </table:table-row>
        <table:table-row table:style-name="ro2">
          <table:table-cell office:value-type="float" office:value="1409874414.47858" calcext:value-type="float">
            <text:p>1409874414,47858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3.84334" calcext:value-type="float">
            <text:p>1409874413,84334</text:p>
          </table:table-cell>
          <table:table-cell office:value-type="float" office:value="7375" calcext:value-type="float">
            <text:p>7375</text:p>
          </table:table-cell>
          <table:table-cell table:formula="of:=[.A276]-[.C276]" office:value-type="float" office:value="0.635240077972412" calcext:value-type="float">
            <text:p>0,635240078</text:p>
          </table:table-cell>
          <table:table-cell table:number-columns-repeated="2"/>
        </table:table-row>
        <table:table-row table:style-name="ro2">
          <table:table-cell office:value-type="float" office:value="1409874414.66665" calcext:value-type="float">
            <text:p>1409874414,6666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4.03239" calcext:value-type="float">
            <text:p>1409874414,03239</text:p>
          </table:table-cell>
          <table:table-cell office:value-type="float" office:value="7376" calcext:value-type="float">
            <text:p>7376</text:p>
          </table:table-cell>
          <table:table-cell table:formula="of:=[.A277]-[.C277]" office:value-type="float" office:value="0.634259939193726" calcext:value-type="float">
            <text:p>0,6342599392</text:p>
          </table:table-cell>
          <table:table-cell table:number-columns-repeated="2"/>
        </table:table-row>
        <table:table-row table:style-name="ro2">
          <table:table-cell office:value-type="float" office:value="1409874414.85339" calcext:value-type="float">
            <text:p>1409874414,8533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4.22034" calcext:value-type="float">
            <text:p>1409874414,22034</text:p>
          </table:table-cell>
          <table:table-cell office:value-type="float" office:value="7377" calcext:value-type="float">
            <text:p>7377</text:p>
          </table:table-cell>
          <table:table-cell table:formula="of:=[.A278]-[.C278]" office:value-type="float" office:value="0.633049964904785" calcext:value-type="float">
            <text:p>0,6330499649</text:p>
          </table:table-cell>
          <table:table-cell table:number-columns-repeated="2"/>
        </table:table-row>
        <table:table-row table:style-name="ro2">
          <table:table-cell office:value-type="float" office:value="1409874415.04466" calcext:value-type="float">
            <text:p>1409874415,0446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4.40936" calcext:value-type="float">
            <text:p>1409874414,40936</text:p>
          </table:table-cell>
          <table:table-cell office:value-type="float" office:value="7378" calcext:value-type="float">
            <text:p>7378</text:p>
          </table:table-cell>
          <table:table-cell table:formula="of:=[.A279]-[.C279]" office:value-type="float" office:value="0.635300159454346" calcext:value-type="float">
            <text:p>0,6353001595</text:p>
          </table:table-cell>
          <table:table-cell table:number-columns-repeated="2"/>
        </table:table-row>
        <table:table-row table:style-name="ro2">
          <table:table-cell office:value-type="float" office:value="1409874415.23412" calcext:value-type="float">
            <text:p>1409874415,2341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4.59838" calcext:value-type="float">
            <text:p>1409874414,59838</text:p>
          </table:table-cell>
          <table:table-cell office:value-type="float" office:value="7379" calcext:value-type="float">
            <text:p>7379</text:p>
          </table:table-cell>
          <table:table-cell table:formula="of:=[.A280]-[.C280]" office:value-type="float" office:value="0.635739803314209" calcext:value-type="float">
            <text:p>0,6357398033</text:p>
          </table:table-cell>
          <table:table-cell table:number-columns-repeated="2"/>
        </table:table-row>
        <table:table-row table:style-name="ro2">
          <table:table-cell office:value-type="float" office:value="1409874415.42525" calcext:value-type="float">
            <text:p>1409874415,4252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4.78739" calcext:value-type="float">
            <text:p>1409874414,78739</text:p>
          </table:table-cell>
          <table:table-cell office:value-type="float" office:value="7380" calcext:value-type="float">
            <text:p>7380</text:p>
          </table:table-cell>
          <table:table-cell table:formula="of:=[.A281]-[.C281]" office:value-type="float" office:value="0.637860059738159" calcext:value-type="float">
            <text:p>0,6378600597</text:p>
          </table:table-cell>
          <table:table-cell table:number-columns-repeated="2"/>
        </table:table-row>
        <table:table-row table:style-name="ro2">
          <table:table-cell office:value-type="float" office:value="1409874415.6105" calcext:value-type="float">
            <text:p>1409874415,610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4.97639" calcext:value-type="float">
            <text:p>1409874414,97639</text:p>
          </table:table-cell>
          <table:table-cell office:value-type="float" office:value="7381" calcext:value-type="float">
            <text:p>7381</text:p>
          </table:table-cell>
          <table:table-cell table:formula="of:=[.A282]-[.C282]" office:value-type="float" office:value="0.63411021232605" calcext:value-type="float">
            <text:p>0,6341102123</text:p>
          </table:table-cell>
          <table:table-cell table:number-columns-repeated="2"/>
        </table:table-row>
        <table:table-row table:style-name="ro2">
          <table:table-cell office:value-type="float" office:value="1409874415.80009" calcext:value-type="float">
            <text:p>1409874415,8000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5.16535" calcext:value-type="float">
            <text:p>1409874415,16535</text:p>
          </table:table-cell>
          <table:table-cell office:value-type="float" office:value="7382" calcext:value-type="float">
            <text:p>7382</text:p>
          </table:table-cell>
          <table:table-cell table:formula="of:=[.A283]-[.C283]" office:value-type="float" office:value="0.634740114212036" calcext:value-type="float">
            <text:p>0,6347401142</text:p>
          </table:table-cell>
          <table:table-cell table:number-columns-repeated="2"/>
        </table:table-row>
        <table:table-row table:style-name="ro2">
          <table:table-cell office:value-type="float" office:value="1409874415.99117" calcext:value-type="float">
            <text:p>1409874415,9911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5.35434" calcext:value-type="float">
            <text:p>1409874415,35434</text:p>
          </table:table-cell>
          <table:table-cell office:value-type="float" office:value="7383" calcext:value-type="float">
            <text:p>7383</text:p>
          </table:table-cell>
          <table:table-cell table:formula="of:=[.A284]-[.C284]" office:value-type="float" office:value="0.636829853057861" calcext:value-type="float">
            <text:p>0,6368298531</text:p>
          </table:table-cell>
          <table:table-cell table:number-columns-repeated="2"/>
        </table:table-row>
        <table:table-row table:style-name="ro2">
          <table:table-cell office:value-type="float" office:value="1409874416.17936" calcext:value-type="float">
            <text:p>1409874416,1793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5.54333" calcext:value-type="float">
            <text:p>1409874415,54333</text:p>
          </table:table-cell>
          <table:table-cell office:value-type="float" office:value="7384" calcext:value-type="float">
            <text:p>7384</text:p>
          </table:table-cell>
          <table:table-cell table:formula="of:=[.A285]-[.C285]" office:value-type="float" office:value="0.636029958724976" calcext:value-type="float">
            <text:p>0,6360299587</text:p>
          </table:table-cell>
          <table:table-cell table:number-columns-repeated="2"/>
        </table:table-row>
        <table:table-row table:style-name="ro2">
          <table:table-cell office:value-type="float" office:value="1409874416.36756" calcext:value-type="float">
            <text:p>1409874416,3675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5.73229" calcext:value-type="float">
            <text:p>1409874415,73229</text:p>
          </table:table-cell>
          <table:table-cell office:value-type="float" office:value="7385" calcext:value-type="float">
            <text:p>7385</text:p>
          </table:table-cell>
          <table:table-cell table:formula="of:=[.A286]-[.C286]" office:value-type="float" office:value="0.6352698802948" calcext:value-type="float">
            <text:p>0,6352698803</text:p>
          </table:table-cell>
          <table:table-cell table:number-columns-repeated="2"/>
        </table:table-row>
        <table:table-row table:style-name="ro2">
          <table:table-cell office:value-type="float" office:value="1409874416.55856" calcext:value-type="float">
            <text:p>1409874416,5585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5.92136" calcext:value-type="float">
            <text:p>1409874415,92136</text:p>
          </table:table-cell>
          <table:table-cell office:value-type="float" office:value="7386" calcext:value-type="float">
            <text:p>7386</text:p>
          </table:table-cell>
          <table:table-cell table:formula="of:=[.A287]-[.C287]" office:value-type="float" office:value="0.637199878692627" calcext:value-type="float">
            <text:p>0,6371998787</text:p>
          </table:table-cell>
          <table:table-cell table:number-columns-repeated="2"/>
        </table:table-row>
        <table:table-row table:style-name="ro2">
          <table:table-cell office:value-type="float" office:value="1409874416.74539" calcext:value-type="float">
            <text:p>1409874416,74539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6.11034" calcext:value-type="float">
            <text:p>1409874416,11034</text:p>
          </table:table-cell>
          <table:table-cell office:value-type="float" office:value="7387" calcext:value-type="float">
            <text:p>7387</text:p>
          </table:table-cell>
          <table:table-cell table:formula="of:=[.A288]-[.C288]" office:value-type="float" office:value="0.635049819946289" calcext:value-type="float">
            <text:p>0,6350498199</text:p>
          </table:table-cell>
          <table:table-cell table:number-columns-repeated="2"/>
        </table:table-row>
        <table:table-row table:style-name="ro2">
          <table:table-cell office:value-type="float" office:value="1409874416.93203" calcext:value-type="float">
            <text:p>1409874416,9320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6.29935" calcext:value-type="float">
            <text:p>1409874416,29935</text:p>
          </table:table-cell>
          <table:table-cell office:value-type="float" office:value="7388" calcext:value-type="float">
            <text:p>7388</text:p>
          </table:table-cell>
          <table:table-cell table:formula="of:=[.A289]-[.C289]" office:value-type="float" office:value="0.63267993927002" calcext:value-type="float">
            <text:p>0,6326799393</text:p>
          </table:table-cell>
          <table:table-cell table:number-columns-repeated="2"/>
        </table:table-row>
        <table:table-row table:style-name="ro2">
          <table:table-cell office:value-type="float" office:value="1409874417.12305" calcext:value-type="float">
            <text:p>1409874417,1230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6.48738" calcext:value-type="float">
            <text:p>1409874416,48738</text:p>
          </table:table-cell>
          <table:table-cell office:value-type="float" office:value="7389" calcext:value-type="float">
            <text:p>7389</text:p>
          </table:table-cell>
          <table:table-cell table:formula="of:=[.A290]-[.C290]" office:value-type="float" office:value="0.635669946670532" calcext:value-type="float">
            <text:p>0,6356699467</text:p>
          </table:table-cell>
          <table:table-cell table:number-columns-repeated="2"/>
        </table:table-row>
        <table:table-row table:style-name="ro2">
          <table:table-cell office:value-type="float" office:value="1409874417.31123" calcext:value-type="float">
            <text:p>1409874417,3112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6.67639" calcext:value-type="float">
            <text:p>1409874416,67639</text:p>
          </table:table-cell>
          <table:table-cell office:value-type="float" office:value="7390" calcext:value-type="float">
            <text:p>7390</text:p>
          </table:table-cell>
          <table:table-cell table:formula="of:=[.A291]-[.C291]" office:value-type="float" office:value="0.63484001159668" calcext:value-type="float">
            <text:p>0,6348400116</text:p>
          </table:table-cell>
          <table:table-cell table:number-columns-repeated="2"/>
        </table:table-row>
        <table:table-row table:style-name="ro2">
          <table:table-cell office:value-type="float" office:value="1409874417.49942" calcext:value-type="float">
            <text:p>1409874417,4994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6.86537" calcext:value-type="float">
            <text:p>1409874416,86537</text:p>
          </table:table-cell>
          <table:table-cell office:value-type="float" office:value="7391" calcext:value-type="float">
            <text:p>7391</text:p>
          </table:table-cell>
          <table:table-cell table:formula="of:=[.A292]-[.C292]" office:value-type="float" office:value="0.634049892425537" calcext:value-type="float">
            <text:p>0,6340498924</text:p>
          </table:table-cell>
          <table:table-cell table:number-columns-repeated="2"/>
        </table:table-row>
        <table:table-row table:style-name="ro2">
          <table:table-cell office:value-type="float" office:value="1409874417.69205" calcext:value-type="float">
            <text:p>1409874417,69205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7.05439" calcext:value-type="float">
            <text:p>1409874417,05439</text:p>
          </table:table-cell>
          <table:table-cell office:value-type="float" office:value="7392" calcext:value-type="float">
            <text:p>7392</text:p>
          </table:table-cell>
          <table:table-cell table:formula="of:=[.A293]-[.C293]" office:value-type="float" office:value="0.637660026550293" calcext:value-type="float">
            <text:p>0,6376600266</text:p>
          </table:table-cell>
          <table:table-cell table:number-columns-repeated="2"/>
        </table:table-row>
        <table:table-row table:style-name="ro2">
          <table:table-cell office:value-type="float" office:value="1409874417.88013" calcext:value-type="float">
            <text:p>1409874417,8801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7.24336" calcext:value-type="float">
            <text:p>1409874417,24336</text:p>
          </table:table-cell>
          <table:table-cell office:value-type="float" office:value="7393" calcext:value-type="float">
            <text:p>7393</text:p>
          </table:table-cell>
          <table:table-cell table:formula="of:=[.A294]-[.C294]" office:value-type="float" office:value="0.636770009994507" calcext:value-type="float">
            <text:p>0,63677001</text:p>
          </table:table-cell>
          <table:table-cell table:number-columns-repeated="2"/>
        </table:table-row>
        <table:table-row table:style-name="ro2">
          <table:table-cell office:value-type="float" office:value="1409874418.06973" calcext:value-type="float">
            <text:p>1409874418,0697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7.43235" calcext:value-type="float">
            <text:p>1409874417,43235</text:p>
          </table:table-cell>
          <table:table-cell office:value-type="float" office:value="7394" calcext:value-type="float">
            <text:p>7394</text:p>
          </table:table-cell>
          <table:table-cell table:formula="of:=[.A295]-[.C295]" office:value-type="float" office:value="0.637380123138428" calcext:value-type="float">
            <text:p>0,6373801231</text:p>
          </table:table-cell>
          <table:table-cell table:number-columns-repeated="2"/>
        </table:table-row>
        <table:table-row table:style-name="ro2">
          <table:table-cell office:value-type="float" office:value="1409874418.25792" calcext:value-type="float">
            <text:p>1409874418,25792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7.62138" calcext:value-type="float">
            <text:p>1409874417,62138</text:p>
          </table:table-cell>
          <table:table-cell office:value-type="float" office:value="7395" calcext:value-type="float">
            <text:p>7395</text:p>
          </table:table-cell>
          <table:table-cell table:formula="of:=[.A296]-[.C296]" office:value-type="float" office:value="0.636539936065674" calcext:value-type="float">
            <text:p>0,6365399361</text:p>
          </table:table-cell>
          <table:table-cell table:number-columns-repeated="2"/>
        </table:table-row>
        <table:table-row table:style-name="ro2">
          <table:table-cell office:value-type="float" office:value="1409874418.44616" calcext:value-type="float">
            <text:p>1409874418,44616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7.81039" calcext:value-type="float">
            <text:p>1409874417,81039</text:p>
          </table:table-cell>
          <table:table-cell office:value-type="float" office:value="7396" calcext:value-type="float">
            <text:p>7396</text:p>
          </table:table-cell>
          <table:table-cell table:formula="of:=[.A297]-[.C297]" office:value-type="float" office:value="0.635770082473755" calcext:value-type="float">
            <text:p>0,6357700825</text:p>
          </table:table-cell>
          <table:table-cell table:number-columns-repeated="2"/>
        </table:table-row>
        <table:table-row table:style-name="ro2">
          <table:table-cell office:value-type="float" office:value="1409874418.63273" calcext:value-type="float">
            <text:p>1409874418,63273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7.99931" calcext:value-type="float">
            <text:p>1409874417,99931</text:p>
          </table:table-cell>
          <table:table-cell office:value-type="float" office:value="7397" calcext:value-type="float">
            <text:p>7397</text:p>
          </table:table-cell>
          <table:table-cell table:formula="of:=[.A298]-[.C298]" office:value-type="float" office:value="0.633419990539551" calcext:value-type="float">
            <text:p>0,6334199905</text:p>
          </table:table-cell>
          <table:table-cell table:number-columns-repeated="2"/>
        </table:table-row>
        <table:table-row table:style-name="ro2">
          <table:table-cell office:value-type="float" office:value="1409874418.82237" calcext:value-type="float">
            <text:p>1409874418,8223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8.18914" calcext:value-type="float">
            <text:p>1409874418,18914</text:p>
          </table:table-cell>
          <table:table-cell office:value-type="float" office:value="7398" calcext:value-type="float">
            <text:p>7398</text:p>
          </table:table-cell>
          <table:table-cell table:formula="of:=[.A299]-[.C299]" office:value-type="float" office:value="0.633229970932007" calcext:value-type="float">
            <text:p>0,6332299709</text:p>
          </table:table-cell>
          <table:table-cell table:number-columns-repeated="2"/>
        </table:table-row>
        <table:table-row table:style-name="ro2">
          <table:table-cell office:value-type="float" office:value="1409874419.01201" calcext:value-type="float">
            <text:p>1409874419,0120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8.3774" calcext:value-type="float">
            <text:p>1409874418,3774</text:p>
          </table:table-cell>
          <table:table-cell office:value-type="float" office:value="7399" calcext:value-type="float">
            <text:p>7399</text:p>
          </table:table-cell>
          <table:table-cell table:formula="of:=[.A300]-[.C300]" office:value-type="float" office:value="0.634610176086426" calcext:value-type="float">
            <text:p>0,6346101761</text:p>
          </table:table-cell>
          <table:table-cell table:number-columns-repeated="2"/>
        </table:table-row>
        <table:table-row table:style-name="ro2">
          <table:table-cell office:value-type="float" office:value="1409874419.20021" calcext:value-type="float">
            <text:p>1409874419,2002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8.5664" calcext:value-type="float">
            <text:p>1409874418,5664</text:p>
          </table:table-cell>
          <table:table-cell office:value-type="float" office:value="7400" calcext:value-type="float">
            <text:p>7400</text:p>
          </table:table-cell>
          <table:table-cell table:formula="of:=[.A301]-[.C301]" office:value-type="float" office:value="0.633810043334961" calcext:value-type="float">
            <text:p>0,6338100433</text:p>
          </table:table-cell>
          <table:table-cell table:number-columns-repeated="2"/>
        </table:table-row>
        <table:table-row table:style-name="ro2">
          <table:table-cell office:value-type="float" office:value="1409874419.38984" calcext:value-type="float">
            <text:p>1409874419,3898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8.75534" calcext:value-type="float">
            <text:p>1409874418,75534</text:p>
          </table:table-cell>
          <table:table-cell office:value-type="float" office:value="7401" calcext:value-type="float">
            <text:p>7401</text:p>
          </table:table-cell>
          <table:table-cell table:formula="of:=[.A302]-[.C302]" office:value-type="float" office:value="0.634499788284302" calcext:value-type="float">
            <text:p>0,6344997883</text:p>
          </table:table-cell>
          <table:table-cell table:number-columns-repeated="2"/>
        </table:table-row>
        <table:table-row table:style-name="ro2">
          <table:table-cell office:value-type="float" office:value="1409874419.57947" calcext:value-type="float">
            <text:p>1409874419,57947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8.9434" calcext:value-type="float">
            <text:p>1409874418,9434</text:p>
          </table:table-cell>
          <table:table-cell office:value-type="float" office:value="7402" calcext:value-type="float">
            <text:p>7402</text:p>
          </table:table-cell>
          <table:table-cell table:formula="of:=[.A303]-[.C303]" office:value-type="float" office:value="0.636070013046265" calcext:value-type="float">
            <text:p>0,636070013</text:p>
          </table:table-cell>
          <table:table-cell table:number-columns-repeated="2"/>
        </table:table-row>
        <table:table-row table:style-name="ro2">
          <table:table-cell office:value-type="float" office:value="1409874419.76761" calcext:value-type="float">
            <text:p>1409874419,76761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9.13234" calcext:value-type="float">
            <text:p>1409874419,13234</text:p>
          </table:table-cell>
          <table:table-cell office:value-type="float" office:value="7403" calcext:value-type="float">
            <text:p>7403</text:p>
          </table:table-cell>
          <table:table-cell table:formula="of:=[.A304]-[.C304]" office:value-type="float" office:value="0.635270118713379" calcext:value-type="float">
            <text:p>0,6352701187</text:p>
          </table:table-cell>
          <table:table-cell table:number-columns-repeated="2"/>
        </table:table-row>
        <table:table-row table:style-name="ro2">
          <table:table-cell office:value-type="float" office:value="1409874419.96024" calcext:value-type="float">
            <text:p>1409874419,96024</text:p>
          </table:table-cell>
          <table:table-cell office:value-type="string" calcext:value-type="string">
            <text:p><text:s/>﾿ﾲKryptoradio delay test</text:p>
          </table:table-cell>
          <table:table-cell office:value-type="float" office:value="1409874419.32139" calcext:value-type="float">
            <text:p>1409874419,32139</text:p>
          </table:table-cell>
          <table:table-cell office:value-type="float" office:value="7404" calcext:value-type="float">
            <text:p>7404</text:p>
          </table:table-cell>
          <table:table-cell table:formula="of:=[.A305]-[.C305]" office:value-type="float" office:value="0.638849973678589" calcext:value-type="float">
            <text:p>0,638849973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0.00.0000</text:date>, <text:time style:data-style-name="N2" text:time-value="0000-00-00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5T02:55:21.100000000</dc:date>
    <meta:generator>LibreOffice/4.1.3.2$Windows_x86 LibreOffice_project/70feb7d99726f064edab4605a8ab840c50ec57a</meta:generator>
    <meta:editing-duration>P0D</meta:editing-duration>
    <meta:editing-cycles>1</meta:editing-cycles>
    <meta:document-statistic meta:table-count="1" meta:cell-count="15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75cm" svg:height="15.521cm" xlink:href=".." xlink:type="simple" chart:class="chart:bar" chart:style-name="ch1">
        <chart:title svg:x="12.109cm" svg:y="0.446cm" chart:style-name="ch2">
          <text:p>Transmission latencies</text:p>
        </chart:title>
        <chart:subtitle svg:x="9.979cm" svg:y="1.535cm" chart:style-name="ch3">
          <text:p>Latency from Kryptoradio server to receiver station</text:p>
        </chart:subtitle>
        <chart:plot-area chart:style-name="ch4" table:cell-range-address="Taulukko1.E1:Taulukko1.E305" chart:data-source-has-labels="row" svg:x="1.613cm" svg:y="2.838cm" svg:width="25.987cm" svg:height="11.365cm">
          <chartooo:coordinate-region svg:x="2.711cm" svg:y="3.05cm" svg:width="24.889cm" svg:height="10.21cm"/>
          <chart:axis chart:dimension="x" chart:name="primary-x" chart:style-name="ch5">
            <chart:title svg:x="13.398cm" svg:y="14.514cm" chart:style-name="ch6">
              <text:p>Packet identifier</text:p>
            </chart:title>
          </chart:axis>
          <chart:axis chart:dimension="y" chart:name="primary-y" chart:style-name="ch7">
            <chart:title svg:x="0.451cm" svg:y="9.53cm" chart:style-name="ch8">
              <text:p>Latencies (s)</text:p>
            </chart:title>
            <chart:grid chart:style-name="ch9" chart:class="major"/>
          </chart:axis>
          <chart:series chart:style-name="ch10" chart:values-cell-range-address="Taulukko1.E2:Taulukko1.E305" chart:label-cell-address="Taulukko1.E1:Taulukko1.E1" chart:class="chart:bar">
            <chart:data-point chart:repeated="30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aulukko1.E1:Taulukko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4259939193726">
                <text:p>0.634259939193726</text:p>
                <draw:g>
                  <svg:desc>Taulukko1.E2:Taulukko1.E3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4900093078613">
                <text:p>0.634900093078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4170055389404">
                <text:p>0.634170055389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3220195770264">
                <text:p>0.633220195770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5319948196411">
                <text:p>0.6353199481964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4479999542236">
                <text:p>0.634479999542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3579969406128">
                <text:p>0.633579969406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7219905853272">
                <text:p>0.637219905853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4899854660034">
                <text:p>0.6348998546600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4089946746826">
                <text:p>0.634089946746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1799936294556">
                <text:p>0.631799936294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332986831665">
                <text:p>0.633329868316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35509967803955">
                <text:p>0.6355099678039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4649991989136">
                <text:p>0.634649991989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539981842041">
                <text:p>0.63539981842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4479999542236">
                <text:p>0.634479999542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6590003967285">
                <text:p>0.6365900039672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5849952697754">
                <text:p>0.6358499526977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9379978179932">
                <text:p>0.639379978179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7010097503662">
                <text:p>0.6370100975036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6250019073486">
                <text:p>0.636250019073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35290145874023">
                <text:p>0.6352901458740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33039951324463">
                <text:p>0.6330399513244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34700059890747">
                <text:p>0.6347000598907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35319948196411">
                <text:p>0.635319948196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35970115661621">
                <text:p>0.6359701156616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36539936065674">
                <text:p>0.636539936065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8759851455689">
                <text:p>0.6387598514556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34909868240356">
                <text:p>0.6349098682403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35540008544922">
                <text:p>0.635540008544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34619951248169">
                <text:p>0.6346199512481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5220050811768">
                <text:p>0.6352200508117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32969856262207">
                <text:p>0.6329698562622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3211989402771">
                <text:p>0.632119894027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34370088577271">
                <text:p>0.6343700885772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35919809341431">
                <text:p>0.635919809341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38099908828735">
                <text:p>0.6380999088287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37089967727661">
                <text:p>0.6370899677276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33379936218262">
                <text:p>0.6333799362182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35600090026856">
                <text:p>0.6356000900268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34550094604492">
                <text:p>0.6345500946044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33839845657349">
                <text:p>0.6338398456573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34380102157593">
                <text:p>0.6343801021575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34949922561646">
                <text:p>0.6349499225616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7140035629272">
                <text:p>0.6371400356292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36220216751099">
                <text:p>0.6362202167510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34170055389404">
                <text:p>0.6341700553894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35680198669434">
                <text:p>0.6356801986694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34690046310425">
                <text:p>0.6346900463104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33909940719605">
                <text:p>0.6339099407196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34619951248169">
                <text:p>0.6346199512481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35159969329834">
                <text:p>0.6351599693298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34379863739014">
                <text:p>0.6343798637390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33549928665161">
                <text:p>0.6335499286651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32619857788086">
                <text:p>0.6326198577880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484001159668">
                <text:p>0.634840011596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38409852981567">
                <text:p>0.6384098529815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34680032730103">
                <text:p>0.6346800327301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33620023727417">
                <text:p>0.6336200237274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33870124816895">
                <text:p>0.6338701248168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36009931564331">
                <text:p>0.6360099315643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36709928512573">
                <text:p>0.6367099285125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4380102157593">
                <text:p>0.6343801021575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6539936065674">
                <text:p>0.6365399360656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32719993591309">
                <text:p>0.6327199935913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39180183410645">
                <text:p>0.6391801834106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35410070419312">
                <text:p>0.6354100704193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36059999465942">
                <text:p>0.6360599994659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36759996414185">
                <text:p>0.6367599964141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32859945297241">
                <text:p>0.6328599452972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34979963302612">
                <text:p>0.6349799633026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35129928588867">
                <text:p>0.6351299285888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38700008392334">
                <text:p>0.6387000083923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33529901504517">
                <text:p>0.6335299015045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34049892425537">
                <text:p>0.6340498924255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36250019073486">
                <text:p>0.6362500190734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36929988861084">
                <text:p>0.6369299888610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34530067443848">
                <text:p>0.6345300674438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36640071868897">
                <text:p>0.636640071868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34230136871338">
                <text:p>0.6342301368713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36369943618774">
                <text:p>0.6363699436187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3398003578186">
                <text:p>0.633980035781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33180141448975">
                <text:p>0.6331801414489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39319896697998">
                <text:p>0.6393198966979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34109973907471">
                <text:p>0.6341099739074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34750127792358">
                <text:p>0.6347501277923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32320165634155">
                <text:p>0.6323201656341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35970115661621">
                <text:p>0.6359701156616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33649826049805">
                <text:p>0.6336498260498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32849931716919">
                <text:p>0.6328499317169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36369943618774">
                <text:p>0.6363699436187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35669946670532">
                <text:p>0.6356699466705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34649991989136">
                <text:p>0.6346499919891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35169982910156">
                <text:p>0.635169982910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34439945220947">
                <text:p>0.6344399452209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34720087051392">
                <text:p>0.6347200870513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35259866714478">
                <text:p>0.6352598667144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35960102081299">
                <text:p>0.6359601020812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33540153503418">
                <text:p>0.6335401535034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35720014572144">
                <text:p>0.6357200145721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36330127716064">
                <text:p>0.6363301277160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38360023498535">
                <text:p>0.6383600234985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33150100708008">
                <text:p>0.6331501007080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33800029754639">
                <text:p>0.6338000297546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34420156478882">
                <text:p>0.6344201564788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33660078048706">
                <text:p>0.6336600780487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2629871368408">
                <text:p>0.6326298713684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37370109558106">
                <text:p>0.6373701095581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36529922485352">
                <text:p>0.6365299224853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37159824371338">
                <text:p>0.6371598243713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36260032653809">
                <text:p>0.6362600326538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35349988937378">
                <text:p>0.6353499889373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3608980178833">
                <text:p>0.636089801788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35220050811768">
                <text:p>0.6352200508117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34400129318237">
                <text:p>0.6344001293182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34989976882935">
                <text:p>0.6349899768829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35630130767822">
                <text:p>0.6356301307678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34819984436035">
                <text:p>0.6348199844360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34020090103149">
                <text:p>0.6340200901031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34299993515015">
                <text:p>0.6342999935150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36280059814453">
                <text:p>0.6362800598144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39840126037598">
                <text:p>0.6398401260375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3604998588562">
                <text:p>0.636049985885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3673996925354">
                <text:p>0.636739969253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34350061416626">
                <text:p>0.6343500614166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36469841003418">
                <text:p>0.6364698410034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35600090026856">
                <text:p>0.6356000900268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37730121612549">
                <text:p>0.6377301216125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35429859161377">
                <text:p>0.6354298591613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3604998588562">
                <text:p>0.636049985885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33699893951416">
                <text:p>0.6336998939514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3388991355896">
                <text:p>0.633889913558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34510040283203">
                <text:p>0.6345100402832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33790016174316">
                <text:p>0.6337900161743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35770082473755">
                <text:p>0.6357700824737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34880065917969">
                <text:p>0.6348800659179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32580041885376">
                <text:p>0.6325800418853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33279800415039">
                <text:p>0.6332798004150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33919954299927">
                <text:p>0.6339199542999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3454008102417">
                <text:p>0.634540081024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33660078048706">
                <text:p>0.6336600780487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34309768676758">
                <text:p>0.6343097686767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33559942245483">
                <text:p>0.6335599422454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37120008468628">
                <text:p>0.6371200084686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35720014572144">
                <text:p>0.6357200145721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3634991645813">
                <text:p>0.636349916458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34130001068115">
                <text:p>0.6341300010681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34779930114746">
                <text:p>0.6347799301147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38289928436279">
                <text:p>0.6382899284362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35989904403687">
                <text:p>0.6359899044036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33650064468384">
                <text:p>0.6336500644683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35819911956787">
                <text:p>0.6358199119567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346004486084">
                <text:p>0.633460044860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34140014648438">
                <text:p>0.6341400146484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4740114212036">
                <text:p>0.6347401142120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6759996414185">
                <text:p>0.6367599964141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6860132217407">
                <text:p>0.6368601322174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39189958572388">
                <text:p>0.6391899585723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3375997543335">
                <text:p>0.633759975433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35950088500977">
                <text:p>0.6359500885009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33530139923096">
                <text:p>0.6335301399230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32730007171631">
                <text:p>0.6327300071716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34789943695068">
                <text:p>0.6347899436950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5590076446533">
                <text:p>0.6355900764465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36299848556519">
                <text:p>0.6362998485565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36840105056763">
                <text:p>0.6368401050567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34499788284302">
                <text:p>0.6344997882843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33660078048706">
                <text:p>0.6336600780487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38259887695313">
                <text:p>0.6382598876953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34330034255981">
                <text:p>0.6343300342559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33549928665161">
                <text:p>0.6335499286651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34260177612305">
                <text:p>0.6342601776123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34850025177002">
                <text:p>0.6348500251770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3700008392334">
                <text:p>0.637000083923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36169910430908">
                <text:p>0.6361699104309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33820056915283">
                <text:p>0.6338200569152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34370088577271">
                <text:p>0.6343700885772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3358998298645">
                <text:p>0.633589982986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35730028152466">
                <text:p>0.6357300281524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34850025177002">
                <text:p>0.6348500251770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36430025100708">
                <text:p>0.6364300251007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34060144424439">
                <text:p>0.6340601444244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36280059814453">
                <text:p>0.6362800598144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353600025177">
                <text:p>0.63536000251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38989925384522">
                <text:p>0.6389899253845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35229825973511">
                <text:p>0.6352298259735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37409925460815">
                <text:p>0.6374099254608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35089874267578">
                <text:p>0.6350898742675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3415002822876">
                <text:p>0.634150028228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31929874420166">
                <text:p>0.6319298744201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34029865264893">
                <text:p>0.6340298652648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34649991989136">
                <text:p>0.6346499919891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37779951095581">
                <text:p>0.6377799510955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36929988861084">
                <text:p>0.6369299888610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34530067443848">
                <text:p>0.6345300674438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35139942169189">
                <text:p>0.6351399421691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3575005531311">
                <text:p>0.635750055313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36409997940064">
                <text:p>0.6364099979400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34180068969727">
                <text:p>0.6341800689697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33190155029297">
                <text:p>0.6331901550292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35410070419312">
                <text:p>0.6354100704193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33040189743042">
                <text:p>0.6330401897430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36650085449219">
                <text:p>0.6366500854492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37239933013916">
                <text:p>0.6372399330139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34450197219849">
                <text:p>0.6344501972198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35079860687256">
                <text:p>0.6350798606872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35699987411499">
                <text:p>0.6356999874114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33469820022583">
                <text:p>0.6334698200225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37109994888306">
                <text:p>0.6371099948883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36139869689941">
                <text:p>0.6361398696899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35370016098022">
                <text:p>0.6353700160980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34569883346558">
                <text:p>0.6345698833465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35159969329834">
                <text:p>0.6351599693298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34259939193726">
                <text:p>0.6342599391937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34920120239258">
                <text:p>0.6349201202392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35699987411499">
                <text:p>0.6356999874114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3427996635437">
                <text:p>0.634279966354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33370161056519">
                <text:p>0.6333701610565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35370016098022">
                <text:p>0.6353700160980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36150121688843">
                <text:p>0.6361501216888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38339996337891">
                <text:p>0.6383399963378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3454008102417">
                <text:p>0.634540081024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39470100402832">
                <text:p>0.6394701004028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3578987121582">
                <text:p>0.635789871215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36330127716064">
                <text:p>0.6363301277160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32599830627441">
                <text:p>0.632599830627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36260032653809">
                <text:p>0.6362600326538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35339975357056">
                <text:p>0.6353399753570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35449886322022">
                <text:p>0.6354498863220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37629985809326">
                <text:p>0.6376299858093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36759996414185">
                <text:p>0.6367599964141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34520053863525">
                <text:p>0.6345200538635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35159969329834">
                <text:p>0.6351599693298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34170055389404">
                <text:p>0.6341700553894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34829998016357">
                <text:p>0.6348299980163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37020111083984">
                <text:p>0.6370201110839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36179924011231">
                <text:p>0.6361799240112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33990049362183">
                <text:p>0.6339900493621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37360095977783">
                <text:p>0.6373600959777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35080099105835">
                <text:p>0.6350800991058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35279893875122">
                <text:p>0.6352798938751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37290000915527">
                <text:p>0.6372900009155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35080099105835">
                <text:p>0.6350800991058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34130001068115">
                <text:p>0.6341300010681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3634991645813">
                <text:p>0.636349916458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3556981086731">
                <text:p>0.635569810867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33159875869751">
                <text:p>0.6331598758697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36690139770508">
                <text:p>0.6366901397705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35879993438721">
                <text:p>0.6358799934387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33729934692383">
                <text:p>0.6337299346923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34179830551147">
                <text:p>0.6341798305511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36280059814453">
                <text:p>0.6362800598144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3346004486084">
                <text:p>0.633460044860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3415002822876">
                <text:p>0.634150028228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34680032730103">
                <text:p>0.6346800327301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33300065994263">
                <text:p>0.6333000659942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36029958724976">
                <text:p>0.6360299587249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36719942092896">
                <text:p>0.6367199420928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38800144195557">
                <text:p>0.6388001441955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33599996566772">
                <text:p>0.6335999965667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35639905929565">
                <text:p>0.6356399059295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3621997833252">
                <text:p>0.636219978332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34040117263794">
                <text:p>0.6340401172637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33119821548462">
                <text:p>0.6331198215484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3332986831665">
                <text:p>0.633329868316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35339975357056">
                <text:p>0.6353399753570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34559869766235">
                <text:p>0.6345598697662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63811993598938">
                <text:p>0.638119935989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37399911880493">
                <text:p>0.63739991188049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35040044784546">
                <text:p>0.6350400447845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3713002204895">
                <text:p>0.637130022048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634809970855713">
                <text:p>0.6348099708557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3398003578186">
                <text:p>0.633980035781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33099794387817">
                <text:p>0.6330997943878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35240077972412">
                <text:p>0.6352400779724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34259939193726">
                <text:p>0.6342599391937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33049964904785">
                <text:p>0.6330499649047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35300159454346">
                <text:p>0.6353001594543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35739803314209">
                <text:p>0.6357398033142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637860059738159">
                <text:p>0.6378600597381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3411021232605">
                <text:p>0.634110212326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634740114212036">
                <text:p>0.6347401142120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36829853057861">
                <text:p>0.6368298530578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636029958724976">
                <text:p>0.6360299587249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352698802948">
                <text:p>0.63526988029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37199878692627">
                <text:p>0.6371998786926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35049819946289">
                <text:p>0.6350498199462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63267993927002">
                <text:p>0.632679939270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635669946670532">
                <text:p>0.6356699466705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3484001159668">
                <text:p>0.634840011596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634049892425537">
                <text:p>0.6340498924255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637660026550293">
                <text:p>0.6376600265502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636770009994507">
                <text:p>0.6367700099945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637380123138428">
                <text:p>0.6373801231384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36539936065674">
                <text:p>0.6365399360656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35770082473755">
                <text:p>0.6357700824737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633419990539551">
                <text:p>0.6334199905395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33229970932007">
                <text:p>0.6332299709320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34610176086426">
                <text:p>0.6346101760864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33810043334961">
                <text:p>0.6338100433349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34499788284302">
                <text:p>0.6344997882843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36070013046265">
                <text:p>0.63607001304626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35270118713379">
                <text:p>0.6352701187133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38849973678589">
                <text:p>0.638849973678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